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50000001D3CAC0FBB675269C2.png" manifest:media-type="image/png"/>
  <manifest:file-entry manifest:full-path="Pictures/100002010000011D0000001CF2D1EC69F9B49F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ungsuh" svg:font-family="Gungsuh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ungsuh1" svg:font-family="Gungsuh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5" style:family="paragraph" style:parent-style-name="Standard"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0.5pt"/>
    </style:style>
    <style:style style:name="P6" style:family="paragraph" style:parent-style-name="Standard">
      <style:text-properties fo:color="#000000" style:font-name="Times New Roman" fo:font-size="10pt" style:font-name-asian="Times New Roman1" style:font-size-asian="10pt" style:language-asian="en" style:country-asian="IN" style:font-name-complex="Times New Roman1" style:font-size-complex="10pt"/>
    </style:style>
    <style:style style:name="P7" style:family="paragraph" style:parent-style-name="Standard">
      <style:text-properties fo:color="#000000" style:font-name="Times New Roman" fo:font-size="10pt" officeooo:paragraph-rsid="000dacab" style:font-name-asian="Times New Roman1" style:font-size-asian="10pt" style:language-asian="en" style:country-asian="IN" style:font-name-complex="Times New Roman1" style:font-size-complex="10pt"/>
    </style:style>
    <style:style style:name="P8" style:family="paragraph" style:parent-style-name="Standard">
      <style:text-properties fo:color="#000000" style:font-name="Times New Roman" fo:font-size="10pt" officeooo:rsid="000dacab" officeooo:paragraph-rsid="000dacab" style:font-name-asian="Times New Roman1" style:font-size-asian="10pt" style:language-asian="en" style:country-asian="IN" style:font-name-complex="Times New Roman1" style:font-size-complex="10pt"/>
    </style:style>
    <style:style style:name="P9" style:family="paragraph" style:parent-style-name="Standard">
      <loext:graphic-properties draw:fill="solid" draw:fill-color="#ffffff"/>
      <style:paragraph-properties style:line-height-at-least="0.503cm" fo:background-color="#ffffff"/>
    </style:style>
    <style:style style:name="P10" style:family="paragraph" style:parent-style-name="Standard" style:list-style-name="">
      <style:paragraph-properties fo:margin-top="0.564cm" fo:margin-bottom="0.141cm" loext:contextual-spacing="false" fo:line-height="100%" fo:keep-together="always" fo:keep-with-next="always"/>
    </style:style>
    <style:style style:name="P11" style:family="paragraph" style:parent-style-name="Standard" style:list-style-name="">
      <style:paragraph-properties fo:margin-top="0.564cm" fo:margin-bottom="0.141cm" loext:contextual-spacing="false" fo:line-height="100%" fo:keep-together="always" fo:orphans="0" fo:widows="0" fo:keep-with-next="always"/>
    </style:style>
    <style:style style:name="P12" style:family="paragraph" style:parent-style-name="Standard" style:list-style-name="" style:master-page-name="Standard">
      <style:paragraph-properties fo:margin-top="0.564cm" fo:margin-bottom="0.141cm" loext:contextual-spacing="false" fo:line-height="100%" fo:keep-together="always" style:page-number="auto" fo:keep-with-next="always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language="en" fo:country="none" style:font-name-asian="Times New Roman1" style:font-size-asian="12pt" style:language-asian="en" style:country-asian="IN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Times New Roman" fo:font-size="12pt" fo:language="en" fo:country="none" style:font-name-asian="Times New Roman1" style:font-size-asian="12pt" style:language-asian="en" style:country-asian="IN" style:font-name-complex="Times New Roman1" style:font-size-complex="12pt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2pt" fo:language="en" fo:country="none" style:font-name-asian="Times New Roman1" style:font-size-asian="12pt" style:language-asian="en" style:country-asian="IN" style:font-name-complex="Times New Roman1" style:font-size-complex="12pt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21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0.5pt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officeooo:rsid="000dacab" officeooo:paragraph-rsid="000dacab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rsid="000f97af" officeooo:paragraph-rsid="000f97af"/>
    </style:style>
    <style:style style:name="P26" style:family="paragraph" style:parent-style-name="Standard">
      <loext:graphic-properties draw:fill="solid" draw:fill-color="#ffffff"/>
      <style:paragraph-properties fo:margin-top="0cm" fo:margin-bottom="0cm" loext:contextual-spacing="false" fo:line-height="100%" fo:break-before="page" fo:background-color="#ffffff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reak-before="page" fo:background-color="#ffffff"/>
    </style:style>
    <style:style style:name="P28" style:family="paragraph" style:parent-style-name="Standard" style:list-style-name="">
      <style:paragraph-properties fo:margin-top="0.635cm" fo:margin-bottom="0.212cm" loext:contextual-spacing="false" fo:line-height="100%" fo:keep-together="always" fo:keep-with-next="always"/>
    </style:style>
    <style:style style:name="P29" style:family="paragraph" style:parent-style-name="Standard" style:list-style-name="">
      <style:paragraph-properties fo:margin-top="0.635cm" fo:margin-bottom="0.212cm" loext:contextual-spacing="false" fo:line-height="100%" fo:keep-together="always" fo:orphans="0" fo:widows="0" fo:keep-with-next="always"/>
    </style:style>
    <style:style style:name="P30" style:family="paragraph" style:parent-style-name="Standard" style:list-style-name="">
      <style:paragraph-properties fo:margin-top="0.564cm" fo:margin-bottom="0.282cm" loext:contextual-spacing="false" fo:line-height="100%" fo:text-align="justify" style:justify-single-word="false" fo:keep-together="always" fo:keep-with-next="always"/>
    </style:style>
    <style:style style:name="T1" style:family="text">
      <style:text-properties fo:color="#434343" style:font-name="Times New Roman" fo:font-size="14pt" fo:language="en" fo:country="none" style:font-name-asian="Times New Roman1" style:font-size-asian="14pt" style:language-asian="en" style:country-asian="IN" style:font-name-complex="Times New Roman1" style:font-size-complex="14pt"/>
    </style:style>
    <style:style style:name="T2" style:family="text">
      <style:text-properties fo:color="#000000" style:font-name="Times New Roman" fo:font-size="12pt" fo:language="en" fo:country="none" style:font-name-asian="Times New Roman1" style:font-size-asian="12pt" style:language-asian="en" style:country-asian="IN" style:font-name-complex="Times New Roman1" style:font-size-complex="12pt"/>
    </style:style>
    <style:style style:name="T3" style:family="text">
      <style:text-properties fo:color="#000000" style:font-name="Times New Roman" fo:font-size="12pt" fo:language="en" fo:country="none" officeooo:rsid="000f97af" style:font-name-asian="Times New Roman1" style:font-size-asian="12pt" style:language-asian="en" style:country-asian="IN" style:font-name-complex="Times New Roman1" style:font-size-complex="12pt"/>
    </style:style>
    <style:style style:name="T4" style:family="text">
      <style:text-properties fo:color="#000000" style:font-name="Times New Roman" fo:font-size="12pt" fo:language="en" fo:country="none" style:font-name-asian="Times New Roman1" style:font-size-asian="12pt" style:language-asian="en" style:country-asian="IN" style:font-name-complex="Times New Roman1" style:font-size-complex="12pt" fo:background-color="#ffffff"/>
    </style:style>
    <style:style style:name="T5" style:family="text">
      <style:text-properties fo:color="#000000" style:font-name="Times New Roman" fo:font-size="12pt" fo:language="en" fo:country="none" fo:font-weight="bold" style:font-name-asian="Times New Roman1" style:font-size-asian="12pt" style:language-asian="en" style:country-asian="IN" style:font-weight-asian="bold" style:font-name-complex="Times New Roman1" style:font-size-complex="12pt"/>
    </style:style>
    <style:style style:name="T6" style:family="text"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7" style:family="text"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8" style:family="text">
      <style:text-properties fo:color="#000000" style:font-name="Times New Roman" fo:font-size="12pt" style:font-name-asian="Times New Roman1" style:font-size-asian="12pt" style:language-asian="en" style:country-asian="IN" style:font-name-complex="Times New Roman1" style:font-size-complex="10.5pt"/>
    </style:style>
    <style:style style:name="T9" style:family="text">
      <style:text-properties fo:color="#000000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/>
    </style:style>
    <style:style style:name="T10" style:family="text">
      <style:text-properties fo:color="#000000" style:font-name="Times New Roman" fo:font-size="16pt" fo:language="en" fo:country="none" style:font-name-asian="Times New Roman1" style:font-size-asian="16pt" style:language-asian="en" style:country-asian="IN" style:font-name-complex="Times New Roman1" style:font-size-complex="16pt"/>
    </style:style>
    <style:style style:name="T11" style:family="text">
      <style:text-properties fo:color="#000000" style:font-name="Arial" fo:font-size="11.5pt" fo:language="en" fo:country="none" style:font-name-asian="Arial1" style:font-size-asian="11.5pt" style:language-asian="en" style:country-asian="IN" style:font-name-complex="Arial1" style:font-size-complex="11.5pt" fo:background-color="#ffffff"/>
    </style:style>
    <style:style style:name="T12" style:family="text">
      <style:text-properties fo:color="#000000" style:font-name="Gungsuh" fo:font-size="12pt" fo:language="en" fo:country="none" style:font-name-asian="Gungsuh1" style:font-size-asian="12pt" style:language-asian="en" style:country-asian="IN" style:font-name-complex="Gungsuh1" style:font-size-complex="12pt"/>
    </style:style>
    <style:style style:name="T13" style:family="text">
      <style:text-properties fo:color="#000000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4" style:family="text">
      <style:text-properties fo:color="#000000" style:font-name="Consolas" fo:font-size="10.5pt" officeooo:rsid="000dacab" style:font-name-asian="Times New Roman1" style:font-size-asian="10.5pt" style:language-asian="en" style:country-asian="IN" style:font-name-complex="Times New Roman1" style:font-size-complex="10.5pt"/>
    </style:style>
    <style:style style:name="T15" style:family="text">
      <style:text-properties fo:color="#333333" style:font-name="Arial" fo:font-size="11.5pt" fo:language="en" fo:country="none" style:font-name-asian="Arial1" style:font-size-asian="11.5pt" style:language-asian="en" style:country-asian="IN" style:font-name-complex="Arial1" style:font-size-complex="11.5pt" fo:background-color="#ffffff"/>
    </style:style>
    <style:style style:name="T16" style:family="text">
      <style:text-properties fo:color="#333333" style:font-name="Arial" fo:font-size="8.5pt" fo:language="en" fo:country="none" style:font-name-asian="Arial1" style:font-size-asian="8.5pt" style:language-asian="en" style:country-asian="IN" style:font-name-complex="Arial1" style:font-size-complex="8.5pt" fo:background-color="#ffffff"/>
    </style:style>
    <style:style style:name="T17" style:family="text">
      <style:text-properties fo:color="#0000ff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18" style:family="text">
      <style:text-properties fo:color="#0000ff" style:font-name="Consolas" fo:font-size="10.5pt" officeooo:rsid="000f97af" style:font-name-asian="Times New Roman1" style:font-size-asian="10.5pt" style:language-asian="en" style:country-asian="IN" style:font-name-complex="Times New Roman1" style:font-size-complex="10.5pt"/>
    </style:style>
    <style:style style:name="T19" style:family="text">
      <style:text-properties fo:color="#0000ff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20" style:family="text">
      <style:text-properties fo:color="#0000ff" style:font-name="Times New Roman" fo:font-size="12pt" style:font-name-asian="Times New Roman1" style:font-size-asian="12pt" style:language-asian="en" style:country-asian="IN" style:font-name-complex="Times New Roman1" style:font-size-complex="10.5pt"/>
    </style:style>
    <style:style style:name="T21" style:family="text">
      <style:text-properties fo:color="#a31515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22" style:family="text">
      <style:text-properties fo:color="#a31515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23" style:family="text">
      <style:text-properties fo:color="#09885a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24" style:family="text">
      <style:text-properties fo:color="#09885a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25" style:family="text">
      <style:text-properties fo:color="#09885a" style:font-name="Times New Roman" fo:font-size="12pt" style:font-name-asian="Times New Roman1" style:font-size-asian="12pt" style:language-asian="en" style:country-asian="IN" style:font-name-complex="Times New Roman1" style:font-size-complex="10.5pt"/>
    </style:style>
    <style:style style:name="T26" style:family="text">
      <style:text-properties style:font-name="Times New Roman" fo:font-size="12pt" style:font-size-asian="12pt" style:font-name-complex="Times New Roman1" style:font-size-complex="12pt"/>
    </style:style>
    <style:style style:name="T27" style:family="text">
      <style:text-properties fo:color="#00800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28" style:family="text">
      <style:text-properties fo:color="#008000" style:font-name="Times New Roman" fo:font-size="12pt" style:font-name-asian="Times New Roman1" style:font-size-asian="12pt" style:language-asian="en" style:country-asian="IN" style:font-name-complex="Times New Roman1" style:font-size-complex="10.5pt"/>
    </style:style>
    <style:style style:name="T29" style:family="text">
      <style:text-properties fo:color="#008000" style:font-name="Consolas" fo:font-size="10.5pt" style:font-name-asian="Times New Roman1" style:font-size-asian="10.5pt" style:language-asian="en" style:country-asian="IN" style:font-name-complex="Times New Roman1" style:font-size-complex="10.5pt"/>
    </style:style>
    <style:style style:name="T30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2" text:outline-level="3"><text:span text:style-name="T1">Bit Manipulation:</text:span></text:h>
        <text:p text:style-name="P13"><text:span text:style-name="T2">1. To multiply by 2^x : S = S&lt;&lt;x</text:span></text:p>
        <text:p text:style-name="P13"><text:span text:style-name="T2">2. To divide by 2^x <text:s text:c="3"/>: S = S&gt;&gt;x</text:span></text:p>
        <text:p text:style-name="P13"><text:span text:style-name="T2">3. To set jth bit <text:s text:c="9"/>: S|=(1&lt;&lt;j)</text:span></text:p>
        <text:p text:style-name="P13"><text:span text:style-name="T2">4. To check jth bit <text:s text:c="4"/>: T = S &amp;(1&lt;&lt;j) (If T=0 not set else set)</text:span></text:p>
        <text:p text:style-name="P13"><text:span text:style-name="T2">5. To turn off jth bit <text:s text:c="2"/>: S&amp;=~(1&lt;&lt;j)</text:span></text:p>
        <text:p text:style-name="P13"><text:span text:style-name="T2">6. To flip jth bit <text:s text:c="8"/>: S^=(1&lt;&lt;j)</text:span></text:p>
        <text:p text:style-name="P13"><text:span text:style-name="T2">7. To get value of LSB: T = (S &amp;(-S)) (Gives 2^position)</text:span></text:p>
        <text:p text:style-name="P13"><text:span text:style-name="T2">8. To turn on all bits S = (1&lt;&lt;n) - 1</text:span></text:p>
        <text:p text:style-name="P13"><text:span text:style-name="T2">in a set of size n:</text:span></text:p>
        <text:h text:style-name="P10" text:outline-level="3"><text:span text:style-name="T1">Techniques: </text:span></text:h>
        <text:p text:style-name="P13"><text:span text:style-name="T2">1. For counting problems, try counting number of incorrect ways instead of correct ways.</text:span></text:p>
        <text:p text:style-name="P13"><text:span text:style-name="T2">2. Prune Infeasible/Inferior Search Space Early</text:span></text:p>
        <text:p text:style-name="P13"><text:span text:style-name="T2">3. Utilize Symmetries</text:span></text:p>
        <text:p text:style-name="P13"><text:span text:style-name="T2">4. Try solving the problem backwards</text:span></text:p>
        <text:p text:style-name="P13"><text:span text:style-name="T2">5.Binary Search the answer</text:span></text:p>
        <text:p text:style-name="P13"><text:span text:style-name="T2">6. Meet in the middle (Solve left half, Solve right half, combine)</text:span></text:p>
        <text:p text:style-name="P13"><text:span text:style-name="T2">7. Greedy</text:span></text:p>
        <text:p text:style-name="P13"><text:span text:style-name="T2">8. DP</text:span></text:p>
        <text:p text:style-name="P13"><text:span text:style-name="T2">9. Analyse complexity carefully</text:span></text:p>
        <text:p text:style-name="P13"><text:span text:style-name="T2">10. Reduce the problem to some standard problem</text:span></text:p>
        <text:p text:style-name="P13"><text:span text:style-name="T2">11. Add m when doing modular arithmetic.</text:span></text:p>
        <text:p text:style-name="P13"><text:span text:style-name="T2">12. Carefully analyse reasoning behind adding small details in the Q.</text:span></text:p>
        <text:p text:style-name="P13"><text:span text:style-name="T2">13. Use exponential search in case of unbounded search.</text:span></text:p>
        <text:h text:style-name="P11" text:outline-level="3"><text:span text:style-name="T1">STL DS:</text:span></text:h>
        <text:p text:style-name="P13"><text:span text:style-name="T2">stack&lt;type&gt; name</text:span></text:p>
        <text:p text:style-name="P13"><text:span text:style-name="T2">empty(), size(), pop(), top(), push(x)</text:span></text:p>
        <text:p text:style-name="P16"/>
        <text:p text:style-name="P13"><text:span text:style-name="T2">queue&lt;type&gt; name</text:span></text:p>
        <text:p text:style-name="P13"><text:span text:style-name="T2">empty(), size(), pop(), front(), back(), push(x)</text:span></text:p>
        <text:p text:style-name="P16"/>
        <text:p text:style-name="P13"><text:span text:style-name="T2">priority_queue &lt;type&gt; name</text:span></text:p>
        <text:p text:style-name="P13"><text:span text:style-name="T2">empty(), size(), pop(), top(), push(x)</text:span></text:p>
        <text:p text:style-name="P16"/>
        <text:p text:style-name="P13"><text:span text:style-name="T2">deque&lt;type&gt; name</text:span></text:p>
        <text:p text:style-name="P13"><text:span text:style-name="T2">pop_front(), pop_back(), push_front(), push_back(), size(), at(index), front(),back()</text:span></text:p>
        <text:p text:style-name="P16"/>
        <text:p text:style-name="P13"><text:span text:style-name="T2">set/multiset/map/multimap&lt;type&gt;name</text:span></text:p>
        <text:p text:style-name="P13"><text:span text:style-name="T2">begin(), end(), size(), empty(), insert(val), erase(itr or val), find(val),</text:span></text:p>
        <text:p text:style-name="P16"/>
        <text:p text:style-name="P13"><text:span text:style-name="T2">lower_bound(val), upper_bound(val)</text:span></text:p>
        <text:p text:style-name="P13"><text:span text:style-name="T2">(lower bound includes val, upper bound does not)</text:span></text:p>
        <text:p text:style-name="P13"><text:span text:style-name="T2">pair&lt;type,type&gt; name (first and second)</text:span></text:p>
        <text:h text:style-name="P28" text:outline-level="2"><text:span text:style-name="T10">STL Algorithms:</text:span></text:h>
        <text:p text:style-name="P13"><text:span text:style-name="T2">1.sort(first_iterator, last_iterator) – To sort the given vector.</text:span></text:p>
        <text:p text:style-name="P13"><text:span text:style-name="T2"><text:line-break/>2. reverse(first_iterator, last_iterator) – To reverse a vector.</text:span></text:p>
        <text:p text:style-name="P13"><text:span text:style-name="T2"><text:line-break/>3. *max_element (first_iterator, last_iterator) – To find the maximum element of a vector.</text:span></text:p>
        <text:p text:style-name="P16"/>
        <text:p text:style-name="P13"><text:span text:style-name="T2">4. *min_element (first_iterator, last_iterator) – To find the minimum element of a vector.</text:span></text:p>
        <text:p text:style-name="P13"><text:soft-page-break/><text:span text:style-name="T2"><text:line-break/>5. accumulate(first_iterator, last_iterator, initial value of sum) – Does the <text:s text:c="2"/>summation of vector elements</text:span></text:p>
        <text:p text:style-name="P16"/>
        <text:p text:style-name="P14"><text:span text:style-name="T2">6. binary_search(first_iterator, last_iterator, x) – Tests whether x exists in sorted vector or not.</text:span></text:p>
        <text:p text:style-name="P14"><text:span text:style-name="T2"><text:line-break/>7.lower_bound(first_iterator, last_iterator, x) – returns an iterator pointing to the first element in the range [first,last) which has a value not less than ‘x’.</text:span></text:p>
        <text:p text:style-name="P14"><text:span text:style-name="T2"><text:line-break/>8.upper_bound(first_iterator, last_iterator, x) – returns an iterator pointing to the first element in the range [first,last) which has a value greater than ‘x’.</text:span></text:p>
        <text:p text:style-name="P17"/>
        <text:p text:style-name="P14"><text:span text:style-name="T2">9.count(first_iterator, last_iterator,x) – To count the occurrences of x in vector.</text:span></text:p>
        <text:p text:style-name="P17"/>
        <text:p text:style-name="P14"><text:span text:style-name="T2">10.next_permutation(first_iterator, last_iterator) – This modified the vector to its next permutation.</text:span></text:p>
        <text:p text:style-name="P14"><text:span text:style-name="T2"><text:line-break/>11.prev_permutation(first_iterator, last_iterator) – This modified the vector to its previous permutation</text:span></text:p>
        <text:p text:style-name="P17"/>
        <text:p text:style-name="P14"><text:span text:style-name="T2">12. random_shuffle(arr.begin(), arr.end());</text:span></text:p>
        <text:p text:style-name="P17"/>
        <text:p text:style-name="P14"><text:span text:style-name="T2">13. ios_base::sync_with_stdio(false); </text:span></text:p>
        <text:p text:style-name="P14"><text:span text:style-name="T2"><text:s text:c="6"/>cin.tie(NULL);</text:span><text:span text:style-name="T3">cout.tie(NULL);</text:span></text:p>
        <text:p text:style-name="P17"/>
        <text:p text:style-name="P14"><text:span text:style-name="T2">14. partial_sum(arr.begin(), arr.end(), p_sum.begin());</text:span></text:p>
        <text:h text:style-name="P29" text:outline-level="2"><text:span text:style-name="T10">Number Theory:</text:span></text:h>
        <text:p text:style-name="P16"/>
        <text:p text:style-name="P13"><text:span text:style-name="T2">1. To calculate sum of factors of a number, we can find the number of prime factors and their exponents. N = ae1 * be2 * ce3 …<text:line-break/>Then sum = (1 + a + a^2….)(1 + b + b^2 .. )...</text:span></text:p>
        <text:p text:style-name="P13"><text:span text:style-name="T2">Number of factors=(a+1)*(b+1)...</text:span></text:p>
        <text:p text:style-name="P16"/>
        <text:p text:style-name="P13"><text:span text:style-name="T11">2.Every even integer greater than 2 can be expressed as the sum of 2 primes.</text:span></text:p>
        <text:p text:style-name="P16"/>
        <text:p text:style-name="P13"><text:span text:style-name="T2">3. For rootn prime method, check for 2, 3 then:</text:span></text:p>
        <text:p text:style-name="P13"><text:span text:style-name="T2">for (i=5; i*i&lt;=n; i=i+6) n%i and n%(i+2)</text:span></text:p>
        <text:p text:style-name="P16"/>
        <text:p text:style-name="P13"><text:span text:style-name="T2">4. Number of divisors will be prime only if N=p^x where p is prime.</text:span></text:p>
        <text:p text:style-name="P16"/>
        <text:p text:style-name="P13"><text:span text:style-name="T2">5. Kth prime factor= store smallest factor in seive and repeatedly divide with it to get the answer.</text:span></text:p>
        <text:p text:style-name="P16"/>
        <text:p text:style-name="P13"><text:span text:style-name="T2">6. fib(n+m)=fib(n)fib(m+1)+fib(n-1)fib(m)</text:span></text:p>
        <text:p text:style-name="P16"/>
        <text:p text:style-name="P13"><text:span text:style-name="T2">7. A number is Fibonacci if and only if one or both of (5*n2 + 4) or (5*n2 – 4) is a perfect square</text:span></text:p>
        <text:p text:style-name="P16"/>
        <text:p text:style-name="P13"><text:span text:style-name="T2">8. every positive Every positive integer can be written uniquely as a sum of distinct non-neighbouring Fibonacci numbers.</text:span></text:p>
        <text:p text:style-name="P16"/>
        <text:p text:style-name="P13"><text:span text:style-name="T2">9. Matrix multiplication</text:span></text:p>
        <text:p text:style-name="P13"><text:span text:style-name="T2">mul[i][j] += a[i][k]*b[k][j];</text:span></text:p>
        <text:p text:style-name="P16"/>
        <text:p text:style-name="P13"><text:span text:style-name="T2">10. Root n under mod p exists only if</text:span></text:p>
        <text:p text:style-name="P2"><text:span text:style-name="T5"><text:s text:c="6"/></text:span><text:span text:style-name="T2">n^((p-1)/2) % p = 1</text:span></text:p>
        <text:p text:style-name="P2"><text:soft-page-break/><text:span text:style-name="T2">11.divisibility by 4: last 2 digits divisible by 4</text:span></text:p>
        <text:p text:style-name="P2"><text:span text:style-name="T2">12.divisibility by 8: last 3 digits divisible by 8</text:span></text:p>
        <text:p text:style-name="P2"><text:span text:style-name="T2">13. Divisibility by 3,9: sum of digs divisible by 3,9</text:span></text:p>
        <text:p text:style-name="P2"><text:span text:style-name="T2">14. Divisibility by 11: alternate (+ve,-ve) digit sum is divisible by 11</text:span></text:p>
        <text:p text:style-name="P2"><text:span text:style-name="T2">15. Divisibility by 12: divisible by 3 and 4</text:span></text:p>
        <text:p text:style-name="P2"><text:span text:style-name="T2">16. Divisibility by 13: alternating sum in blocks of 3 (L to R) div 13</text:span></text:p>
        <text:p text:style-name="P2"><text:span text:style-name="T2">17. Integral solution of ax+by=c exists if gcd(a,b) divides c</text:span></text:p>
        <text:h text:style-name="P30" text:outline-level="3"><text:span text:style-name="T1">Probability:</text:span></text:h>
        <text:p text:style-name="P13"><draw:frame draw:style-name="fr1" draw:name="image8.png" text:anchor-type="as-char" svg:width="7.535cm" svg:height="0.741cm" draw:z-index="0"><draw:image xlink:href="Pictures/100002010000011D0000001CF2D1EC69F9B49FCF.png" xlink:type="simple" xlink:show="embed" xlink:actuate="onLoad" loext:mime-type="image/png"/></draw:frame></text:p>
        <text:p text:style-name="P13"><draw:frame draw:style-name="fr1" draw:name="image4.png" text:anchor-type="as-char" svg:width="9.864cm" svg:height="0.762cm" draw:z-index="1"><draw:image xlink:href="Pictures/10000201000001750000001D3CAC0FBB675269C2.png" xlink:type="simple" xlink:show="embed" xlink:actuate="onLoad" loext:mime-type="image/png"/></draw:frame></text:p>
        <text:p text:style-name="P13"><text:span text:style-name="T12">P(A∩B) = P(A) + P(B) - P(A∪B)</text:span></text:p>
        <text:p text:style-name="P16"/>
        <text:p text:style-name="P13"><text:span text:style-name="T2">Probability of A if B has happened:</text:span></text:p>
        <text:p text:style-name="P15"><text:span text:style-name="T12">P(A|B) = <text:s/>P(A∩B) / P(B)<text:line-break/></text:span><text:span text:style-name="T15">expected value is the sum of: [(each of the possible outcomes) × (the probability of the outcome occurring)].</text:span></text:p>
        <text:p text:style-name="P15"><text:span text:style-name="T15">Var(X) = E(X^</text:span><text:span text:style-name="T16">2</text:span><text:span text:style-name="T15">) – m^</text:span><text:span text:style-name="T16">2</text:span></text:p>
        <text:p text:style-name="P15"><text:span text:style-name="T4"/></text:p>
        <text:p text:style-name="P25"><text:span text:style-name="T4">Netwton’s Method:</text:span></text:p>
        <text:p text:style-name="P25"><text:span text:style-name="T4">x(i+1)=xi-f(xi)/f’(xi)</text:span></text:p>
        <text:p text:style-name="P18"/>
        <text:p text:style-name="P22"/>
        <text:p text:style-name="P3"/>
        <text:p text:style-name="P3"/>
        <text:p text:style-name="P23"><text:span text:style-name="T17">#include </text:span><text:span text:style-name="T21">&lt;bits/stdc++.h&gt;</text:span></text:p>
        <text:p text:style-name="P23"><text:span text:style-name="T17">using</text:span><text:span text:style-name="T13"> </text:span><text:span text:style-name="T17">namespace</text:span><text:span text:style-name="T13"> std;</text:span></text:p>
        <text:p text:style-name="P23"><text:span text:style-name="T17">#define ll long long</text:span></text:p>
        <text:p text:style-name="P23"><text:span text:style-name="T17">#define llu unsigned long long</text:span></text:p>
        <text:p text:style-name="P23"><text:span text:style-name="T17">#define ld long double</text:span></text:p>
        <text:p text:style-name="P23"><text:span text:style-name="T17">#define MOD </text:span><text:span text:style-name="T23">1000000007</text:span></text:p>
        <text:p text:style-name="P23"><text:span text:style-name="T17">#define INF </text:span><text:span text:style-name="T23">0x3f3f3f3f</text:span></text:p>
        <text:p text:style-name="P23"><text:span text:style-name="T17">#define endl </text:span><text:span text:style-name="T21">'\n'</text:span></text:p>
        <text:p text:style-name="P23"><text:span text:style-name="T17">#define all(x) x.begin(),x.end()</text:span></text:p>
        <text:p text:style-name="P23"><text:span text:style-name="T17">#define foreach(it,v) for( __typeof((v).begin())it </text:span><text:span text:style-name="T13">=</text:span><text:span text:style-name="T17"> (v).begin() ; it </text:span><text:span text:style-name="T13">!=</text:span><text:span text:style-name="T17"> (v).end() ; it</text:span><text:span text:style-name="T13">++</text:span><text:span text:style-name="T17"> )</text:span></text:p>
        <text:p text:style-name="P23"><text:span text:style-name="T17">#define present(v,x) (v).find(x) </text:span><text:span text:style-name="T13">!=</text:span><text:span text:style-name="T17"> (v).end()</text:span></text:p>
        <text:p text:style-name="P23"><text:span text:style-name="T17">#define cpresent(v,x) (find(all(v),x) </text:span><text:span text:style-name="T13">!=</text:span><text:span text:style-name="T17"> (v).end())</text:span></text:p>
        <text:p text:style-name="P23"><text:span text:style-name="T17">#define mset(x,v) memset(x, v, sizeof(x))</text:span></text:p>
        <text:p text:style-name="P23"><text:span text:style-name="T17">#define sz(x) (int)x.size()</text:span></text:p>
        <text:p text:style-name="P23"><text:span text:style-name="T17">#define shout() <text:s/>{cout </text:span><text:span text:style-name="T13">&lt;&lt;</text:span><text:span text:style-name="T17"> </text:span><text:span text:style-name="T21">"I'm Here...!!!"</text:span><text:span text:style-name="T17"> </text:span><text:span text:style-name="T13">&lt;&lt;</text:span><text:span text:style-name="T17"> endl;}</text:span></text:p>
        <text:p text:style-name="P23"><text:span text:style-name="T17">#define dbg(x) { cout</text:span><text:span text:style-name="T13">&lt;&lt;</text:span><text:span text:style-name="T17"> #x </text:span><text:span text:style-name="T13">&lt;&lt;</text:span><text:span text:style-name="T17"> </text:span><text:span text:style-name="T21">":"</text:span><text:span text:style-name="T17"> </text:span><text:span text:style-name="T13">&lt;&lt;</text:span><text:span text:style-name="T17"> (x) </text:span><text:span text:style-name="T13">&lt;&lt;</text:span><text:span text:style-name="T17"> endl; }</text:span></text:p>
        <text:p text:style-name="P23"><text:span text:style-name="T17">#define dbg2(x,y) { cout</text:span><text:span text:style-name="T13">&lt;&lt;</text:span><text:span text:style-name="T17"> #x </text:span><text:span text:style-name="T13">&lt;&lt;</text:span><text:span text:style-name="T17"> </text:span><text:span text:style-name="T21">":"</text:span><text:span text:style-name="T17"> </text:span><text:span text:style-name="T13">&lt;&lt;</text:span><text:span text:style-name="T17"> (x) </text:span><text:span text:style-name="T13">&lt;&lt;</text:span><text:span text:style-name="T17"> </text:span><text:span text:style-name="T21">","</text:span><text:span text:style-name="T17"> </text:span><text:span text:style-name="T13">&lt;&lt;</text:span><text:span text:style-name="T17"> #y </text:span><text:span text:style-name="T13">&lt;&lt;</text:span><text:span text:style-name="T17"> </text:span><text:span text:style-name="T21">":"</text:span><text:span text:style-name="T17"> </text:span><text:span text:style-name="T13">&lt;&lt;</text:span><text:span text:style-name="T17"> (y) </text:span><text:span text:style-name="T13">&lt;&lt;</text:span><text:span text:style-name="T17"> endl; }</text:span></text:p>
        <text:p text:style-name="P23"><text:span text:style-name="T17">inline</text:span><text:span text:style-name="T13"> ll fpow(ll n, ll k, </text:span><text:span text:style-name="T17">int</text:span><text:span text:style-name="T13"> p = MOD) {ll r = </text:span><text:span text:style-name="T23">1</text:span><text:span text:style-name="T13">; </text:span><text:span text:style-name="T17">for</text:span><text:span text:style-name="T13"> (; k; k &gt;&gt;= </text:span><text:span text:style-name="T23">1</text:span><text:span text:style-name="T13">) {</text:span><text:span text:style-name="T17">if</text:span><text:span text:style-name="T13"> (k &amp; </text:span><text:span text:style-name="T23">1</text:span><text:span text:style-name="T13">) r = r * n % p; n = n * n % p;} </text:span><text:span text:style-name="T17">return</text:span><text:span text:style-name="T13"> r;}</text:span></text:p>
        <text:p text:style-name="P23"><text:span text:style-name="T17">inline</text:span><text:span text:style-name="T13"> </text:span><text:span text:style-name="T17">int</text:span><text:span text:style-name="T13"> inv(</text:span><text:span text:style-name="T17">int</text:span><text:span text:style-name="T13"> a, </text:span><text:span text:style-name="T17">int</text:span><text:span text:style-name="T13"> p = MOD) {</text:span><text:span text:style-name="T17">return</text:span><text:span text:style-name="T13"> fpow(a, p - </text:span><text:span text:style-name="T23">2</text:span><text:span text:style-name="T13">, p);}</text:span></text:p>
        <text:p text:style-name="P23"><text:span text:style-name="T17">inline</text:span><text:span text:style-name="T13"> </text:span><text:span text:style-name="T17">void</text:span><text:span text:style-name="T13"> addmod(</text:span><text:span text:style-name="T17">int</text:span><text:span text:style-name="T13">&amp; a, </text:span><text:span text:style-name="T17">int</text:span><text:span text:style-name="T13"> val, </text:span><text:span text:style-name="T17">int</text:span><text:span text:style-name="T13"> p = MOD) {</text:span><text:span text:style-name="T17">if</text:span><text:span text:style-name="T13"> ((a = (a + val)) &gt;= p) a -= p;}</text:span></text:p>
        <text:p text:style-name="P23"><text:span text:style-name="T17">inline</text:span><text:span text:style-name="T13"> </text:span><text:span text:style-name="T17">void</text:span><text:span text:style-name="T13"> submod(</text:span><text:span text:style-name="T17">int</text:span><text:span text:style-name="T13">&amp; a, </text:span><text:span text:style-name="T17">int</text:span><text:span text:style-name="T13"> val, </text:span><text:span text:style-name="T17">int</text:span><text:span text:style-name="T13"> p = MOD) {</text:span><text:span text:style-name="T17">if</text:span><text:span text:style-name="T13"> ((a = (a - val)) &lt; </text:span><text:span text:style-name="T23">0</text:span><text:span text:style-name="T13">) a += p;}</text:span></text:p>
        <text:p text:style-name="P23"><text:span text:style-name="T17">inline</text:span><text:span text:style-name="T13"> </text:span><text:span text:style-name="T17">int</text:span><text:span text:style-name="T13"> mult(</text:span><text:span text:style-name="T17">int</text:span><text:span text:style-name="T13"> a, </text:span><text:span text:style-name="T17">int</text:span><text:span text:style-name="T13"> b, </text:span><text:span text:style-name="T17">int</text:span><text:span text:style-name="T13"> p = MOD) {</text:span><text:span text:style-name="T17">return</text:span><text:span text:style-name="T13"> (ll) a * b % p;}</text:span></text:p>
        <text:p text:style-name="P26"><text:span text:style-name="T26">EXTENDED GCD</text:span></text:p>
        <text:p text:style-name="P15"><text:span text:style-name="T19">int</text:span><text:span text:style-name="T6"> exGCD(</text:span><text:span text:style-name="T19">int</text:span><text:span text:style-name="T6"> a, </text:span><text:span text:style-name="T19">int</text:span><text:span text:style-name="T6"> b, </text:span><text:span text:style-name="T19">int</text:span><text:span text:style-name="T6"> &amp;x, </text:span><text:span text:style-name="T19">int</text:span><text:span text:style-name="T6"> &amp;y) {</text:span></text:p>
        <text:p text:style-name="P15"><text:span text:style-name="T6"><text:s text:c="4"/></text:span><text:span text:style-name="T19">if</text:span><text:span text:style-name="T6"> (a == </text:span><text:span text:style-name="T24">0</text:span><text:span text:style-name="T6">) {</text:span></text:p>
        <text:p text:style-name="P15"><text:span text:style-name="T6"><text:s text:c="8"/>x = </text:span><text:span text:style-name="T24">0</text:span><text:span text:style-name="T6">; y = </text:span><text:span text:style-name="T24">1</text:span><text:span text:style-name="T6">;</text:span></text:p>
        <text:p text:style-name="P15"><text:span text:style-name="T6"><text:s text:c="8"/></text:span><text:span text:style-name="T19">return</text:span><text:span text:style-name="T6"> b;</text:span></text:p>
        <text:p text:style-name="P15"><text:span text:style-name="T6"><text:s text:c="4"/>}</text:span></text:p>
        <text:p text:style-name="P15"><text:span text:style-name="T6"><text:s text:c="4"/></text:span><text:span text:style-name="T19">int</text:span><text:span text:style-name="T6"> x1, y1;</text:span></text:p>
        <text:p text:style-name="P15"><text:span text:style-name="T6"><text:s text:c="4"/></text:span><text:span text:style-name="T19">int</text:span><text:span text:style-name="T6"> d = exGCD(b%a, a, x1, y1);</text:span></text:p>
        <text:p text:style-name="P15"><text:span text:style-name="T6"><text:s text:c="4"/>x = y1 - (b / a) * x1;</text:span></text:p>
        <text:p text:style-name="P15"><text:span text:style-name="T6"><text:s text:c="4"/>y = x1;</text:span></text:p>
        <text:p text:style-name="P15"><text:span text:style-name="T6"><text:s text:c="4"/></text:span><text:span text:style-name="T19">return</text:span><text:span text:style-name="T6"> d;</text:span></text:p>
        <text:p text:style-name="P15"><text:span text:style-name="T6">}</text:span></text:p>
        <text:p text:style-name="P19"/>
        <text:p text:style-name="P15"><text:span text:style-name="T26">SIEVE OF ERATOSTHENES</text:span></text:p>
        <text:p text:style-name="P15"><text:span text:style-name="T6">vector &lt; </text:span><text:span text:style-name="T19">int</text:span><text:span text:style-name="T6"> &gt; primes_upto(</text:span><text:span text:style-name="T19">int</text:span><text:span text:style-name="T6"> n) {</text:span></text:p>
        <text:p text:style-name="P15"><text:span text:style-name="T6"><text:s text:c="4"/>vector &lt; </text:span><text:span text:style-name="T19">int</text:span><text:span text:style-name="T6"> &gt; primes;</text:span></text:p>
        <text:p text:style-name="P15"><text:span text:style-name="T6"><text:s text:c="4"/></text:span><text:span text:style-name="T19">int</text:span><text:span text:style-name="T6"> nsqrt = sqrt(n);</text:span></text:p>
        <text:p text:style-name="P15"><text:span text:style-name="T6"><text:s text:c="4"/>vector &lt; </text:span><text:span text:style-name="T19">bool</text:span><text:span text:style-name="T6"> &gt; is_prime(nsqrt + </text:span><text:span text:style-name="T24">1</text:span><text:span text:style-name="T6">, </text:span><text:span text:style-name="T19">true</text:span><text:span text:style-name="T6">);</text:span></text:p>
        <text:p text:style-name="P15"><text:span text:style-name="T6"><text:s text:c="4"/></text:span><text:span text:style-name="T19">for</text:span><text:span text:style-name="T6"> (</text:span><text:span text:style-name="T19">int</text:span><text:span text:style-name="T6"> i = </text:span><text:span text:style-name="T24">2</text:span><text:span text:style-name="T6">; i &lt;= nsqrt; i++)</text:span></text:p>
        <text:p text:style-name="P15"><text:span text:style-name="T6"><text:s text:c="8"/></text:span><text:span text:style-name="T19">if</text:span><text:span text:style-name="T6"> (is_prime[i]) {</text:span></text:p>
        <text:p text:style-name="P15"><text:span text:style-name="T6"><text:s text:c="12"/>primes.push_back(i);</text:span></text:p>
        <text:p text:style-name="P15"><text:span text:style-name="T6"><text:s text:c="12"/></text:span><text:span text:style-name="T19">for</text:span><text:span text:style-name="T6"> (</text:span><text:span text:style-name="T19">int</text:span><text:span text:style-name="T6"> j = i * i; j &lt;= nsqrt; j += i)</text:span></text:p>
        <text:p text:style-name="P15"><text:span text:style-name="T6"><text:s text:c="16"/>is_prime[j] = </text:span><text:span text:style-name="T19">false</text:span><text:span text:style-name="T6">;</text:span></text:p>
        <text:p text:style-name="P15"><text:span text:style-name="T6"><text:s text:c="8"/>}</text:span></text:p>
        <text:p text:style-name="P15"><text:span text:style-name="T6"><text:s text:c="4"/></text:span><text:span text:style-name="T19">int</text:span><text:span text:style-name="T6"> S = nsqrt;</text:span></text:p>
        <text:p text:style-name="P15"><text:span text:style-name="T6"><text:s text:c="4"/>vector &lt; </text:span><text:span text:style-name="T19">int</text:span><text:span text:style-name="T6"> &gt; res;</text:span></text:p>
        <text:p text:style-name="P15"><text:span text:style-name="T6"><text:s text:c="4"/></text:span><text:span text:style-name="T19">for</text:span><text:span text:style-name="T6"> (</text:span><text:span text:style-name="T19">int</text:span><text:span text:style-name="T6"> k = </text:span><text:span text:style-name="T24">0</text:span><text:span text:style-name="T6">; k * S &lt;= n; k++) {</text:span></text:p>
        <text:p text:style-name="P15"><text:span text:style-name="T6"><text:s text:c="8"/>vector &lt; </text:span><text:span text:style-name="T19">bool</text:span><text:span text:style-name="T6"> &gt; block(S, </text:span><text:span text:style-name="T19">true</text:span><text:span text:style-name="T6">);</text:span></text:p>
        <text:p text:style-name="P15"><text:span text:style-name="T6"><text:s text:c="8"/></text:span><text:span text:style-name="T19">int</text:span><text:span text:style-name="T6"> start = k * S;</text:span></text:p>
        <text:p text:style-name="P15"><text:span text:style-name="T6"><text:s text:c="8"/></text:span><text:span text:style-name="T19">for</text:span><text:span text:style-name="T6"> (</text:span><text:span text:style-name="T19">int</text:span><text:span text:style-name="T6"> p : primes) {</text:span></text:p>
        <text:p text:style-name="P15"><text:span text:style-name="T6"><text:s text:c="12"/></text:span><text:span text:style-name="T19">int</text:span><text:span text:style-name="T6"> start_idx = (start + p - </text:span><text:span text:style-name="T24">1</text:span><text:span text:style-name="T6">) / p;</text:span></text:p>
        <text:p text:style-name="P15"><text:span text:style-name="T6"><text:s text:c="12"/></text:span><text:span text:style-name="T19">int</text:span><text:span text:style-name="T6"> j = max(start_idx, p) * p - start;</text:span></text:p>
        <text:p text:style-name="P15"><text:span text:style-name="T6"><text:s text:c="12"/></text:span><text:span text:style-name="T19">for</text:span><text:span text:style-name="T6"> (; j &lt; S; j += p)</text:span></text:p>
        <text:p text:style-name="P15"><text:span text:style-name="T6"><text:s text:c="16"/>block[j] = </text:span><text:span text:style-name="T19">false</text:span><text:span text:style-name="T6">;</text:span></text:p>
        <text:p text:style-name="P15"><text:span text:style-name="T6"><text:s text:c="8"/>}</text:span></text:p>
        <text:p text:style-name="P15"><text:span text:style-name="T6"><text:s text:c="8"/></text:span><text:span text:style-name="T19">if</text:span><text:span text:style-name="T6"> (k == </text:span><text:span text:style-name="T24">0</text:span><text:span text:style-name="T6">)</text:span></text:p>
        <text:p text:style-name="P15"><text:span text:style-name="T6"><text:s text:c="12"/>block[</text:span><text:span text:style-name="T24">0</text:span><text:span text:style-name="T6">] = block[</text:span><text:span text:style-name="T24">1</text:span><text:span text:style-name="T6">] = </text:span><text:span text:style-name="T19">false</text:span><text:span text:style-name="T6">;</text:span></text:p>
        <text:p text:style-name="P15"><text:span text:style-name="T6"><text:s text:c="8"/></text:span><text:span text:style-name="T19">for</text:span><text:span text:style-name="T6"> (</text:span><text:span text:style-name="T19">int</text:span><text:span text:style-name="T6"> i = </text:span><text:span text:style-name="T24">0</text:span><text:span text:style-name="T6">; i &lt; S &amp;&amp; start + i &lt;= n; i++)</text:span></text:p>
        <text:p text:style-name="P15"><text:span text:style-name="T6"><text:s text:c="12"/></text:span><text:span text:style-name="T19">if</text:span><text:span text:style-name="T6"> (block[i])</text:span></text:p>
        <text:p text:style-name="P15"><text:span text:style-name="T6"><text:s text:c="16"/>res.push_back(start + i);</text:span></text:p>
        <text:p text:style-name="P15"><text:span text:style-name="T6"><text:s text:c="4"/>}</text:span></text:p>
        <text:p text:style-name="P15"><text:span text:style-name="T6"><text:s text:c="4"/></text:span><text:span text:style-name="T19">return</text:span><text:span text:style-name="T6"> res;</text:span></text:p>
        <text:p text:style-name="P15"><text:span text:style-name="T6">}</text:span></text:p>
        <text:p text:style-name="P19"/>
        <text:p text:style-name="P1"><text:span text:style-name="T26">BINARY EXPONENTIATION</text:span></text:p>
        <text:p text:style-name="P1"><text:span text:style-name="T19">long</text:span><text:span text:style-name="T6"> </text:span><text:span text:style-name="T19">long</text:span><text:span text:style-name="T6"> binpow(</text:span><text:span text:style-name="T19">long</text:span><text:span text:style-name="T6"> </text:span><text:span text:style-name="T19">long</text:span><text:span text:style-name="T6"> a, </text:span><text:span text:style-name="T19">long</text:span><text:span text:style-name="T6"> </text:span><text:span text:style-name="T19">long</text:span><text:span text:style-name="T6"> b, </text:span><text:span text:style-name="T19">long</text:span><text:span text:style-name="T6"> </text:span><text:span text:style-name="T19">long</text:span><text:span text:style-name="T6"> m = MOD) {</text:span></text:p>
        <text:p text:style-name="P15"><text:span text:style-name="T6">a %= m;</text:span></text:p>
        <text:p text:style-name="P15"><text:span text:style-name="T6"><text:s text:c="4"/></text:span><text:span text:style-name="T19">long</text:span><text:span text:style-name="T6"> </text:span><text:span text:style-name="T19">long</text:span><text:span text:style-name="T6"> res = </text:span><text:span text:style-name="T24">1</text:span><text:span text:style-name="T6">;</text:span></text:p>
        <text:p text:style-name="P15"><text:span text:style-name="T6"><text:s text:c="4"/></text:span><text:span text:style-name="T19">while</text:span><text:span text:style-name="T6"> (b &gt; </text:span><text:span text:style-name="T24">0</text:span><text:span text:style-name="T6">) {</text:span></text:p>
        <text:p text:style-name="P15"><text:span text:style-name="T6"><text:s text:c="8"/></text:span><text:span text:style-name="T19">if</text:span><text:span text:style-name="T6"> (b &amp; </text:span><text:span text:style-name="T24">1</text:span><text:span text:style-name="T6">)</text:span></text:p>
        <text:p text:style-name="P15"><text:span text:style-name="T6"><text:s text:c="12"/>res = res * a % m;</text:span></text:p>
        <text:p text:style-name="P15"><text:span text:style-name="T6"><text:s text:c="8"/>a = a * a % m;</text:span></text:p>
        <text:p text:style-name="P15"><text:span text:style-name="T6"><text:s text:c="8"/>b &gt;&gt;= </text:span><text:span text:style-name="T24">1</text:span><text:span text:style-name="T6">;</text:span></text:p>
        <text:p text:style-name="P15"><text:span text:style-name="T6"><text:s text:c="4"/>}</text:span></text:p>
        <text:p text:style-name="P15"><text:span text:style-name="T6"><text:s text:c="4"/></text:span><text:span text:style-name="T19">return</text:span><text:span text:style-name="T6"> res;</text:span></text:p>
        <text:p text:style-name="P15"><text:span text:style-name="T6">}</text:span></text:p>
        <text:p text:style-name="P19"/>
        <text:p text:style-name="P15"><text:span text:style-name="T6">MATRIX EXPONENTIATION</text:span></text:p>
        <text:p text:style-name="P15"><text:span text:style-name="T19">struct</text:span><text:span text:style-name="T6"> Matrix {</text:span></text:p>
        <text:p text:style-name="P15"><text:span text:style-name="T6"><text:s text:c="4"/></text:span><text:span text:style-name="T19">static</text:span><text:span text:style-name="T6"> </text:span><text:span text:style-name="T19">const</text:span><text:span text:style-name="T6"> </text:span><text:span text:style-name="T19">int</text:span><text:span text:style-name="T6"> MAXN = </text:span><text:span text:style-name="T24">2</text:span><text:span text:style-name="T6">;</text:span></text:p>
        <text:p text:style-name="P15"><text:span text:style-name="T6"><text:s text:c="4"/></text:span><text:span text:style-name="T19">static</text:span><text:span text:style-name="T6"> </text:span><text:span text:style-name="T19">const</text:span><text:span text:style-name="T6"> </text:span><text:span text:style-name="T19">int</text:span><text:span text:style-name="T6"> MOD = (</text:span><text:span text:style-name="T19">int</text:span><text:span text:style-name="T6">) </text:span><text:span text:style-name="T24">1e9</text:span><text:span text:style-name="T6"> + </text:span><text:span text:style-name="T24">7</text:span><text:span text:style-name="T6">;</text:span></text:p>
        <text:p text:style-name="P15"><text:span text:style-name="T6"><text:s text:c="4"/></text:span><text:span text:style-name="T19">int</text:span><text:span text:style-name="T6"> x[MAXN][MAXN];</text:span></text:p>
        <text:p text:style-name="P15"><text:span text:style-name="T6"><text:s text:c="4"/></text:span></text:p>
        <text:p text:style-name="P15"><text:soft-page-break/><text:span text:style-name="T6"><text:s text:c="4"/>Matrix() {</text:span></text:p>
        <text:p text:style-name="P15"><text:span text:style-name="T6"><text:s text:c="8"/>memset(x, </text:span><text:span text:style-name="T24">0</text:span><text:span text:style-name="T6">, </text:span><text:span text:style-name="T19">sizeof</text:span><text:span text:style-name="T6">(x));</text:span></text:p>
        <text:p text:style-name="P15"><text:span text:style-name="T6"><text:s text:c="4"/>}</text:span></text:p>
        <text:p text:style-name="P15"><text:span text:style-name="T6"><text:s text:c="4"/></text:span><text:span text:style-name="T19">int</text:span><text:span text:style-name="T6">* </text:span><text:span text:style-name="T19">operator</text:span><text:span text:style-name="T6"> [] (</text:span><text:span text:style-name="T19">int</text:span><text:span text:style-name="T6"> r) {</text:span></text:p>
        <text:p text:style-name="P15"><text:span text:style-name="T6"><text:s text:c="8"/></text:span><text:span text:style-name="T19">return</text:span><text:span text:style-name="T6"> x[r];</text:span></text:p>
        <text:p text:style-name="P15"><text:span text:style-name="T6"><text:s text:c="4"/>}</text:span></text:p>
        <text:p text:style-name="P15"><text:span text:style-name="T6"><text:s text:c="4"/></text:span><text:span text:style-name="T19">static</text:span><text:span text:style-name="T6"> Matrix unit() {</text:span></text:p>
        <text:p text:style-name="P15"><text:span text:style-name="T6"><text:s text:c="8"/>Matrix res;</text:span></text:p>
        <text:p text:style-name="P15"><text:span text:style-name="T6"><text:s text:c="8"/></text:span><text:span text:style-name="T19">for</text:span><text:span text:style-name="T6"> (</text:span><text:span text:style-name="T19">int</text:span><text:span text:style-name="T6"> i = </text:span><text:span text:style-name="T24">0</text:span><text:span text:style-name="T6">; i &lt; MAXN; i++) res[i][i] = </text:span><text:span text:style-name="T24">1</text:span><text:span text:style-name="T6">;</text:span></text:p>
        <text:p text:style-name="P15"><text:span text:style-name="T6"><text:s text:c="8"/></text:span><text:span text:style-name="T19">return</text:span><text:span text:style-name="T6"> res;</text:span></text:p>
        <text:p text:style-name="P15"><text:span text:style-name="T6"><text:s text:c="4"/>}</text:span></text:p>
        <text:p text:style-name="P15"><text:span text:style-name="T6"><text:s text:c="4"/></text:span><text:span text:style-name="T19">friend</text:span><text:span text:style-name="T6"> Matrix </text:span><text:span text:style-name="T19">operator</text:span><text:span text:style-name="T6"> + (Matrix A, Matrix B) {</text:span></text:p>
        <text:p text:style-name="P15"><text:span text:style-name="T6"><text:s text:c="8"/>Matrix res;</text:span></text:p>
        <text:p text:style-name="P15"><text:span text:style-name="T6"><text:s text:c="8"/></text:span><text:span text:style-name="T19">for</text:span><text:span text:style-name="T6"> (</text:span><text:span text:style-name="T19">int</text:span><text:span text:style-name="T6"> i = </text:span><text:span text:style-name="T24">0</text:span><text:span text:style-name="T6">; i &lt; MAXN; i++) </text:span><text:span text:style-name="T19">for</text:span><text:span text:style-name="T6"> (</text:span><text:span text:style-name="T19">int</text:span><text:span text:style-name="T6"> j = </text:span><text:span text:style-name="T24">0</text:span><text:span text:style-name="T6">; j &lt; MAXN; j++) {</text:span></text:p>
        <text:p text:style-name="P15"><text:span text:style-name="T6"><text:s text:c="12"/>res[i][j] = A[i][j] + B[i][j];</text:span></text:p>
        <text:p text:style-name="P15"><text:span text:style-name="T6"><text:s text:c="12"/></text:span><text:span text:style-name="T19">if</text:span><text:span text:style-name="T6"> (res[i][j] &gt;= MOD) res[i][j] -= MOD;</text:span></text:p>
        <text:p text:style-name="P15"><text:span text:style-name="T6"><text:s text:c="8"/>}</text:span></text:p>
        <text:p text:style-name="P15"><text:span text:style-name="T6"><text:s text:c="8"/></text:span><text:span text:style-name="T19">return</text:span><text:span text:style-name="T6"> res;</text:span></text:p>
        <text:p text:style-name="P15"><text:span text:style-name="T6"><text:s text:c="4"/>}</text:span></text:p>
        <text:p text:style-name="P15"><text:span text:style-name="T6"><text:s text:c="4"/></text:span><text:span text:style-name="T19">friend</text:span><text:span text:style-name="T6"> Matrix </text:span><text:span text:style-name="T19">operator</text:span><text:span text:style-name="T6"> * (Matrix A, Matrix B) {</text:span></text:p>
        <text:p text:style-name="P15"><text:span text:style-name="T6"><text:s text:c="8"/>Matrix res;</text:span></text:p>
        <text:p text:style-name="P15"><text:span text:style-name="T6"><text:s text:c="8"/></text:span><text:span text:style-name="T19">for</text:span><text:span text:style-name="T6"> (</text:span><text:span text:style-name="T19">int</text:span><text:span text:style-name="T6"> i = </text:span><text:span text:style-name="T24">0</text:span><text:span text:style-name="T6">; i &lt; MAXN; i++) </text:span></text:p>
        <text:p text:style-name="P15"><text:span text:style-name="T6"><text:s text:c="12"/></text:span><text:span text:style-name="T19">for</text:span><text:span text:style-name="T6"> (</text:span><text:span text:style-name="T19">int</text:span><text:span text:style-name="T6"> k = </text:span><text:span text:style-name="T24">0</text:span><text:span text:style-name="T6">; k &lt; MAXN; k++) </text:span></text:p>
        <text:p text:style-name="P15"><text:span text:style-name="T6"><text:s text:c="16"/></text:span><text:span text:style-name="T19">for</text:span><text:span text:style-name="T6"> (</text:span><text:span text:style-name="T19">int</text:span><text:span text:style-name="T6"> j = </text:span><text:span text:style-name="T24">0</text:span><text:span text:style-name="T6">; j &lt; MAXN; j++)</text:span></text:p>
        <text:p text:style-name="P15"><text:span text:style-name="T6"><text:s text:c="12"/>res[i][j] = (res[i][j] + (</text:span><text:span text:style-name="T19">long</text:span><text:span text:style-name="T6"> </text:span><text:span text:style-name="T19">long</text:span><text:span text:style-name="T6">) A[i][k] * B[k][j]) % MOD;</text:span></text:p>
        <text:p text:style-name="P15"><text:span text:style-name="T6"><text:s text:c="8"/></text:span><text:span text:style-name="T19">return</text:span><text:span text:style-name="T6"> res;</text:span></text:p>
        <text:p text:style-name="P15"><text:span text:style-name="T6"><text:s text:c="4"/>}</text:span></text:p>
        <text:p text:style-name="P15"><text:span text:style-name="T6"><text:s text:c="4"/></text:span><text:span text:style-name="T19">friend</text:span><text:span text:style-name="T6"> Matrix </text:span><text:span text:style-name="T19">operator</text:span><text:span text:style-name="T6"> ^ (Matrix A, </text:span><text:span text:style-name="T19">long</text:span><text:span text:style-name="T6"> </text:span><text:span text:style-name="T19">long</text:span><text:span text:style-name="T6"> k) {</text:span></text:p>
        <text:p text:style-name="P15"><text:span text:style-name="T6"><text:s text:c="8"/></text:span><text:span text:style-name="T19">if</text:span><text:span text:style-name="T6"> (k == </text:span><text:span text:style-name="T24">0</text:span><text:span text:style-name="T6">) </text:span><text:span text:style-name="T19">return</text:span><text:span text:style-name="T6"> unit();</text:span></text:p>
        <text:p text:style-name="P15"><text:span text:style-name="T6"><text:s text:c="8"/>Matrix res, tmp;</text:span></text:p>
        <text:p text:style-name="P15"><text:span text:style-name="T6"><text:s text:c="8"/></text:span><text:span text:style-name="T19">for</text:span><text:span text:style-name="T6"> (</text:span><text:span text:style-name="T19">int</text:span><text:span text:style-name="T6"> i = </text:span><text:span text:style-name="T24">0</text:span><text:span text:style-name="T6">; i &lt; MAXN; i++) </text:span></text:p>
        <text:p text:style-name="P15"><text:span text:style-name="T6"><text:s text:c="12"/></text:span><text:span text:style-name="T19">for</text:span><text:span text:style-name="T6"> (</text:span><text:span text:style-name="T19">int</text:span><text:span text:style-name="T6"> j = </text:span><text:span text:style-name="T24">0</text:span><text:span text:style-name="T6">; j &lt; MAXN; j++)</text:span></text:p>
        <text:p text:style-name="P15"><text:span text:style-name="T6"><text:s text:c="16"/>res[i][j] = tmp[i][j] = A[i][j];</text:span></text:p>
        <text:p text:style-name="P15"><text:span text:style-name="T6"><text:s text:c="8"/>k--;</text:span></text:p>
        <text:p text:style-name="P15"><text:span text:style-name="T6"><text:s text:c="8"/></text:span><text:span text:style-name="T19">while</text:span><text:span text:style-name="T6"> (k) {</text:span></text:p>
        <text:p text:style-name="P15"><text:span text:style-name="T6"><text:s text:c="12"/></text:span><text:span text:style-name="T19">if</text:span><text:span text:style-name="T6"> (k &amp; </text:span><text:span text:style-name="T24">1</text:span><text:span text:style-name="T6">) res = res * tmp;</text:span></text:p>
        <text:p text:style-name="P15"><text:span text:style-name="T6"><text:s text:c="12"/>tmp = tmp * tmp;</text:span></text:p>
        <text:p text:style-name="P15"><text:span text:style-name="T6"><text:s text:c="12"/>k &gt;&gt;= </text:span><text:span text:style-name="T24">1</text:span><text:span text:style-name="T6">;</text:span></text:p>
        <text:p text:style-name="P15"><text:span text:style-name="T6"><text:s text:c="8"/>}</text:span></text:p>
        <text:p text:style-name="P15"><text:span text:style-name="T6"><text:s text:c="8"/></text:span><text:span text:style-name="T19">return</text:span><text:span text:style-name="T6"> res;</text:span></text:p>
        <text:p text:style-name="P15"><text:span text:style-name="T6"><text:s text:c="4"/>}</text:span></text:p>
        <text:p text:style-name="P15"><text:span text:style-name="T6">};</text:span></text:p>
        <text:p text:style-name="P19"/>
        <text:p text:style-name="P15"><text:span text:style-name="T6">EULER’S TOTIENT FUNCTION</text:span></text:p>
        <text:p text:style-name="P15"><text:span text:style-name="T19">int</text:span><text:span text:style-name="T6"> phi(</text:span><text:span text:style-name="T19">int</text:span><text:span text:style-name="T6"> n) {</text:span></text:p>
        <text:p text:style-name="P15"><text:span text:style-name="T6"><text:s text:c="4"/></text:span><text:span text:style-name="T19">int</text:span><text:span text:style-name="T6"> result = n;</text:span></text:p>
        <text:p text:style-name="P15"><text:span text:style-name="T6"><text:s text:c="4"/></text:span><text:span text:style-name="T19">for</text:span><text:span text:style-name="T6"> (</text:span><text:span text:style-name="T19">int</text:span><text:span text:style-name="T6"> i = </text:span><text:span text:style-name="T24">2</text:span><text:span text:style-name="T6">; i * i &lt;= n; i++)</text:span></text:p>
        <text:p text:style-name="P15"><text:span text:style-name="T6"><text:s text:c="8"/></text:span><text:span text:style-name="T19">if</text:span><text:span text:style-name="T6">(n % i == </text:span><text:span text:style-name="T24">0</text:span><text:span text:style-name="T6">) {</text:span></text:p>
        <text:p text:style-name="P15"><text:span text:style-name="T6"><text:s text:c="12"/></text:span><text:span text:style-name="T19">while</text:span><text:span text:style-name="T6">(n % i == </text:span><text:span text:style-name="T24">0</text:span><text:span text:style-name="T6">)</text:span></text:p>
        <text:p text:style-name="P15"><text:span text:style-name="T6"><text:s text:c="16"/>n /= i;</text:span></text:p>
        <text:p text:style-name="P15"><text:span text:style-name="T6"><text:s text:c="12"/>result -= result / i;</text:span></text:p>
        <text:p text:style-name="P15"><text:span text:style-name="T6"><text:s text:c="8"/>}</text:span></text:p>
        <text:p text:style-name="P15"><text:span text:style-name="T6"><text:s text:c="4"/></text:span><text:span text:style-name="T19">if</text:span><text:span text:style-name="T6">(n &gt; </text:span><text:span text:style-name="T24">1</text:span><text:span text:style-name="T6">)</text:span></text:p>
        <text:p text:style-name="P15"><text:span text:style-name="T6"><text:s text:c="8"/>result -= result / n;</text:span></text:p>
        <text:p text:style-name="P15"><text:span text:style-name="T6"><text:s text:c="4"/></text:span><text:span text:style-name="T19">return</text:span><text:span text:style-name="T6"> result;</text:span></text:p>
        <text:p text:style-name="P15"><text:span text:style-name="T6">}</text:span></text:p>
        <text:p text:style-name="P19"/>
        <text:p text:style-name="P15"><text:span text:style-name="T6">PRECOMPUTING NCR</text:span></text:p>
        <text:p text:style-name="P15"><text:span text:style-name="T6">vector &lt; vector &lt; </text:span><text:span text:style-name="T19">int</text:span><text:span text:style-name="T6"> &gt; &gt; PreCompute_NCR(</text:span><text:span text:style-name="T19">int</text:span><text:span text:style-name="T6"> n) {</text:span></text:p>
        <text:p text:style-name="P15"><text:span text:style-name="T6"><text:s text:c="4"/>vector &lt; vector &lt; </text:span><text:span text:style-name="T19">int</text:span><text:span text:style-name="T6"> &gt; &gt; C;</text:span></text:p>
        <text:p text:style-name="P15"><text:span text:style-name="T6"><text:s text:c="4"/>C.resize(n+</text:span><text:span text:style-name="T24">1</text:span><text:span text:style-name="T6">);</text:span></text:p>
        <text:p text:style-name="P15"><text:span text:style-name="T6">    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=n; i++) {</text:span></text:p>
        <text:p text:style-name="P15"><text:span text:style-name="T6">        C[i].resize(n+</text:span><text:span text:style-name="T24">1</text:span><text:span text:style-name="T6">);</text:span></text:p>
        <text:p text:style-name="P15"><text:span text:style-name="T6">        C[i][</text:span><text:span text:style-name="T24">0</text:span><text:span text:style-name="T6">] = C[i][i] = </text:span><text:span text:style-name="T24">1</text:span><text:span text:style-name="T6">;</text:span></text:p>
        <text:p text:style-name="P15"><text:soft-page-break/><text:span text:style-name="T6">        </text:span><text:span text:style-name="T19">for</text:span><text:span text:style-name="T6">(</text:span><text:span text:style-name="T19">int</text:span><text:span text:style-name="T6"> j=</text:span><text:span text:style-name="T24">1</text:span><text:span text:style-name="T6">; j&lt;i; j++)</text:span></text:p>
        <text:p text:style-name="P15"><text:span text:style-name="T6">            C[i][j] = (C[i-</text:span><text:span text:style-name="T24">1</text:span><text:span text:style-name="T6">][j]+C[i-</text:span><text:span text:style-name="T24">1</text:span><text:span text:style-name="T6">][j-</text:span><text:span text:style-name="T24">1</text:span><text:span text:style-name="T6">])%</text:span><text:span text:style-name="T9">MOD</text:span><text:span text:style-name="T6">;</text:span></text:p>
        <text:p text:style-name="P15"><text:span text:style-name="T6">    }</text:span></text:p>
        <text:p text:style-name="P15"><text:span text:style-name="T6"><text:s text:c="4"/></text:span><text:span text:style-name="T19">return</text:span><text:span text:style-name="T6"> C;</text:span></text:p>
        <text:p text:style-name="P15"><text:span text:style-name="T6">}</text:span></text:p>
        <text:p text:style-name="P19"/>
        <text:p text:style-name="P15"><text:span text:style-name="T6">CHINESE REMAINDER THEOREM</text:span></text:p>
        <text:p text:style-name="P15"><text:span text:style-name="T27">// a[i] = n%p[i]</text:span></text:p>
        <text:p text:style-name="P15"><text:span text:style-name="T27">// p is a vector of relatively prime numbers</text:span></text:p>
        <text:p text:style-name="P15"><text:span text:style-name="T27">// n = x[0] + x[1]*p[0] + x[2]*p[0]*p[1] + x[3]*p[0]*p[1]*p[2] + ....</text:span></text:p>
        <text:p text:style-name="P15"><text:span text:style-name="T6">vector &lt; </text:span><text:span text:style-name="T19">int</text:span><text:span text:style-name="T6"> &gt; CRT(vector &lt; </text:span><text:span text:style-name="T19">int</text:span><text:span text:style-name="T6"> &gt; &amp;a, vector &lt; </text:span><text:span text:style-name="T19">int</text:span><text:span text:style-name="T6"> &gt; &amp;p){</text:span></text:p>
        <text:p text:style-name="P15"><text:span text:style-name="T6"><text:s text:c="4"/>vector &lt; </text:span><text:span text:style-name="T19">int</text:span><text:span text:style-name="T6"> &gt; x(a.size());</text:span></text:p>
        <text:p text:style-name="P15"><text:span text:style-name="T6"><text:s text:c="4"/>vector &lt; vector &lt; </text:span><text:span text:style-name="T19">int</text:span><text:span text:style-name="T6"> &gt; &gt; r(p.size());</text:span></text:p>
        <text:p text:style-name="P15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p.size(); i++){</text:span></text:p>
        <text:p text:style-name="P15"><text:span text:style-name="T6"><text:s text:c="8"/>r[i].resize(p.size());</text:span></text:p>
        <text:p text:style-name="P15"><text:span text:style-name="T6"><text:s text:c="8"/></text:span><text:span text:style-name="T19">for</text:span><text:span text:style-name="T6">(</text:span><text:span text:style-name="T19">int</text:span><text:span text:style-name="T6"> j=</text:span><text:span text:style-name="T24">0</text:span><text:span text:style-name="T6">; j&lt;p.size(); j++)</text:span></text:p>
        <text:p text:style-name="P15"><text:span text:style-name="T6"><text:s text:c="12"/>r[i][j] = </text:span><text:span text:style-name="T9">inv(p[i], p[j])</text:span><text:span text:style-name="T6">;</text:span></text:p>
        <text:p text:style-name="P15"><text:span text:style-name="T6"><text:s text:c="4"/>}</text:span></text:p>
        <text:p text:style-name="P15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a.size(); i++){</text:span></text:p>
        <text:p text:style-name="P15"><text:span text:style-name="T6"><text:s text:c="8"/>x[i] = a[i];</text:span></text:p>
        <text:p text:style-name="P15"><text:span text:style-name="T6"><text:s text:c="8"/></text:span><text:span text:style-name="T19">for</text:span><text:span text:style-name="T6">(</text:span><text:span text:style-name="T19">int</text:span><text:span text:style-name="T6"> j=</text:span><text:span text:style-name="T24">0</text:span><text:span text:style-name="T6">; j&lt;i; j++){</text:span></text:p>
        <text:p text:style-name="P15"><text:span text:style-name="T6"><text:s text:c="12"/>x[i] = </text:span><text:span text:style-name="T9">mult(r[j][i], (x[i] - x[j]), p[i])</text:span><text:span text:style-name="T6">;</text:span></text:p>
        <text:p text:style-name="P15"><text:span text:style-name="T6"><text:s text:c="12"/></text:span><text:span text:style-name="T19">if</text:span><text:span text:style-name="T6">(x[i]&lt;</text:span><text:span text:style-name="T24">0</text:span><text:span text:style-name="T6">)</text:span></text:p>
        <text:p text:style-name="P15"><text:span text:style-name="T6"><text:s text:c="16"/>x[i] += p[i];</text:span></text:p>
        <text:p text:style-name="P15"><text:span text:style-name="T6"><text:s text:c="8"/>}</text:span></text:p>
        <text:p text:style-name="P15"><text:span text:style-name="T6"><text:s text:c="4"/>}</text:span></text:p>
        <text:p text:style-name="P15"><text:span text:style-name="T6"><text:s text:c="4"/></text:span><text:span text:style-name="T19">return</text:span><text:span text:style-name="T6"> x;</text:span></text:p>
        <text:p text:style-name="P15"><text:span text:style-name="T6">}</text:span></text:p>
        <text:h text:style-name="Heading_20_3" text:outline-level="3"><text:span text:style-name="T30">WILSON’S THEOREM</text:span></text:h>
        <text:p text:style-name="P15"><text:span text:style-name="T26">((p-1)!)%p=-1</text:span></text:p>
        <text:h text:style-name="Heading_20_3" text:outline-level="3">Inclusion-Exclusion:</text:h>
        <text:p text:style-name="P1"><text:span text:style-name="T26">(A U B)= add 1 at a time, subtract 2 at a time ……</text:span></text:p>
        <text:p text:style-name="P15"><text:span text:style-name="T6">LINEAR DIOPHANTINE EQUATIONS</text:span></text:p>
        <text:p text:style-name="P15"><text:span text:style-name="T19">bool</text:span><text:span text:style-name="T6"> any_soln_present(</text:span><text:span text:style-name="T19">int</text:span><text:span text:style-name="T6"> a, </text:span><text:span text:style-name="T19">int</text:span><text:span text:style-name="T6"> b, </text:span><text:span text:style-name="T19">int</text:span><text:span text:style-name="T6"> c, </text:span><text:span text:style-name="T19">int</text:span><text:span text:style-name="T6"> &amp;x0, </text:span><text:span text:style-name="T19">int</text:span><text:span text:style-name="T6"> &amp;y0, </text:span><text:span text:style-name="T19">int</text:span><text:span text:style-name="T6"> &amp;gcd){</text:span></text:p>
        <text:p text:style-name="P15"><text:span text:style-name="T6"><text:s text:c="4"/>gcd = exGCD(abs(a), abs(b), x0, y0);</text:span></text:p>
        <text:p text:style-name="P15"><text:span text:style-name="T6"><text:s text:c="4"/></text:span><text:span text:style-name="T19">if</text:span><text:span text:style-name="T6"> (c % gcd) </text:span></text:p>
        <text:p text:style-name="P15"><text:span text:style-name="T6"><text:s text:c="8"/></text:span><text:span text:style-name="T19">return</text:span><text:span text:style-name="T6"> </text:span><text:span text:style-name="T19">false</text:span><text:span text:style-name="T6">;</text:span></text:p>
        <text:p text:style-name="P15"><text:span text:style-name="T6"><text:s text:c="4"/>x0 *= c / gcd;</text:span></text:p>
        <text:p text:style-name="P15"><text:span text:style-name="T6"><text:s text:c="4"/>y0 *= c / gcd;</text:span></text:p>
        <text:p text:style-name="P15"><text:span text:style-name="T6"><text:s text:c="4"/></text:span><text:span text:style-name="T19">if</text:span><text:span text:style-name="T6"> (a &lt; </text:span><text:span text:style-name="T24">0</text:span><text:span text:style-name="T6">) x0 = -x0;</text:span></text:p>
        <text:p text:style-name="P15"><text:span text:style-name="T6"><text:s text:c="4"/></text:span><text:span text:style-name="T19">if</text:span><text:span text:style-name="T6"> (b &lt; </text:span><text:span text:style-name="T24">0</text:span><text:span text:style-name="T6">) y0 = -y0;</text:span></text:p>
        <text:p text:style-name="P15"><text:span text:style-name="T6"><text:s text:c="4"/></text:span><text:span text:style-name="T19">return</text:span><text:span text:style-name="T6"> </text:span><text:span text:style-name="T19">true</text:span><text:span text:style-name="T6">;</text:span></text:p>
        <text:p text:style-name="P15"><text:span text:style-name="T6">}</text:span></text:p>
        <text:p text:style-name="P15"><text:span text:style-name="T19">void</text:span><text:span text:style-name="T6"> shift_solution(</text:span><text:span text:style-name="T19">int</text:span><text:span text:style-name="T6"> &amp; x, </text:span><text:span text:style-name="T19">int</text:span><text:span text:style-name="T6"> &amp; y, </text:span><text:span text:style-name="T19">int</text:span><text:span text:style-name="T6"> a, </text:span><text:span text:style-name="T19">int</text:span><text:span text:style-name="T6"> b, </text:span><text:span text:style-name="T19">int</text:span><text:span text:style-name="T6"> cnt){</text:span></text:p>
        <text:p text:style-name="P15"><text:span text:style-name="T6"><text:s text:c="4"/>x += cnt * b;</text:span></text:p>
        <text:p text:style-name="P15"><text:span text:style-name="T6"><text:s text:c="4"/>y -= cnt * a;</text:span></text:p>
        <text:p text:style-name="P15"><text:span text:style-name="T6">}</text:span></text:p>
        <text:p text:style-name="P15"><text:span text:style-name="T19">int</text:span><text:span text:style-name="T6"> no_of_solns(</text:span><text:span text:style-name="T19">int</text:span><text:span text:style-name="T6"> a, </text:span><text:span text:style-name="T19">int</text:span><text:span text:style-name="T6"> b, </text:span><text:span text:style-name="T19">int</text:span><text:span text:style-name="T6"> c, </text:span><text:span text:style-name="T19">int</text:span><text:span text:style-name="T6"> minx, </text:span><text:span text:style-name="T19">int</text:span><text:span text:style-name="T6"> maxx, </text:span><text:span text:style-name="T19">int</text:span><text:span text:style-name="T6"> miny, </text:span><text:span text:style-name="T19">int</text:span><text:span text:style-name="T6"> maxy){</text:span></text:p>
        <text:p text:style-name="P15"><text:span text:style-name="T6"><text:s text:c="4"/></text:span><text:span text:style-name="T19">int</text:span><text:span text:style-name="T6"> x, y, g;</text:span></text:p>
        <text:p text:style-name="P15"><text:span text:style-name="T6"><text:s text:c="4"/></text:span><text:span text:style-name="T19">if</text:span><text:span text:style-name="T6"> (!any_soln_present(a, b, c, x, y, g))</text:span></text:p>
        <text:p text:style-name="P15"><text:span text:style-name="T6"><text:s text:c="8"/></text:span><text:span text:style-name="T19">return</text:span><text:span text:style-name="T6"> </text:span><text:span text:style-name="T24">0</text:span><text:span text:style-name="T6">;</text:span></text:p>
        <text:p text:style-name="P15"><text:span text:style-name="T6"><text:s text:c="4"/>a /= g; <text:s/>b /= g;</text:span></text:p>
        <text:p text:style-name="P15"><text:span text:style-name="T6"><text:s text:c="4"/></text:span><text:span text:style-name="T19">int</text:span><text:span text:style-name="T6"> sign_a = a&gt;</text:span><text:span text:style-name="T24">0</text:span><text:span text:style-name="T6"> ? +</text:span><text:span text:style-name="T24">1</text:span><text:span text:style-name="T6"> : -</text:span><text:span text:style-name="T24">1</text:span><text:span text:style-name="T6">;</text:span></text:p>
        <text:p text:style-name="P15"><text:span text:style-name="T6"><text:s text:c="4"/></text:span><text:span text:style-name="T19">int</text:span><text:span text:style-name="T6"> sign_b = b&gt;</text:span><text:span text:style-name="T24">0</text:span><text:span text:style-name="T6"> ? +</text:span><text:span text:style-name="T24">1</text:span><text:span text:style-name="T6"> : -</text:span><text:span text:style-name="T24">1</text:span><text:span text:style-name="T6">;</text:span></text:p>
        <text:p text:style-name="P15"><text:span text:style-name="T6"><text:s text:c="4"/>shift_solution (x, y, a, b, (minx - x) / b);</text:span></text:p>
        <text:p text:style-name="P15"><text:span text:style-name="T6"><text:s text:c="4"/></text:span><text:span text:style-name="T19">if</text:span><text:span text:style-name="T6"> (x &lt; minx)</text:span></text:p>
        <text:p text:style-name="P15"><text:span text:style-name="T6"><text:s text:c="8"/>shift_solution (x, y, a, b, sign_b);</text:span></text:p>
        <text:p text:style-name="P15"><text:span text:style-name="T6"><text:s text:c="4"/></text:span><text:span text:style-name="T19">if</text:span><text:span text:style-name="T6"> (x &gt; maxx)</text:span></text:p>
        <text:p text:style-name="P15"><text:span text:style-name="T6"><text:s text:c="8"/></text:span><text:span text:style-name="T19">return</text:span><text:span text:style-name="T6"> </text:span><text:span text:style-name="T24">0</text:span><text:span text:style-name="T6">;</text:span></text:p>
        <text:p text:style-name="P15"><text:soft-page-break/><text:span text:style-name="T6"><text:s text:c="4"/></text:span><text:span text:style-name="T19">int</text:span><text:span text:style-name="T6"> lx1 = x;</text:span></text:p>
        <text:p text:style-name="P15"><text:span text:style-name="T6"><text:s text:c="4"/>shift_solution (x, y, a, b, (maxx - x) / b);</text:span></text:p>
        <text:p text:style-name="P15"><text:span text:style-name="T6"><text:s text:c="4"/></text:span><text:span text:style-name="T19">if</text:span><text:span text:style-name="T6"> (x &gt; maxx)</text:span></text:p>
        <text:p text:style-name="P15"><text:span text:style-name="T6"><text:s text:c="8"/>shift_solution (x, y, a, b, -sign_b);</text:span></text:p>
        <text:p text:style-name="P15"><text:span text:style-name="T6"><text:s text:c="4"/></text:span><text:span text:style-name="T19">int</text:span><text:span text:style-name="T6"> rx1 = x;</text:span></text:p>
        <text:p text:style-name="P15"><text:span text:style-name="T6"><text:s text:c="4"/>shift_solution (x, y, a, b, - (miny - y) / a);</text:span></text:p>
        <text:p text:style-name="P15"><text:span text:style-name="T6"><text:s text:c="4"/></text:span><text:span text:style-name="T19">if</text:span><text:span text:style-name="T6"> (y &lt; miny)</text:span></text:p>
        <text:p text:style-name="P15"><text:span text:style-name="T6"><text:s text:c="8"/>shift_solution (x, y, a, b, -sign_a);</text:span></text:p>
        <text:p text:style-name="P15"><text:span text:style-name="T6"><text:s text:c="4"/></text:span><text:span text:style-name="T19">if</text:span><text:span text:style-name="T6"> (y &gt; maxy)</text:span></text:p>
        <text:p text:style-name="P15"><text:span text:style-name="T6"><text:s text:c="8"/></text:span><text:span text:style-name="T19">return</text:span><text:span text:style-name="T6"> </text:span><text:span text:style-name="T24">0</text:span><text:span text:style-name="T6">;</text:span></text:p>
        <text:p text:style-name="P15"><text:span text:style-name="T6"><text:s text:c="4"/></text:span><text:span text:style-name="T19">int</text:span><text:span text:style-name="T6"> lx2 = x;</text:span></text:p>
        <text:p text:style-name="P15"><text:span text:style-name="T6"><text:s text:c="4"/>shift_solution (x, y, a, b, - (maxy - y) / a);</text:span></text:p>
        <text:p text:style-name="P15"><text:span text:style-name="T6"><text:s text:c="4"/></text:span><text:span text:style-name="T19">if</text:span><text:span text:style-name="T6"> (y &gt; maxy)</text:span></text:p>
        <text:p text:style-name="P15"><text:span text:style-name="T6"><text:s text:c="8"/>shift_solution (x, y, a, b, sign_a);</text:span></text:p>
        <text:p text:style-name="P15"><text:span text:style-name="T6"><text:s text:c="4"/></text:span><text:span text:style-name="T19">int</text:span><text:span text:style-name="T6"> rx2 = x;</text:span></text:p>
        <text:p text:style-name="P15"><text:span text:style-name="T6"><text:s text:c="4"/></text:span><text:span text:style-name="T19">if</text:span><text:span text:style-name="T6"> (lx2 &gt; rx2)</text:span></text:p>
        <text:p text:style-name="P15"><text:span text:style-name="T6"><text:s text:c="8"/>swap (lx2, rx2);</text:span></text:p>
        <text:p text:style-name="P15"><text:span text:style-name="T6"><text:s text:c="4"/></text:span><text:span text:style-name="T19">int</text:span><text:span text:style-name="T6"> lx = max (lx1, lx2);</text:span></text:p>
        <text:p text:style-name="P15"><text:span text:style-name="T6"><text:s text:c="4"/></text:span><text:span text:style-name="T19">int</text:span><text:span text:style-name="T6"> rx = min (rx1, rx2);</text:span></text:p>
        <text:p text:style-name="P15"><text:span text:style-name="T6"><text:s text:c="4"/></text:span><text:span text:style-name="T19">if</text:span><text:span text:style-name="T6"> (lx &gt; rx) </text:span><text:span text:style-name="T19">return</text:span><text:span text:style-name="T6"> </text:span><text:span text:style-name="T24">0</text:span><text:span text:style-name="T6">;</text:span></text:p>
        <text:p text:style-name="P15"><text:span text:style-name="T6"><text:s text:c="4"/></text:span><text:span text:style-name="T19">return</text:span><text:span text:style-name="T6"> (rx - lx) / abs(b) + </text:span><text:span text:style-name="T24">1</text:span><text:span text:style-name="T6">;</text:span></text:p>
        <text:p text:style-name="P15"><text:span text:style-name="T6">}</text:span></text:p>
        <text:p text:style-name="P19"><text:soft-page-break/></text:p>
        <text:p text:style-name="P15"><text:span text:style-name="T6">MAX OF UNIMODULAR FUNCTION( TERNARY SEARCH )</text:span></text:p>
        <text:p text:style-name="P23"><text:span text:style-name="T17">#define ld long double</text:span></text:p>
        <text:p text:style-name="P23"><text:span text:style-name="T17">#define EPS </text:span><text:span text:style-name="T23">1e-7</text:span></text:p>
        <text:p text:style-name="P23"><text:span text:style-name="T13">ld max_val(ld l, ld r){</text:span></text:p>
        <text:p text:style-name="P23"><text:span text:style-name="T13"><text:s text:c="4"/></text:span><text:span text:style-name="T17">while</text:span><text:span text:style-name="T13">(r&gt;l+EPS)</text:span></text:p>
        <text:p text:style-name="P23"><text:span text:style-name="T13"><text:s text:c="4"/>{</text:span></text:p>
        <text:p text:style-name="P23"><text:span text:style-name="T13"><text:s text:c="8"/>ld m1 = l + (r-l)/</text:span><text:span text:style-name="T23">3</text:span><text:span text:style-name="T13">;</text:span></text:p>
        <text:p text:style-name="P23"><text:span text:style-name="T13"><text:s text:c="8"/>ld m2 = r - (r-l)/</text:span><text:span text:style-name="T23">3</text:span><text:span text:style-name="T13">;</text:span></text:p>
        <text:p text:style-name="P23"><text:span text:style-name="T13"><text:s text:c="8"/></text:span><text:span text:style-name="T17">if</text:span><text:span text:style-name="T13">(func(m1)&gt;func(m2))</text:span></text:p>
        <text:p text:style-name="P23"><text:span text:style-name="T13"><text:s text:c="12"/>r = m2;</text:span></text:p>
        <text:p text:style-name="P23"><text:span text:style-name="T13"><text:s text:c="8"/></text:span><text:span text:style-name="T17">else</text:span></text:p>
        <text:p text:style-name="P23"><text:span text:style-name="T13"><text:s text:c="12"/>l = m1;</text:span></text:p>
        <text:p text:style-name="P23"><text:span text:style-name="T13"><text:s text:c="4"/>}</text:span></text:p>
        <text:p text:style-name="P23"><text:span text:style-name="T13"><text:s text:c="4"/></text:span><text:span text:style-name="T17">return</text:span><text:span text:style-name="T13"> l;</text:span></text:p>
        <text:p text:style-name="P23"><text:span text:style-name="T13">}</text:span></text:p>
        <text:p text:style-name="P19"/>
        <text:p text:style-name="P15"><text:span text:style-name="T6">COORDINATE COMPRESSION:</text:span></text:p>
        <text:p text:style-name="P23"><text:span text:style-name="T13">vector &lt; </text:span><text:span text:style-name="T17">int</text:span><text:span text:style-name="T13"> &gt; a(m), com_val;</text:span></text:p>
        <text:p text:style-name="P23"><text:span text:style-name="T17">for</text:span><text:span text:style-name="T13">(</text:span><text:span text:style-name="T17">int</text:span><text:span text:style-name="T13"> i=</text:span><text:span text:style-name="T23">0</text:span><text:span text:style-name="T13">; i&lt;m; i++){</text:span></text:p>
        <text:p text:style-name="P23"><text:span text:style-name="T13"><text:s text:c="4"/>cin &gt;&gt; a[i];</text:span></text:p>
        <text:p text:style-name="P23"><text:span text:style-name="T13"><text:s text:c="4"/>com_val.pb(a[i]);</text:span></text:p>
        <text:p text:style-name="P23"><text:span text:style-name="T13"><text:s text:c="4"/>com_val.pb(a[i]+</text:span><text:span text:style-name="T23">1</text:span><text:span text:style-name="T13">);</text:span></text:p>
        <text:p text:style-name="P23"><text:span text:style-name="T13">}</text:span></text:p>
        <text:p text:style-name="P23"><text:span text:style-name="T13">sort(all(com_val));</text:span></text:p>
        <text:p text:style-name="P23"><text:span text:style-name="T13">com_val.resize(unique(all(com_val))-com_val.begin());</text:span></text:p>
        <text:p text:style-name="P23"><text:span text:style-name="T13">vi cnt(</text:span><text:span text:style-name="T23">2</text:span><text:span text:style-name="T13">*m);</text:span></text:p>
        <text:p text:style-name="P23"><text:span text:style-name="T17">for</text:span><text:span text:style-name="T13">(</text:span><text:span text:style-name="T17">auto</text:span><text:span text:style-name="T13"> u: updates){</text:span></text:p>
        <text:p text:style-name="P23"><text:span text:style-name="T13"><text:s text:c="4"/></text:span><text:span text:style-name="T17">int</text:span><text:span text:style-name="T13"> com_l = lower_bound(all(com_val), u.first)-com_val.begin();</text:span></text:p>
        <text:p text:style-name="P23"><text:span text:style-name="T13"><text:s text:c="4"/></text:span><text:span text:style-name="T17">int</text:span><text:span text:style-name="T13"> com_r = lower_bound(all(com_val), u.second+</text:span><text:span text:style-name="T23">1</text:span><text:span text:style-name="T13">)-com_val.begin();</text:span></text:p>
        <text:p text:style-name="P23"><text:span text:style-name="T13"><text:s text:c="4"/>cnt[com_l]++;</text:span></text:p>
        <text:p text:style-name="P23"><text:span text:style-name="T13"><text:s text:c="4"/>cnt[com_r]--;</text:span></text:p>
        <text:p text:style-name="P23"><text:span text:style-name="T13">}</text:span></text:p>
        <text:p text:style-name="P23"><text:span text:style-name="T13">partial_sum(all(cnt), cnt.begin());</text:span></text:p>
        <text:p text:style-name="P23"><text:span text:style-name="T17">for</text:span><text:span text:style-name="T13">(</text:span><text:span text:style-name="T17">int</text:span><text:span text:style-name="T13"> i=</text:span><text:span text:style-name="T23">0</text:span><text:span text:style-name="T13">; i&lt;m; i++){</text:span></text:p>
        <text:p text:style-name="P23"><text:span text:style-name="T13"><text:s text:c="4"/></text:span><text:span text:style-name="T17">int</text:span><text:span text:style-name="T13"> idx = lower_bound(all(com_val), a[i])-com_val.begin();</text:span></text:p>
        <text:p text:style-name="P23"><text:span text:style-name="T13"><text:s text:c="4"/>cout &lt;&lt; cnt[idx] &lt;&lt; endl;</text:span></text:p>
        <text:p text:style-name="P23"><text:soft-page-break/><text:span text:style-name="T13">}</text:span><text:bookmark text:name="_GoBack"/></text:p>
        <text:p text:style-name="P15"><text:span text:style-name="T6">DATA STRUCTURES:</text:span></text:p>
        <text:p text:style-name="P19"/>
        <text:p text:style-name="P15"><text:span text:style-name="T6">SEGMENT TREE ITERATIVE:</text:span></text:p>
        <text:p text:style-name="P23"><text:span text:style-name="T20">const</text:span><text:span text:style-name="T8"> </text:span><text:span text:style-name="T20">int</text:span><text:span text:style-name="T8"> N = </text:span><text:span text:style-name="T25">1e5</text:span><text:span text:style-name="T8">;</text:span></text:p>
        <text:p text:style-name="P23"><text:span text:style-name="T20">int</text:span><text:span text:style-name="T8"> st_size; </text:span><text:span text:style-name="T28">//Input Array Size in main()</text:span></text:p>
        <text:p text:style-name="P23"><text:span text:style-name="T20">int</text:span><text:span text:style-name="T8"> st[</text:span><text:span text:style-name="T25">2</text:span><text:span text:style-name="T8">*N];</text:span></text:p>
        <text:p text:style-name="P23"><text:span text:style-name="T28">//Set the value at each node</text:span></text:p>
        <text:p text:style-name="P23"><text:span text:style-name="T20">void</text:span><text:span text:style-name="T8"> set_node(</text:span><text:span text:style-name="T20">int</text:span><text:span text:style-name="T8"> p, </text:span><text:span text:style-name="T20">int</text:span><text:span text:style-name="T8"> val){</text:span></text:p>
        <text:p text:style-name="P23"><text:span text:style-name="T8">    st[st_size+p] = val;</text:span></text:p>
        <text:p text:style-name="P23"><text:span text:style-name="T8">}</text:span></text:p>
        <text:p text:style-name="P23"><text:span text:style-name="T28">//Build the Tree</text:span></text:p>
        <text:p text:style-name="P23"><text:span text:style-name="T28">//Left node has even index and right node has odd index</text:span></text:p>
        <text:p text:style-name="P23"><text:span text:style-name="T20">void</text:span><text:span text:style-name="T8"> build(){</text:span></text:p>
        <text:p text:style-name="P23"><text:span text:style-name="T8">    </text:span><text:span text:style-name="T20">for</text:span><text:span text:style-name="T8">(</text:span><text:span text:style-name="T20">int</text:span><text:span text:style-name="T8"> i=st_size-</text:span><text:span text:style-name="T25">1</text:span><text:span text:style-name="T8">; i&gt;</text:span><text:span text:style-name="T25">0</text:span><text:span text:style-name="T8">; i--)</text:span></text:p>
        <text:p text:style-name="P23"><text:span text:style-name="T8">        st[i] = st[i&lt;&lt;</text:span><text:span text:style-name="T25">1</text:span><text:span text:style-name="T8">] + st[i&lt;&lt;</text:span><text:span text:style-name="T25">1</text:span><text:span text:style-name="T8">|</text:span><text:span text:style-name="T25">1</text:span><text:span text:style-name="T8">]; </text:span></text:p>
        <text:p text:style-name="P23"><text:span text:style-name="T8">}</text:span></text:p>
        <text:p text:style-name="P23"><text:span text:style-name="T28">//Set value at Position p</text:span></text:p>
        <text:p text:style-name="P23"><text:span text:style-name="T20">void</text:span><text:span text:style-name="T8"> modify(</text:span><text:span text:style-name="T20">int</text:span><text:span text:style-name="T8"> p, </text:span><text:span text:style-name="T20">int</text:span><text:span text:style-name="T8"> value){</text:span></text:p>
        <text:p text:style-name="P23"><text:span text:style-name="T8">    </text:span><text:span text:style-name="T20">for</text:span><text:span text:style-name="T8"> (st[p+=st_size]=value; p&gt;</text:span><text:span text:style-name="T25">1</text:span><text:span text:style-name="T8">; p&gt;&gt;=</text:span><text:span text:style-name="T25">1</text:span><text:span text:style-name="T8">) </text:span></text:p>
        <text:p text:style-name="P23"><text:span text:style-name="T8">        st[p&gt;&gt;</text:span><text:span text:style-name="T25">1</text:span><text:span text:style-name="T8">] = st[p] + st[p^</text:span><text:span text:style-name="T25">1</text:span><text:span text:style-name="T8">]; </text:span><text:span text:style-name="T28">// (p&gt;&gt;1) is the parent of p and p^1</text:span></text:p>
        <text:p text:style-name="P23"><text:span text:style-name="T8">}</text:span></text:p>
        <text:p text:style-name="P23"><text:span text:style-name="T28">//Sum on range [l, r)</text:span></text:p>
        <text:p text:style-name="P23"><text:span text:style-name="T20">int</text:span><text:span text:style-name="T8"> range_sum(</text:span><text:span text:style-name="T20">int</text:span><text:span text:style-name="T8"> l, </text:span><text:span text:style-name="T20">int</text:span><text:span text:style-name="T8"> r) {</text:span></text:p>
        <text:p text:style-name="P23"><text:span text:style-name="T8">    </text:span><text:span text:style-name="T20">int</text:span><text:span text:style-name="T8"> res = </text:span><text:span text:style-name="T25">0</text:span><text:span text:style-name="T8">;</text:span></text:p>
        <text:p text:style-name="P23"><text:span text:style-name="T8">    </text:span><text:span text:style-name="T20">for</text:span><text:span text:style-name="T8"> (l += st_size, r += st_size; l &lt; r; l &gt;&gt;= </text:span><text:span text:style-name="T25">1</text:span><text:span text:style-name="T8">, r &gt;&gt;= </text:span><text:span text:style-name="T25">1</text:span><text:span text:style-name="T8">)</text:span></text:p>
        <text:p text:style-name="P23"><text:span text:style-name="T8">    {</text:span></text:p>
        <text:p text:style-name="P23"><text:span text:style-name="T8">        </text:span><text:span text:style-name="T20">if</text:span><text:span text:style-name="T8"> (l&amp;</text:span><text:span text:style-name="T25">1</text:span><text:span text:style-name="T8">) res += st[l++];</text:span></text:p>
        <text:p text:style-name="P23"><text:span text:style-name="T8">        </text:span><text:span text:style-name="T20">if</text:span><text:span text:style-name="T8"> (r&amp;</text:span><text:span text:style-name="T25">1</text:span><text:span text:style-name="T8">) res += st[--r];</text:span></text:p>
        <text:p text:style-name="P23"><text:span text:style-name="T8">    }</text:span></text:p>
        <text:p text:style-name="P23"><text:span text:style-name="T8">    </text:span><text:span text:style-name="T20">return</text:span><text:span text:style-name="T8"> res;</text:span></text:p>
        <text:p text:style-name="P23"><text:span text:style-name="T8">}   </text:span></text:p>
        <text:p text:style-name="P23"><text:span text:style-name="T6">LAZY PROPAGATION:</text:span></text:p>
        <text:p text:style-name="P23"><text:span text:style-name="T6"/></text:p>
        <text:p text:style-name="P23"><text:span text:style-name="T6"/></text:p>
        <text:p text:style-name="P23"><text:span text:style-name="T6"/></text:p>
        <text:p text:style-name="P24"><text:span text:style-name="T6">UNION-FIND WITH PATH COMPRESSION:</text:span></text:p>
        <text:p text:style-name="P24"><text:span text:style-name="T6"/></text:p>
        <text:p text:style-name="P20"/>
        <text:p text:style-name="P7">vi parent(101000);</text:p>
        <text:p text:style-name="P7">int root(int a)</text:p>
        <text:p text:style-name="P7">{</text:p>
        <text:p text:style-name="P6"><text:s text:c="4"/>int newparent;</text:p>
        <text:p text:style-name="P6"><text:s text:c="4"/>if(parent[a]==a)</text:p>
        <text:p text:style-name="P6"><text:s text:c="4"/>return a;</text:p>
        <text:p text:style-name="P6"><text:s text:c="4"/>else</text:p>
        <text:p text:style-name="P6"><text:s text:c="4"/>{</text:p>
        <text:p text:style-name="P7"><text:s text:c="8"/>return parent[a]=root(parent[a]);</text:p>
        <text:p text:style-name="P6"><text:s text:c="4"/>}</text:p>
        <text:p text:style-name="P6">}</text:p>
        <text:p text:style-name="P6">int quickUnion(int x,int y)</text:p>
        <text:p text:style-name="P6">{parent[y]=x;}</text:p>
        <text:p text:style-name="P8">//Remember to initalize parent[i]=i</text:p>
        <text:p text:style-name="P27"><text:span text:style-name="T6">MAXIMUM SUBARRAY SUM USING ST:</text:span></text:p>
        <text:p text:style-name="P23"><text:span text:style-name="T17">const</text:span><text:span text:style-name="T13"> </text:span><text:span text:style-name="T17">int</text:span><text:span text:style-name="T13"> N = </text:span><text:span text:style-name="T23">1e5</text:span><text:span text:style-name="T13">; </text:span><text:span text:style-name="T29">//Limit for Array Size</text:span></text:p>
        <text:p text:style-name="P23"><text:span text:style-name="T17">int</text:span><text:span text:style-name="T13"> </text:span><text:span text:style-name="T14">s</text:span><text:span text:style-name="T13">t_size; </text:span><text:span text:style-name="T29">//Array Size</text:span></text:p>
        <text:p text:style-name="P23"><text:span text:style-name="T17">int</text:span><text:span text:style-name="T13"> st[</text:span><text:span text:style-name="T23">2</text:span><text:span text:style-name="T13">*N], max_sum[</text:span><text:span text:style-name="T23">2</text:span><text:span text:style-name="T13">*N], max_rsum[</text:span><text:span text:style-name="T23">2</text:span><text:span text:style-name="T13">*N], max_lsum[</text:span><text:span text:style-name="T23">2</text:span><text:span text:style-name="T13">*N];</text:span></text:p>
        <text:p text:style-name="P23"><text:span text:style-name="T29">//Set the value at each Node</text:span></text:p>
        <text:p text:style-name="P23"><text:span text:style-name="T17">void</text:span><text:span text:style-name="T13"> set_node(</text:span><text:span text:style-name="T17">int</text:span><text:span text:style-name="T13"> p, </text:span><text:span text:style-name="T17">int</text:span><text:span text:style-name="T13"> val){</text:span></text:p>
        <text:p text:style-name="P23"><text:span text:style-name="T13">    </text:span><text:span text:style-name="T17">int</text:span><text:span text:style-name="T13"> node = st_size+p;</text:span></text:p>
        <text:p text:style-name="P23"><text:span text:style-name="T13">    st[node] = max_sum[node] = max_lsum[node] = max_rsum[node] = val;</text:span></text:p>
        <text:p text:style-name="P23"><text:span text:style-name="T13">}</text:span></text:p>
        <text:p text:style-name="P23"><text:span text:style-name="T29">//Build the Tree</text:span></text:p>
        <text:p text:style-name="P23"><text:span text:style-name="T17">void</text:span><text:span text:style-name="T13"> build(){</text:span></text:p>
        <text:p text:style-name="P23"><text:span text:style-name="T13">    </text:span><text:span text:style-name="T17">for</text:span><text:span text:style-name="T13">(</text:span><text:span text:style-name="T17">int</text:span><text:span text:style-name="T13"> i=st_size-</text:span><text:span text:style-name="T23">1</text:span><text:span text:style-name="T13">; i&gt;</text:span><text:span text:style-name="T23">0</text:span><text:span text:style-name="T13">; i--){</text:span></text:p>
        <text:p text:style-name="P23"><text:span text:style-name="T13">        st[i] = st[i&lt;&lt;</text:span><text:span text:style-name="T23">1</text:span><text:span text:style-name="T13">] + st[i&lt;&lt;</text:span><text:span text:style-name="T23">1</text:span><text:span text:style-name="T13">|</text:span><text:span text:style-name="T23">1</text:span><text:span text:style-name="T13">]; </text:span></text:p>
        <text:p text:style-name="P23"><text:span text:style-name="T13">        max_lsum[i] = max(max_lsum[i&lt;&lt;</text:span><text:span text:style-name="T23">1</text:span><text:span text:style-name="T13">], st[i&lt;&lt;</text:span><text:span text:style-name="T23">1</text:span><text:span text:style-name="T13">]+max_lsum[i&lt;&lt;</text:span><text:span text:style-name="T23">1</text:span><text:span text:style-name="T13">|</text:span><text:span text:style-name="T23">1</text:span><text:span text:style-name="T13">]);</text:span></text:p>
        <text:p text:style-name="P23"><text:span text:style-name="T13">        max_rsum[i] = max(max_rsum[i&lt;&lt;</text:span><text:span text:style-name="T23">1</text:span><text:span text:style-name="T13">|</text:span><text:span text:style-name="T23">1</text:span><text:span text:style-name="T13">], st[i&lt;&lt;</text:span><text:span text:style-name="T23">1</text:span><text:span text:style-name="T13">|</text:span><text:span text:style-name="T23">1</text:span><text:span text:style-name="T13">]+max_rsum[i&lt;&lt;</text:span><text:span text:style-name="T23">1</text:span><text:span text:style-name="T13">]);</text:span></text:p>
        <text:p text:style-name="P23"><text:span text:style-name="T13">        max_sum[i] = max(max(max_sum[i&lt;&lt;</text:span><text:span text:style-name="T23">1</text:span><text:span text:style-name="T13">], max_sum[i&lt;&lt;</text:span><text:span text:style-name="T23">1</text:span><text:span text:style-name="T13">|</text:span><text:span text:style-name="T23">1</text:span><text:span text:style-name="T13">]), max_rsum[i&lt;&lt;</text:span><text:span text:style-name="T23">1</text:span><text:span text:style-name="T13">]+max_lsum[i&lt;&lt;</text:span><text:span text:style-name="T23">1</text:span><text:span text:style-name="T13">|</text:span><text:span text:style-name="T23">1</text:span><text:span text:style-name="T13">]);</text:span></text:p>
        <text:p text:style-name="P23"><text:span text:style-name="T13">    }</text:span></text:p>
        <text:p text:style-name="P23"><text:span text:style-name="T13">}</text:span></text:p>
        <text:p text:style-name="P23"><text:span text:style-name="T29">//Set value at Position p</text:span></text:p>
        <text:p text:style-name="P23"><text:span text:style-name="T17">void</text:span><text:span text:style-name="T13"> modify(</text:span><text:span text:style-name="T17">int</text:span><text:span text:style-name="T13"> p, </text:span><text:span text:style-name="T17">int</text:span><text:span text:style-name="T13"> value)   {</text:span></text:p>
        <text:p text:style-name="P23"><text:span text:style-name="T13">    p+=st_size;</text:span></text:p>
        <text:p text:style-name="P23"><text:span text:style-name="T13">    </text:span><text:span text:style-name="T17">for</text:span><text:span text:style-name="T13"> (st[p] = max_sum[p] = max_lsum[p] = max_rsum[p] = value; p&gt;</text:span><text:span text:style-name="T23">1</text:span><text:span text:style-name="T13">; p&gt;&gt;=</text:span><text:span text:style-name="T23">1</text:span><text:span text:style-name="T13">) {</text:span></text:p>
        <text:p text:style-name="P23"><text:span text:style-name="T13">        st[p&gt;&gt;</text:span><text:span text:style-name="T23">1</text:span><text:span text:style-name="T13">] = st[p] + st[p^</text:span><text:span text:style-name="T23">1</text:span><text:span text:style-name="T13">];</text:span></text:p>
        <text:p text:style-name="P23"><text:span text:style-name="T13">        </text:span><text:span text:style-name="T17">int</text:span><text:span text:style-name="T13"> i=p&gt;&gt;</text:span><text:span text:style-name="T23">1</text:span><text:span text:style-name="T13">;</text:span></text:p>
        <text:p text:style-name="P23"><text:span text:style-name="T13">        max_lsum[i] = max(max_lsum[i&lt;&lt;</text:span><text:span text:style-name="T23">1</text:span><text:span text:style-name="T13">], st[i&lt;&lt;</text:span><text:span text:style-name="T23">1</text:span><text:span text:style-name="T13">]+max_lsum[i&lt;&lt;</text:span><text:span text:style-name="T23">1</text:span><text:span text:style-name="T13">|</text:span><text:span text:style-name="T23">1</text:span><text:span text:style-name="T13">]);</text:span></text:p>
        <text:p text:style-name="P23"><text:span text:style-name="T13">        max_rsum[i] = max(max_rsum[i&lt;&lt;</text:span><text:span text:style-name="T23">1</text:span><text:span text:style-name="T13">|</text:span><text:span text:style-name="T23">1</text:span><text:span text:style-name="T13">], st[i&lt;&lt;</text:span><text:span text:style-name="T23">1</text:span><text:span text:style-name="T13">|</text:span><text:span text:style-name="T23">1</text:span><text:span text:style-name="T13">]+max_rsum[i&lt;&lt;</text:span><text:span text:style-name="T23">1</text:span><text:span text:style-name="T13">]);</text:span></text:p>
        <text:p text:style-name="P23"><text:span text:style-name="T13">        max_sum[i] = max(max(max_sum[i&lt;&lt;</text:span><text:span text:style-name="T23">1</text:span><text:span text:style-name="T13">], max_sum[i&lt;&lt;</text:span><text:span text:style-name="T23">1</text:span><text:span text:style-name="T13">|</text:span><text:span text:style-name="T23">1</text:span><text:span text:style-name="T13">]), max_rsum[i&lt;&lt;</text:span><text:span text:style-name="T23">1</text:span><text:span text:style-name="T13">]+max_lsum[i&lt;&lt;</text:span><text:span text:style-name="T23">1</text:span><text:span text:style-name="T13">|</text:span><text:span text:style-name="T23">1</text:span><text:span text:style-name="T13">]);</text:span></text:p>
        <text:p text:style-name="P23"><text:span text:style-name="T13">    }</text:span></text:p>
        <text:p text:style-name="P23"><text:span text:style-name="T13">}</text:span></text:p>
        <text:p text:style-name="P23"><text:span text:style-name="T29">//Sum on interval [l, r)</text:span></text:p>
        <text:p text:style-name="P23"><text:span text:style-name="T17">int</text:span><text:span text:style-name="T13"> query(</text:span><text:span text:style-name="T17">int</text:span><text:span text:style-name="T13"> l, </text:span><text:span text:style-name="T17">int</text:span><text:span text:style-name="T13"> r) {</text:span></text:p>
        <text:p text:style-name="P23"><text:span text:style-name="T13">    </text:span><text:span text:style-name="T17">int</text:span><text:span text:style-name="T13"> resl=INT_MIN&gt;&gt;</text:span><text:span text:style-name="T23">1</text:span><text:span text:style-name="T13">, resr=INT_MIN&gt;&gt;</text:span><text:span text:style-name="T23">1</text:span><text:span text:style-name="T13">, res_li=INT_MIN&gt;&gt;</text:span><text:span text:style-name="T23">1</text:span><text:span text:style-name="T13">, res_ri=INT_MIN&gt;&gt;</text:span><text:span text:style-name="T23">1</text:span><text:span text:style-name="T13">;</text:span></text:p>
        <text:p text:style-name="P23"><text:span text:style-name="T13">    </text:span><text:span text:style-name="T17">for</text:span><text:span text:style-name="T13"> (l += st_size, r += st_size; l &lt; r; l &gt;&gt;= </text:span><text:span text:style-name="T23">1</text:span><text:span text:style-name="T13">, r &gt;&gt;= </text:span><text:span text:style-name="T23">1</text:span><text:span text:style-name="T13">){</text:span></text:p>
        <text:p text:style-name="P23"><text:span text:style-name="T13">        </text:span><text:span text:style-name="T17">if</text:span><text:span text:style-name="T13"> (l&amp;</text:span><text:span text:style-name="T23">1</text:span><text:span text:style-name="T13">) {</text:span></text:p>
        <text:p text:style-name="P23"><text:span text:style-name="T13">            res_li = max(max(res_li, max_sum[l]), resl+max_lsum[l]);</text:span></text:p>
        <text:p text:style-name="P23"><text:span text:style-name="T13">            resl = max(max_rsum[l], resl+st[l]);</text:span></text:p>
        <text:p text:style-name="P23"><text:span text:style-name="T13">            l++;</text:span></text:p>
        <text:p text:style-name="P23"><text:span text:style-name="T13">        }</text:span></text:p>
        <text:p text:style-name="P23"><text:span text:style-name="T13">        </text:span><text:span text:style-name="T17">if</text:span><text:span text:style-name="T13"> (r&amp;</text:span><text:span text:style-name="T23">1</text:span><text:span text:style-name="T13">){</text:span></text:p>
        <text:p text:style-name="P23"><text:span text:style-name="T13">            r--;</text:span></text:p>
        <text:p text:style-name="P23"><text:span text:style-name="T13">            res_ri = max(max(res_ri, max_sum[r]), resr+max_rsum[r]);</text:span></text:p>
        <text:p text:style-name="P23"><text:span text:style-name="T13">            resr = max(max_lsum[r], resr+st[r]);</text:span></text:p>
        <text:p text:style-name="P23"><text:span text:style-name="T13">        }</text:span></text:p>
        <text:p text:style-name="P23"><text:span text:style-name="T13">    }</text:span></text:p>
        <text:p text:style-name="P23"><text:span text:style-name="T13">    </text:span><text:span text:style-name="T17">int</text:span><text:span text:style-name="T13"> res = max(max(res_li, res_ri), resl+resr);</text:span></text:p>
        <text:p text:style-name="P23"><text:span text:style-name="T13">    </text:span><text:span text:style-name="T17">return</text:span><text:span text:style-name="T13"> res;</text:span></text:p>
        <text:p text:style-name="P23"><text:span text:style-name="T13">}</text:span></text:p>
        <text:p text:style-name="P20"/>
        <text:p text:style-name="P27"><text:span text:style-name="T6">FENWICK TREE:</text:span></text:p>
        <text:p text:style-name="P23"><text:span text:style-name="T19">const</text:span><text:span text:style-name="T6"> </text:span><text:span text:style-name="T19">int</text:span><text:span text:style-name="T6"> N = </text:span><text:span text:style-name="T24">1e5</text:span><text:span text:style-name="T6">; </text:span><text:span text:style-name="T27">//Limit for Array Size</text:span></text:p>
        <text:p text:style-name="P23"><text:span text:style-name="T19">int</text:span><text:span text:style-name="T6"> bit_size; </text:span><text:span text:style-name="T27">//Input Array Size in main()</text:span></text:p>
        <text:p text:style-name="P23"><text:span text:style-name="T19">int</text:span><text:span text:style-name="T6"> BIT[</text:span><text:span text:style-name="T24">2</text:span><text:span text:style-name="T6">*N];</text:span></text:p>
        <text:p text:style-name="P23"><text:span text:style-name="T27">//0-indexed</text:span></text:p>
        <text:p text:style-name="P23"><text:span text:style-name="T27">//Update frequency at an index</text:span></text:p>
        <text:p text:style-name="P23"><text:span text:style-name="T19">void</text:span><text:span text:style-name="T6"> update(</text:span><text:span text:style-name="T19">int</text:span><text:span text:style-name="T6"> idx, </text:span><text:span text:style-name="T19">int</text:span><text:span text:style-name="T6"> val){</text:span></text:p>
        <text:p text:style-name="P23"><text:span text:style-name="T6">    idx++;</text:span></text:p>
        <text:p text:style-name="P23"><text:span text:style-name="T6"><text:s text:c="4"/></text:span><text:span text:style-name="T19">while</text:span><text:span text:style-name="T6"> (idx &lt;= bit_size){</text:span></text:p>
        <text:p text:style-name="P23"><text:span text:style-name="T6"><text:s text:c="8"/>BIT[idx] += val;</text:span></text:p>
        <text:p text:style-name="P23"><text:span text:style-name="T6"><text:s text:c="8"/>idx += (idx &amp; -idx);</text:span></text:p>
        <text:p text:style-name="P23"><text:span text:style-name="T6"><text:s text:c="4"/>}</text:span></text:p>
        <text:p text:style-name="P23"><text:span text:style-name="T6">}</text:span></text:p>
        <text:p text:style-name="P23"><text:span text:style-name="T27">// Read Cumulative Frequency</text:span></text:p>
        <text:p text:style-name="P23"><text:span text:style-name="T19">int</text:span><text:span text:style-name="T6"> query(</text:span><text:span text:style-name="T19">int</text:span><text:span text:style-name="T6"> idx){</text:span></text:p>
        <text:p text:style-name="P23"><text:span text:style-name="T6">    idx++;</text:span></text:p>
        <text:p text:style-name="P23"><text:span text:style-name="T6"><text:s text:c="4"/></text:span><text:span text:style-name="T19">int</text:span><text:span text:style-name="T6"> sum = </text:span><text:span text:style-name="T24">0</text:span><text:span text:style-name="T6">;</text:span></text:p>
        <text:p text:style-name="P23"><text:span text:style-name="T6"><text:s text:c="4"/></text:span><text:span text:style-name="T19">while</text:span><text:span text:style-name="T6"> (idx &gt; </text:span><text:span text:style-name="T24">0</text:span><text:span text:style-name="T6">){</text:span></text:p>
        <text:p text:style-name="P23"><text:span text:style-name="T6"><text:s text:c="8"/>sum += BIT[idx];</text:span></text:p>
        <text:p text:style-name="P23"><text:span text:style-name="T6"><text:s text:c="8"/>idx -= (idx &amp; -idx);</text:span></text:p>
        <text:p text:style-name="P23"><text:span text:style-name="T6"><text:s text:c="4"/>}</text:span></text:p>
        <text:p text:style-name="P23"><text:span text:style-name="T6"><text:s text:c="4"/></text:span><text:span text:style-name="T19">return</text:span><text:span text:style-name="T6"> sum;</text:span></text:p>
        <text:p text:style-name="P23"><text:span text:style-name="T6">}</text:span></text:p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3"><text:span text:style-name="T6">DISJOINT SET UNION:</text:span></text:p>
        <text:p text:style-name="P23"><text:span text:style-name="T17">#define MAXN </text:span><text:span text:style-name="T23">100005</text:span></text:p>
        <text:p text:style-name="P23"><text:span text:style-name="T13">vector &lt; </text:span><text:span text:style-name="T17">int</text:span><text:span text:style-name="T13"> &gt; par(MAXN, -</text:span><text:span text:style-name="T23">1</text:span><text:span text:style-name="T13">);</text:span></text:p>
        <text:p text:style-name="P23"><text:span text:style-name="T17">void</text:span><text:span text:style-name="T13"> make_set(</text:span><text:span text:style-name="T17">int</text:span><text:span text:style-name="T13"> v){</text:span></text:p>
        <text:p text:style-name="P23"><text:span text:style-name="T13"><text:s text:c="4"/>par[v] = v;</text:span></text:p>
        <text:p text:style-name="P23"><text:span text:style-name="T13">}</text:span></text:p>
        <text:p text:style-name="P23"><text:span text:style-name="T17">int</text:span><text:span text:style-name="T13"> find_set(</text:span><text:span text:style-name="T17">int</text:span><text:span text:style-name="T13"> v){</text:span></text:p>
        <text:p text:style-name="P23"><text:span text:style-name="T13"><text:s text:c="4"/></text:span><text:span text:style-name="T17">while</text:span><text:span text:style-name="T13">(par[v]!=v){</text:span></text:p>
        <text:p text:style-name="P23"><text:span text:style-name="T13"><text:s text:c="8"/>par[v] = par[par[v]];</text:span></text:p>
        <text:p text:style-name="P23"><text:span text:style-name="T13"><text:s text:c="8"/>v = par[v];</text:span></text:p>
        <text:p text:style-name="P23"><text:span text:style-name="T13"><text:s text:c="4"/>}</text:span></text:p>
        <text:p text:style-name="P23"><text:span text:style-name="T13"><text:s text:c="4"/></text:span><text:span text:style-name="T17">return</text:span><text:span text:style-name="T13"> v;</text:span></text:p>
        <text:p text:style-name="P23"><text:span text:style-name="T13">}</text:span></text:p>
        <text:p text:style-name="P23"><text:span text:style-name="T17">void</text:span><text:span text:style-name="T13"> union_set(</text:span><text:span text:style-name="T17">int</text:span><text:span text:style-name="T13"> a, </text:span><text:span text:style-name="T17">int</text:span><text:span text:style-name="T13"> b){</text:span></text:p>
        <text:p text:style-name="P23"><text:span text:style-name="T13"><text:s text:c="4"/>a = find_set(a);</text:span></text:p>
        <text:p text:style-name="P23"><text:span text:style-name="T13"><text:s text:c="4"/>b = find_set(b);</text:span></text:p>
        <text:p text:style-name="P23"><text:span text:style-name="T13"><text:s text:c="4"/></text:span><text:span text:style-name="T17">if</text:span><text:span text:style-name="T13">(a!=b)</text:span></text:p>
        <text:p text:style-name="P23"><text:span text:style-name="T13"><text:s text:c="8"/>par[b] = a;</text:span></text:p>
        <text:p text:style-name="P23"><text:span text:style-name="T13">}</text:span></text:p>
        <text:p text:style-name="P20"/>
        <text:p text:style-name="P26"><text:span text:style-name="T9">GRAPH THEORY:</text:span></text:p>
        <text:p text:style-name="P19"/>
        <text:p text:style-name="P15"><text:span text:style-name="T6">BFS:</text:span></text:p>
        <text:p text:style-name="P23"><text:span text:style-name="T17">#define MAXN </text:span><text:span text:style-name="T23">100005</text:span></text:p>
        <text:p text:style-name="P23"><text:span text:style-name="T13">vector &lt; </text:span><text:span text:style-name="T17">int</text:span><text:span text:style-name="T13"> &gt; adj[MAXN];</text:span></text:p>
        <text:p text:style-name="P23"><text:span text:style-name="T19">void</text:span><text:span text:style-name="T6"> __BFS(</text:span><text:span text:style-name="T19">int</text:span><text:span text:style-name="T6"> src, vector &lt; </text:span><text:span text:style-name="T19">bool</text:span><text:span text:style-name="T6"> &gt; &amp;visited, vector &lt; </text:span><text:span text:style-name="T19">int</text:span><text:span text:style-name="T6"> &gt; &amp;dist, vector &lt; </text:span><text:span text:style-name="T19">int</text:span><text:span text:style-name="T6"> &gt; &amp;par){</text:span></text:p>
        <text:p text:style-name="P23"><text:span text:style-name="T6"><text:s text:c="4"/>queue &lt; </text:span><text:span text:style-name="T19">int</text:span><text:span text:style-name="T6"> &gt; q;</text:span></text:p>
        <text:p text:style-name="P23"><text:span text:style-name="T6"><text:s text:c="4"/>q.push(src);</text:span></text:p>
        <text:p text:style-name="P23"><text:span text:style-name="T6"><text:s text:c="4"/>visited[src] = </text:span><text:span text:style-name="T19">true</text:span><text:span text:style-name="T6">;</text:span></text:p>
        <text:p text:style-name="P23"><text:span text:style-name="T6"><text:s text:c="4"/>par[src] = -</text:span><text:span text:style-name="T24">1</text:span><text:span text:style-name="T6">;</text:span></text:p>
        <text:p text:style-name="P23"><text:span text:style-name="T6"><text:s text:c="4"/></text:span><text:span text:style-name="T19">while</text:span><text:span text:style-name="T6">(!q.empty()){</text:span></text:p>
        <text:p text:style-name="P23"><text:span text:style-name="T6"><text:s text:c="8"/></text:span><text:span text:style-name="T19">int</text:span><text:span text:style-name="T6"> v = q.front();</text:span></text:p>
        <text:p text:style-name="P23"><text:span text:style-name="T6"><text:s text:c="8"/>q.pop();</text:span></text:p>
        <text:p text:style-name="P23"><text:span text:style-name="T6"><text:s text:c="8"/></text:span><text:span text:style-name="T19">for</text:span><text:span text:style-name="T6">(</text:span><text:span text:style-name="T19">int</text:span><text:span text:style-name="T6"> u: adj[v])</text:span></text:p>
        <text:p text:style-name="P23"><text:span text:style-name="T6"><text:s text:c="12"/></text:span><text:span text:style-name="T19">if</text:span><text:span text:style-name="T6">(!visited[u]){</text:span></text:p>
        <text:p text:style-name="P23"><text:span text:style-name="T6"><text:s text:c="16"/>visited[u] = </text:span><text:span text:style-name="T19">true</text:span><text:span text:style-name="T6">;</text:span></text:p>
        <text:p text:style-name="P23"><text:span text:style-name="T6"><text:s text:c="16"/>q.push(u);</text:span></text:p>
        <text:p text:style-name="P23"><text:span text:style-name="T6"><text:s text:c="16"/>dist[u] = dist[v] + </text:span><text:span text:style-name="T24">1</text:span><text:span text:style-name="T6">;</text:span></text:p>
        <text:p text:style-name="P23"><text:span text:style-name="T6"><text:s text:c="16"/>par[u] = v;</text:span></text:p>
        <text:p text:style-name="P23"><text:span text:style-name="T6"><text:s text:c="12"/>}</text:span></text:p>
        <text:p text:style-name="P23"><text:span text:style-name="T6"><text:s text:c="4"/>}</text:span></text:p>
        <text:p text:style-name="P23"><text:span text:style-name="T6">}</text:span></text:p>
        <text:p text:style-name="P23"><text:span text:style-name="T19">void</text:span><text:span text:style-name="T6"> BFS(</text:span><text:span text:style-name="T19">int</text:span><text:span text:style-name="T6"> n){</text:span></text:p>
        <text:p text:style-name="P23"><text:span text:style-name="T6"><text:s text:c="4"/>vector &lt; </text:span><text:span text:style-name="T19">bool</text:span><text:span text:style-name="T6"> &gt; visited(MAXN);</text:span></text:p>
        <text:p text:style-name="P23"><text:span text:style-name="T6"><text:s text:c="4"/>vector &lt; </text:span><text:span text:style-name="T19">int</text:span><text:span text:style-name="T6"> &gt; dist(MAXN), par(MAXN)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<text:s text:c="8"/></text:span><text:span text:style-name="T19">if</text:span><text:span text:style-name="T6">(!visited[i])</text:span></text:p>
        <text:p text:style-name="P23"><text:span text:style-name="T6"><text:s text:c="12"/>__BFS(i, visited, dist, par);</text:span></text:p>
        <text:p text:style-name="P23"><text:span text:style-name="T6">}</text:span></text:p>
        <text:p text:style-name="P15"><text:span text:style-name="T6">DFS:</text:span></text:p>
        <text:p text:style-name="P23"><text:span text:style-name="T20">#define MAXN </text:span><text:span text:style-name="T25">100005</text:span></text:p>
        <text:p text:style-name="P23"><text:span text:style-name="T8">vector &lt; </text:span><text:span text:style-name="T20">int</text:span><text:span text:style-name="T8"> &gt; adj[MAXN];</text:span></text:p>
        <text:p text:style-name="P23"><text:span text:style-name="T20">int</text:span><text:span text:style-name="T8"> timer = </text:span><text:span text:style-name="T25">0</text:span><text:span text:style-name="T8">;</text:span></text:p>
        <text:p text:style-name="P23"><text:span text:style-name="T20">void</text:span><text:span text:style-name="T8"> __DFS(</text:span><text:span text:style-name="T20">int</text:span><text:span text:style-name="T8"> v, vector &lt;</text:span><text:span text:style-name="T20">bool</text:span><text:span text:style-name="T8">&gt; &amp;visited, vector &lt; </text:span><text:span text:style-name="T20">int</text:span><text:span text:style-name="T8"> &gt; &amp;tin, vector &lt; </text:span><text:span text:style-name="T20">int</text:span><text:span text:style-name="T8"> &gt; &amp;tout){</text:span></text:p>
        <text:p text:style-name="P23"><text:span text:style-name="T8"><text:s text:c="4"/>visited[v] = </text:span><text:span text:style-name="T20">true</text:span><text:span text:style-name="T8">;</text:span></text:p>
        <text:p text:style-name="P23"><text:span text:style-name="T8"><text:s text:c="4"/>tin[v] = timer++;</text:span></text:p>
        <text:p text:style-name="P23"><text:span text:style-name="T8"><text:s text:c="4"/></text:span><text:span text:style-name="T20">for</text:span><text:span text:style-name="T8">(</text:span><text:span text:style-name="T20">int</text:span><text:span text:style-name="T8"> u: adj[v])</text:span></text:p>
        <text:p text:style-name="P23"><text:span text:style-name="T8"><text:s text:c="8"/></text:span><text:span text:style-name="T20">if</text:span><text:span text:style-name="T8">(!visited[u])</text:span></text:p>
        <text:p text:style-name="P23"><text:span text:style-name="T8"><text:s text:c="12"/>__DFS(u, visited, tin, tout);</text:span></text:p>
        <text:p text:style-name="P23"><text:span text:style-name="T8"><text:s text:c="4"/>tout[v] = timer++;</text:span></text:p>
        <text:p text:style-name="P23"><text:span text:style-name="T8">}</text:span></text:p>
        <text:p text:style-name="P23"><text:span text:style-name="T20">void</text:span><text:span text:style-name="T8"> DFS(</text:span><text:span text:style-name="T20">int</text:span><text:span text:style-name="T8"> n){</text:span></text:p>
        <text:p text:style-name="P23"><text:span text:style-name="T8"><text:s text:c="4"/>vector &lt; </text:span><text:span text:style-name="T20">bool</text:span><text:span text:style-name="T8"> &gt; visited(n+</text:span><text:span text:style-name="T25">1</text:span><text:span text:style-name="T8">);</text:span></text:p>
        <text:p text:style-name="P23"><text:span text:style-name="T8"><text:s text:c="4"/>vector &lt; </text:span><text:span text:style-name="T20">int</text:span><text:span text:style-name="T8"> &gt; tin(MAXN), tout(MAXN);</text:span></text:p>
        <text:p text:style-name="P23"><text:span text:style-name="T8"><text:s text:c="4"/></text:span><text:span text:style-name="T20">for</text:span><text:span text:style-name="T8">(</text:span><text:span text:style-name="T20">int</text:span><text:span text:style-name="T8"> i=</text:span><text:span text:style-name="T25">1</text:span><text:span text:style-name="T8">; i&lt;=n; i++)</text:span></text:p>
        <text:p text:style-name="P23"><text:span text:style-name="T8"><text:s text:c="8"/></text:span><text:span text:style-name="T20">if</text:span><text:span text:style-name="T8">(!visited[i])</text:span></text:p>
        <text:p text:style-name="P23"><text:span text:style-name="T8"><text:s text:c="12"/>__DFS(i, visited, tin, tout);</text:span></text:p>
        <text:p text:style-name="P23"><text:span text:style-name="T8">}</text:span></text:p>
        <text:p text:style-name="P19"/>
        <text:p text:style-name="P15"><text:span text:style-name="T6">FINDING CONNECTED COMPONENTS:</text:span></text:p>
        <text:p text:style-name="P15"><text:span text:style-name="T6">Searching for all connected components in a graph can be done with a slight modification in the DFS()</text:span></text:p>
        <text:p text:style-name="P19"/>
        <text:p text:style-name="P15"><text:span text:style-name="T6">FINDING BRIDGES:</text:span></text:p>
        <text:p text:style-name="P23"><text:span text:style-name="T19">#define MAXN </text:span><text:span text:style-name="T24">100005</text:span></text:p>
        <text:p text:style-name="P23"><text:span text:style-name="T6">vector &lt; </text:span><text:span text:style-name="T19">int</text:span><text:span text:style-name="T6"> &gt; adj[MAXN];</text:span></text:p>
        <text:p text:style-name="P23"><text:span text:style-name="T19">int</text:span><text:span text:style-name="T6"> timer;</text:span></text:p>
        <text:p text:style-name="P23"><text:span text:style-name="T19">void</text:span><text:span text:style-name="T6"> __DFS_FindBridges(</text:span><text:span text:style-name="T19">int</text:span><text:span text:style-name="T6"> v, </text:span><text:span text:style-name="T19">int</text:span><text:span text:style-name="T6"> par, vector &lt; </text:span><text:span text:style-name="T19">bool</text:span><text:span text:style-name="T6"> &gt; &amp;visited, vector &lt; </text:span><text:span text:style-name="T19">int</text:span><text:span text:style-name="T6"> &gt; &amp;tin, vector &lt; </text:span><text:span text:style-name="T19">int</text:span><text:span text:style-name="T6"> &gt; &amp;fup){</text:span></text:p>
        <text:p text:style-name="P23"><text:span text:style-name="T6"><text:s text:c="4"/>visited[v] = </text:span><text:span text:style-name="T19">true</text:span><text:span text:style-name="T6">;</text:span></text:p>
        <text:p text:style-name="P23"><text:soft-page-break/><text:span text:style-name="T6"><text:s text:c="4"/>tin[v] = fup[v] = timer++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u: adj[v]){</text:span></text:p>
        <text:p text:style-name="P23"><text:span text:style-name="T6"><text:s text:c="8"/></text:span><text:span text:style-name="T19">if</text:span><text:span text:style-name="T6">(u==par) </text:span><text:span text:style-name="T19">continue</text:span><text:span text:style-name="T6">;</text:span></text:p>
        <text:p text:style-name="P23"><text:span text:style-name="T6"><text:s text:c="8"/></text:span><text:span text:style-name="T19">if</text:span><text:span text:style-name="T6">(visited[u])</text:span></text:p>
        <text:p text:style-name="P23"><text:span text:style-name="T6"><text:s text:c="12"/>fup[v] = min(fup[v], tin[u]);</text:span></text:p>
        <text:p text:style-name="P23"><text:span text:style-name="T6"><text:s text:c="8"/></text:span><text:span text:style-name="T19">else</text:span><text:span text:style-name="T6">{</text:span></text:p>
        <text:p text:style-name="P23"><text:span text:style-name="T6"><text:s text:c="12"/>__DFS_FindBridges(u, v, visited, tin, fup);</text:span></text:p>
        <text:p text:style-name="P23"><text:span text:style-name="T6"><text:s text:c="12"/>fup[v] = min(fup[v], fup[u]);</text:span></text:p>
        <text:p text:style-name="P23"><text:span text:style-name="T6"><text:s text:c="12"/></text:span><text:span text:style-name="T19">if</text:span><text:span text:style-name="T6">(fup[u] &gt; tin[v])</text:span></text:p>
        <text:p text:style-name="P23"><text:span text:style-name="T6"><text:s text:c="16"/>cout &lt;&lt; v &lt;&lt; </text:span><text:span text:style-name="T22">" "</text:span><text:span text:style-name="T6"> &lt;&lt; u &lt;&lt; endl;</text:span></text:p>
        <text:p text:style-name="P23"><text:span text:style-name="T6"><text:s text:c="8"/>}</text:span></text:p>
        <text:p text:style-name="P23"><text:span text:style-name="T6"><text:s text:c="4"/>}</text:span></text:p>
        <text:p text:style-name="P23"><text:span text:style-name="T6">}</text:span></text:p>
        <text:p text:style-name="P23"><text:span text:style-name="T19">void</text:span><text:span text:style-name="T6"> FindBridges(</text:span><text:span text:style-name="T19">int</text:span><text:span text:style-name="T6"> n){</text:span></text:p>
        <text:p text:style-name="P23"><text:span text:style-name="T6"><text:s text:c="4"/>timer = </text:span><text:span text:style-name="T24">0</text:span><text:span text:style-name="T6">;</text:span></text:p>
        <text:p text:style-name="P23"><text:span text:style-name="T6"><text:s text:c="4"/>vector &lt; </text:span><text:span text:style-name="T19">bool</text:span><text:span text:style-name="T6"> &gt; visited(n+</text:span><text:span text:style-name="T24">1</text:span><text:span text:style-name="T6">);</text:span></text:p>
        <text:p text:style-name="P23"><text:span text:style-name="T6"><text:s text:c="4"/>vector &lt; </text:span><text:span text:style-name="T19">int</text:span><text:span text:style-name="T6"> &gt; tin(n+</text:span><text:span text:style-name="T24">1</text:span><text:span text:style-name="T6">, -</text:span><text:span text:style-name="T24">1</text:span><text:span text:style-name="T6">), fup(n+</text:span><text:span text:style-name="T24">1</text:span><text:span text:style-name="T6">, -</text:span><text:span text:style-name="T24">1</text:span><text:span text:style-name="T6">)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<text:s text:c="8"/></text:span><text:span text:style-name="T19">if</text:span><text:span text:style-name="T6">(!visited[i])</text:span></text:p>
        <text:p text:style-name="P23"><text:span text:style-name="T6"><text:s text:c="12"/>__DFS_FindBridges(i, -</text:span><text:span text:style-name="T24">1</text:span><text:span text:style-name="T6">, visited, tin, fup);</text:span></text:p>
        <text:p text:style-name="P23"><text:span text:style-name="T6">}</text:span></text:p>
        <text:p text:style-name="P19"/>
        <text:p text:style-name="P15"><text:span text:style-name="T6">FINDING ARTICULATION POINTS:</text:span></text:p>
        <text:p text:style-name="P23"><text:span text:style-name="T19">#define MAXN </text:span><text:span text:style-name="T24">100005</text:span></text:p>
        <text:p text:style-name="P23"><text:span text:style-name="T6">vector &lt; </text:span><text:span text:style-name="T19">int</text:span><text:span text:style-name="T6"> &gt; adj[MAXN];</text:span></text:p>
        <text:p text:style-name="P23"><text:span text:style-name="T6">vector &lt; </text:span><text:span text:style-name="T19">bool</text:span><text:span text:style-name="T6"> &gt; Is_CutPoint(MAXN);</text:span></text:p>
        <text:p text:style-name="P23"><text:span text:style-name="T19">int</text:span><text:span text:style-name="T6"> timer;</text:span></text:p>
        <text:p text:style-name="P23"><text:span text:style-name="T19">void</text:span><text:span text:style-name="T6"> __DFS_FindCutPoints(</text:span><text:span text:style-name="T19">int</text:span><text:span text:style-name="T6"> v, </text:span><text:span text:style-name="T19">int</text:span><text:span text:style-name="T6"> par, vector &lt; </text:span><text:span text:style-name="T19">bool</text:span><text:span text:style-name="T6"> &gt; &amp;visited, vector &lt; </text:span><text:span text:style-name="T19">int</text:span><text:span text:style-name="T6"> &gt; &amp;tin, vector &lt; </text:span><text:span text:style-name="T19">int</text:span><text:span text:style-name="T6"> &gt; &amp;fup){</text:span></text:p>
        <text:p text:style-name="P23"><text:span text:style-name="T6"><text:s text:c="4"/>visited[v] = </text:span><text:span text:style-name="T19">true</text:span><text:span text:style-name="T6">;</text:span></text:p>
        <text:p text:style-name="P23"><text:span text:style-name="T6"><text:s text:c="4"/>tin[v] = fup[v] = timer++;</text:span></text:p>
        <text:p text:style-name="P23"><text:span text:style-name="T6"><text:s text:c="4"/></text:span><text:span text:style-name="T19">int</text:span><text:span text:style-name="T6"> children = </text:span><text:span text:style-name="T24">0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u: adj[v]){</text:span></text:p>
        <text:p text:style-name="P23"><text:span text:style-name="T6"><text:s text:c="8"/></text:span><text:span text:style-name="T19">if</text:span><text:span text:style-name="T6">(u==par) </text:span><text:span text:style-name="T19">continue</text:span><text:span text:style-name="T6">;</text:span></text:p>
        <text:p text:style-name="P23"><text:span text:style-name="T6"><text:s text:c="8"/></text:span><text:span text:style-name="T19">if</text:span><text:span text:style-name="T6">(visited[u])</text:span></text:p>
        <text:p text:style-name="P23"><text:span text:style-name="T6"><text:s text:c="12"/>fup[v] = min(fup[v], tin[u]);</text:span></text:p>
        <text:p text:style-name="P23"><text:span text:style-name="T6"><text:s text:c="8"/></text:span><text:span text:style-name="T19">else</text:span><text:span text:style-name="T6">{</text:span></text:p>
        <text:p text:style-name="P23"><text:span text:style-name="T6"><text:s text:c="12"/>__DFS_FindCutPoints(u, v, visited, tin, fup);</text:span></text:p>
        <text:p text:style-name="P23"><text:span text:style-name="T6"><text:s text:c="12"/>fup[v] = min(fup[v], fup[u]);</text:span></text:p>
        <text:p text:style-name="P23"><text:span text:style-name="T6"><text:s text:c="12"/></text:span><text:span text:style-name="T19">if</text:span><text:span text:style-name="T6">(fup[u] &gt;= tin[v] and par!=-</text:span><text:span text:style-name="T24">1</text:span><text:span text:style-name="T6">)</text:span></text:p>
        <text:p text:style-name="P23"><text:span text:style-name="T6"><text:s text:c="16"/>Is_CutPoint[v] = </text:span><text:span text:style-name="T19">true</text:span><text:span text:style-name="T6">;</text:span></text:p>
        <text:p text:style-name="P23"><text:span text:style-name="T6"><text:s text:c="12"/>children++;</text:span></text:p>
        <text:p text:style-name="P23"><text:span text:style-name="T6"><text:s text:c="8"/>}</text:span></text:p>
        <text:p text:style-name="P23"><text:span text:style-name="T6"><text:s text:c="4"/>}</text:span></text:p>
        <text:p text:style-name="P23"><text:span text:style-name="T6"><text:s text:c="4"/></text:span><text:span text:style-name="T19">if</text:span><text:span text:style-name="T6">(par==-</text:span><text:span text:style-name="T24">1</text:span><text:span text:style-name="T6"> and children &gt; </text:span><text:span text:style-name="T24">1</text:span><text:span text:style-name="T6">)</text:span></text:p>
        <text:p text:style-name="P23"><text:span text:style-name="T6"><text:s text:c="8"/>Is_CutPoint[v] = </text:span><text:span text:style-name="T19">true</text:span><text:span text:style-name="T6">;</text:span></text:p>
        <text:p text:style-name="P23"><text:span text:style-name="T6">}</text:span></text:p>
        <text:p text:style-name="P23"><text:span text:style-name="T19">void</text:span><text:span text:style-name="T6"> FindCutPoints(</text:span><text:span text:style-name="T19">int</text:span><text:span text:style-name="T6"> n){</text:span></text:p>
        <text:p text:style-name="P23"><text:span text:style-name="T6"><text:s text:c="4"/>timer = </text:span><text:span text:style-name="T24">0</text:span><text:span text:style-name="T6">;</text:span></text:p>
        <text:p text:style-name="P23"><text:span text:style-name="T6"><text:s text:c="4"/>vector &lt; </text:span><text:span text:style-name="T19">bool</text:span><text:span text:style-name="T6"> &gt; visited(n+</text:span><text:span text:style-name="T24">1</text:span><text:span text:style-name="T6">);</text:span></text:p>
        <text:p text:style-name="P23"><text:span text:style-name="T6"><text:s text:c="4"/>vector &lt; </text:span><text:span text:style-name="T19">int</text:span><text:span text:style-name="T6"> &gt; tin(n+</text:span><text:span text:style-name="T24">1</text:span><text:span text:style-name="T6">, -</text:span><text:span text:style-name="T24">1</text:span><text:span text:style-name="T6">), fup(n+</text:span><text:span text:style-name="T24">1</text:span><text:span text:style-name="T6">, -</text:span><text:span text:style-name="T24">1</text:span><text:span text:style-name="T6">)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<text:s text:c="8"/></text:span><text:span text:style-name="T19">if</text:span><text:span text:style-name="T6">(!visited[i])</text:span></text:p>
        <text:p text:style-name="P23"><text:span text:style-name="T6"><text:s text:c="12"/>__DFS_FindCutPoints(i, -</text:span><text:span text:style-name="T24">1</text:span><text:span text:style-name="T6">, visited, tin, fup);</text:span></text:p>
        <text:p text:style-name="P23"><text:span text:style-name="T6">}</text:span></text:p>
        <text:p text:style-name="P20"/>
        <text:p text:style-name="P23"><text:span text:style-name="T6">STRONGLY CONNECTED COMPONENTS:</text:span></text:p>
        <text:p text:style-name="P23"><text:span text:style-name="T19">#define MAXN </text:span><text:span text:style-name="T24">100005</text:span></text:p>
        <text:p text:style-name="P23"><text:span text:style-name="T6">vector &lt; </text:span><text:span text:style-name="T19">int</text:span><text:span text:style-name="T6"> &gt; adj[MAXN], adjT[MAXN];</text:span></text:p>
        <text:p text:style-name="P23"><text:span text:style-name="T19">void</text:span><text:span text:style-name="T6"> DFS(</text:span><text:span text:style-name="T19">int</text:span><text:span text:style-name="T6"> v, vector &lt; </text:span><text:span text:style-name="T19">bool</text:span><text:span text:style-name="T6"> &gt; &amp;used, vector &lt; </text:span><text:span text:style-name="T19">int</text:span><text:span text:style-name="T6"> &gt; &amp;order){</text:span></text:p>
        <text:p text:style-name="P23"><text:span text:style-name="T6"><text:s text:c="4"/>used[v] = </text:span><text:span text:style-name="T19">true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u: adj[v])</text:span></text:p>
        <text:p text:style-name="P23"><text:soft-page-break/><text:span text:style-name="T6"><text:s text:c="8"/></text:span><text:span text:style-name="T19">if</text:span><text:span text:style-name="T6">(!used[u])</text:span></text:p>
        <text:p text:style-name="P23"><text:span text:style-name="T6"><text:s text:c="12"/>DFS(u, used, order);</text:span></text:p>
        <text:p text:style-name="P23"><text:span text:style-name="T6"><text:s text:c="4"/>order.push_back(v);</text:span></text:p>
        <text:p text:style-name="P23"><text:span text:style-name="T6">}</text:span></text:p>
        <text:p text:style-name="P23"><text:span text:style-name="T19">void</text:span><text:span text:style-name="T6"> DFST(</text:span><text:span text:style-name="T19">int</text:span><text:span text:style-name="T6"> v, vector &lt; </text:span><text:span text:style-name="T19">bool</text:span><text:span text:style-name="T6"> &gt; &amp;used, vector &lt; </text:span><text:span text:style-name="T19">int</text:span><text:span text:style-name="T6"> &gt; &amp;component){</text:span></text:p>
        <text:p text:style-name="P23"><text:span text:style-name="T6"><text:s text:c="4"/>used[v] = </text:span><text:span text:style-name="T19">true</text:span><text:span text:style-name="T6">;</text:span></text:p>
        <text:p text:style-name="P23"><text:span text:style-name="T6"><text:s text:c="4"/>component.push_back(v)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u: adjT[v])</text:span></text:p>
        <text:p text:style-name="P23"><text:span text:style-name="T6"><text:s text:c="8"/></text:span><text:span text:style-name="T19">if</text:span><text:span text:style-name="T6">(!used[u])</text:span></text:p>
        <text:p text:style-name="P23"><text:span text:style-name="T6"><text:s text:c="12"/>DFST(u, used, component);</text:span></text:p>
        <text:p text:style-name="P23"><text:span text:style-name="T6">}</text:span></text:p>
        <text:p text:style-name="P23"><text:span text:style-name="T19">void</text:span><text:span text:style-name="T6"> SCC(</text:span><text:span text:style-name="T19">int</text:span><text:span text:style-name="T6"> n){</text:span></text:p>
        <text:p text:style-name="P23"><text:span text:style-name="T6"><text:s text:c="4"/>vector &lt; </text:span><text:span text:style-name="T19">bool</text:span><text:span text:style-name="T6"> &gt; used(n+</text:span><text:span text:style-name="T24">1</text:span><text:span text:style-name="T6">);</text:span></text:p>
        <text:p text:style-name="P23"><text:span text:style-name="T6"><text:s text:c="4"/>vector &lt; </text:span><text:span text:style-name="T19">int</text:span><text:span text:style-name="T6"> &gt; order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<text:s text:c="8"/></text:span><text:span text:style-name="T19">if</text:span><text:span text:style-name="T6">(!used[i])</text:span></text:p>
        <text:p text:style-name="P23"><text:span text:style-name="T6"><text:s text:c="12"/>DFS(i, used, order);</text:span></text:p>
        <text:p text:style-name="P23"><text:span text:style-name="T6"><text:s text:c="4"/>reverse(order.begin(), order.end());</text:span></text:p>
        <text:p text:style-name="P23"><text:span text:style-name="T6"><text:s text:c="4"/>fill(used.begin(), used.end(), </text:span><text:span text:style-name="T19">false</text:span><text:span text:style-name="T6">);</text:span></text:p>
        <text:p text:style-name="P23"><text:span text:style-name="T6"><text:s text:c="4"/>vector &lt; </text:span><text:span text:style-name="T19">int</text:span><text:span text:style-name="T6"> &gt; component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v: order)</text:span></text:p>
        <text:p text:style-name="P23"><text:span text:style-name="T6"><text:s text:c="8"/></text:span><text:span text:style-name="T19">if</text:span><text:span text:style-name="T6">(!used[v]){</text:span></text:p>
        <text:p text:style-name="P23"><text:span text:style-name="T6"><text:s text:c="12"/>DFST(v, used, component);</text:span></text:p>
        <text:p text:style-name="P23"><text:span text:style-name="T6"><text:s text:c="12"/></text:span><text:span text:style-name="T19">for</text:span><text:span text:style-name="T6">(</text:span><text:span text:style-name="T19">int</text:span><text:span text:style-name="T6"> u: component)</text:span></text:p>
        <text:p text:style-name="P23"><text:span text:style-name="T6"><text:s text:c="16"/>cout &lt;&lt; u &lt;&lt; </text:span><text:span text:style-name="T22">" "</text:span><text:span text:style-name="T6">;</text:span></text:p>
        <text:p text:style-name="P23"><text:span text:style-name="T6"><text:s text:c="12"/>cout &lt;&lt; endl;</text:span></text:p>
        <text:p text:style-name="P23"><text:span text:style-name="T6"><text:s text:c="12"/>component.clear();</text:span></text:p>
        <text:p text:style-name="P23"><text:span text:style-name="T6"><text:s text:c="8"/>}</text:span></text:p>
        <text:p text:style-name="P23"><text:span text:style-name="T6">}</text:span></text:p>
        <text:p text:style-name="P23"><text:span text:style-name="T6">DIJKSTRA’S ALGORITHM</text:span></text:p>
        <text:p text:style-name="P23"><text:span text:style-name="T19">#define INF </text:span><text:span text:style-name="T24">0x3f3f3f3f</text:span></text:p>
        <text:p text:style-name="P23"><text:span text:style-name="T19">#define pii pair </text:span><text:span text:style-name="T6">&lt;</text:span><text:span text:style-name="T19"> int, int </text:span><text:span text:style-name="T6">&gt;</text:span></text:p>
        <text:p text:style-name="P23"><text:span text:style-name="T19">#define MAXN </text:span><text:span text:style-name="T24">100005</text:span></text:p>
        <text:p text:style-name="P23"><text:span text:style-name="T6">vector &lt; pii &gt; adj[MAXN];</text:span></text:p>
        <text:p text:style-name="P23"><text:span text:style-name="T6">vector &lt; </text:span><text:span text:style-name="T19">int</text:span><text:span text:style-name="T6"> &gt; d(MAXN, INF), par(MAXN, -</text:span><text:span text:style-name="T24">1</text:span><text:span text:style-name="T6">);</text:span></text:p>
        <text:p text:style-name="P23"><text:span text:style-name="T19">void</text:span><text:span text:style-name="T6"> dijkstra(</text:span><text:span text:style-name="T19">int</text:span><text:span text:style-name="T6"> s, </text:span><text:span text:style-name="T19">int</text:span><text:span text:style-name="T6"> n){</text:span></text:p>
        <text:p text:style-name="P23"><text:span text:style-name="T6"><text:s text:c="4"/>priority_queue &lt; pii, vector &lt; pii &gt;, greater &lt; pii &gt; &gt; pq;</text:span></text:p>
        <text:p text:style-name="P23"><text:span text:style-name="T6"><text:s text:c="4"/>d[s] = </text:span><text:span text:style-name="T24">0</text:span><text:span text:style-name="T6">;</text:span></text:p>
        <text:p text:style-name="P23"><text:span text:style-name="T6"><text:s text:c="4"/>pq.push({</text:span><text:span text:style-name="T24">0</text:span><text:span text:style-name="T6">, s});</text:span></text:p>
        <text:p text:style-name="P23"><text:span text:style-name="T6"><text:s text:c="4"/></text:span><text:span text:style-name="T19">while</text:span><text:span text:style-name="T6">(!pq.empty()){</text:span></text:p>
        <text:p text:style-name="P23"><text:span text:style-name="T6"><text:s text:c="8"/></text:span><text:span text:style-name="T19">auto</text:span><text:span text:style-name="T6"> node = pq.top();</text:span></text:p>
        <text:p text:style-name="P23"><text:span text:style-name="T6"><text:s text:c="8"/></text:span><text:span text:style-name="T19">int</text:span><text:span text:style-name="T6"> v = node.second;</text:span></text:p>
        <text:p text:style-name="P23"><text:span text:style-name="T6"><text:s text:c="8"/>pq.pop();</text:span></text:p>
        <text:p text:style-name="P23"><text:span text:style-name="T6"><text:s text:c="8"/></text:span><text:span text:style-name="T19">if</text:span><text:span text:style-name="T6">(d[v]!=node.first)</text:span></text:p>
        <text:p text:style-name="P23"><text:span text:style-name="T6"><text:s text:c="12"/></text:span><text:span text:style-name="T19">continue</text:span><text:span text:style-name="T6">;</text:span></text:p>
        <text:p text:style-name="P23"><text:span text:style-name="T6"><text:s text:c="8"/></text:span><text:span text:style-name="T19">for</text:span><text:span text:style-name="T6">(</text:span><text:span text:style-name="T19">auto</text:span><text:span text:style-name="T6"> edge: adj[v]){</text:span></text:p>
        <text:p text:style-name="P23"><text:span text:style-name="T6"><text:s text:c="12"/></text:span><text:span text:style-name="T19">int</text:span><text:span text:style-name="T6"> u = edge.first;</text:span></text:p>
        <text:p text:style-name="P23"><text:span text:style-name="T6"><text:s text:c="12"/></text:span><text:span text:style-name="T19">int</text:span><text:span text:style-name="T6"> len = edge.second;</text:span></text:p>
        <text:p text:style-name="P23"><text:span text:style-name="T6"><text:s text:c="12"/></text:span><text:span text:style-name="T19">if</text:span><text:span text:style-name="T6">(d[v] + len &lt; d[u]){</text:span></text:p>
        <text:p text:style-name="P23"><text:span text:style-name="T6"><text:s text:c="16"/>d[u] = d[v] + len;</text:span></text:p>
        <text:p text:style-name="P23"><text:span text:style-name="T6"><text:s text:c="16"/>par[u] = v;</text:span></text:p>
        <text:p text:style-name="P23"><text:span text:style-name="T6"><text:s text:c="16"/>pq.push({d[u], u});</text:span></text:p>
        <text:p text:style-name="P23"><text:span text:style-name="T6"><text:s text:c="12"/>}</text:span></text:p>
        <text:p text:style-name="P23"><text:span text:style-name="T6"><text:s text:c="8"/>}</text:span></text:p>
        <text:p text:style-name="P23"><text:span text:style-name="T6"><text:s text:c="4"/>}</text:span></text:p>
        <text:p text:style-name="P23"><text:span text:style-name="T6">}</text:span></text:p>
        <text:p text:style-name="P20"/>
        <text:p text:style-name="P23"><text:span text:style-name="T6">BELLMAN-FORD ALGORITHM</text:span></text:p>
        <text:p text:style-name="P23"><text:span text:style-name="T19">#define INF </text:span><text:span text:style-name="T24">0x3f3f3f3f</text:span></text:p>
        <text:p text:style-name="P23"><text:span text:style-name="T19">#define pii pair </text:span><text:span text:style-name="T6">&lt;</text:span><text:span text:style-name="T19"> int, int </text:span><text:span text:style-name="T6">&gt;</text:span></text:p>
        <text:p text:style-name="P23"><text:span text:style-name="T19">#define MAXN </text:span><text:span text:style-name="T24">100005</text:span></text:p>
        <text:p text:style-name="P23"><text:soft-page-break/><text:span text:style-name="T6">vector &lt; pii &gt; adj[MAXN];</text:span></text:p>
        <text:p text:style-name="P23"><text:span text:style-name="T6">vector &lt; </text:span><text:span text:style-name="T19">int</text:span><text:span text:style-name="T6"> &gt; d(MAXN, INF), par(MAXN, -</text:span><text:span text:style-name="T24">1</text:span><text:span text:style-name="T6">);</text:span></text:p>
        <text:p text:style-name="P23"><text:span text:style-name="T19">void</text:span><text:span text:style-name="T6"> BellmanFord(</text:span><text:span text:style-name="T19">int</text:span><text:span text:style-name="T6"> s, </text:span><text:span text:style-name="T19">int</text:span><text:span text:style-name="T6"> n){</text:span></text:p>
        <text:p text:style-name="P23"><text:span text:style-name="T6"><text:s text:c="4"/>d[s] = </text:span><text:span text:style-name="T24">0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n-</text:span><text:span text:style-name="T24">1</text:span><text:span text:style-name="T6">; i++){</text:span></text:p>
        <text:p text:style-name="P23"><text:span text:style-name="T6"><text:s text:c="8"/></text:span><text:span text:style-name="T19">bool</text:span><text:span text:style-name="T6"> any = </text:span><text:span text:style-name="T19">false</text:span><text:span text:style-name="T6">;</text:span></text:p>
        <text:p text:style-name="P23"><text:span text:style-name="T6"><text:s text:c="8"/></text:span><text:span text:style-name="T19">for</text:span><text:span text:style-name="T6">(</text:span><text:span text:style-name="T19">int</text:span><text:span text:style-name="T6"> v=</text:span><text:span text:style-name="T24">1</text:span><text:span text:style-name="T6">; v&lt;=n; v++)</text:span></text:p>
        <text:p text:style-name="P23"><text:span text:style-name="T6"><text:s text:c="12"/></text:span><text:span text:style-name="T19">for</text:span><text:span text:style-name="T6">(</text:span><text:span text:style-name="T19">auto</text:span><text:span text:style-name="T6"> node: adj[v]){</text:span></text:p>
        <text:p text:style-name="P23"><text:span text:style-name="T6"><text:s text:c="16"/></text:span><text:span text:style-name="T19">int</text:span><text:span text:style-name="T6"> u = node.first;</text:span></text:p>
        <text:p text:style-name="P23"><text:span text:style-name="T6"><text:s text:c="16"/></text:span><text:span text:style-name="T19">int</text:span><text:span text:style-name="T6"> len = node.second;</text:span></text:p>
        <text:p text:style-name="P23"><text:span text:style-name="T6"><text:s text:c="16"/></text:span><text:span text:style-name="T19">if</text:span><text:span text:style-name="T6">(d[v]&lt;INF and d[u] &gt; d[v] + len){</text:span></text:p>
        <text:p text:style-name="P23"><text:span text:style-name="T6"><text:s text:c="20"/>d[u] = d[v] + len;</text:span></text:p>
        <text:p text:style-name="P23"><text:span text:style-name="T6"><text:s text:c="20"/>par[u] = v;</text:span></text:p>
        <text:p text:style-name="P23"><text:span text:style-name="T6"><text:s text:c="20"/>any = </text:span><text:span text:style-name="T19">true</text:span><text:span text:style-name="T6">;</text:span></text:p>
        <text:p text:style-name="P23"><text:span text:style-name="T6"><text:s text:c="16"/>}</text:span></text:p>
        <text:p text:style-name="P23"><text:span text:style-name="T6"><text:s text:c="12"/>}</text:span></text:p>
        <text:p text:style-name="P23"><text:span text:style-name="T6"><text:s text:c="8"/></text:span><text:span text:style-name="T19">if</text:span><text:span text:style-name="T6">(!any)</text:span></text:p>
        <text:p text:style-name="P23"><text:span text:style-name="T6"><text:s text:c="12"/></text:span><text:span text:style-name="T19">break</text:span><text:span text:style-name="T6">;</text:span></text:p>
        <text:p text:style-name="P23"><text:span text:style-name="T6"><text:s text:c="4"/>}</text:span></text:p>
        <text:p text:style-name="P23"><text:span text:style-name="T6"><text:s text:c="4"/></text:span><text:span text:style-name="T27">//For Checking if the graph contains negative weight cycle</text:span></text:p>
        <text:p text:style-name="P23"><text:span text:style-name="T6"><text:s text:c="4"/></text:span><text:span text:style-name="T19">bool</text:span><text:span text:style-name="T6"> neg_cycle = </text:span><text:span text:style-name="T19">false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v=</text:span><text:span text:style-name="T24">1</text:span><text:span text:style-name="T6">; v&lt;=n; v++){</text:span></text:p>
        <text:p text:style-name="P23"><text:span text:style-name="T6"><text:s text:c="8"/></text:span><text:span text:style-name="T19">for</text:span><text:span text:style-name="T6">(</text:span><text:span text:style-name="T19">auto</text:span><text:span text:style-name="T6"> node: adj[v]){</text:span></text:p>
        <text:p text:style-name="P23"><text:span text:style-name="T6"><text:s text:c="12"/></text:span><text:span text:style-name="T19">int</text:span><text:span text:style-name="T6"> u = node.first;</text:span></text:p>
        <text:p text:style-name="P23"><text:span text:style-name="T6"><text:s text:c="12"/></text:span><text:span text:style-name="T19">int</text:span><text:span text:style-name="T6"> len = node.second;</text:span></text:p>
        <text:p text:style-name="P23"><text:span text:style-name="T6"><text:s text:c="12"/></text:span><text:span text:style-name="T19">if</text:span><text:span text:style-name="T6">(d[v]&lt;INF and d[u] &gt; d[v] + len){</text:span></text:p>
        <text:p text:style-name="P23"><text:span text:style-name="T6"><text:s text:c="16"/>neg_cycle = </text:span><text:span text:style-name="T19">true</text:span><text:span text:style-name="T6">;</text:span></text:p>
        <text:p text:style-name="P23"><text:span text:style-name="T6"><text:s text:c="16"/></text:span><text:span text:style-name="T19">break</text:span><text:span text:style-name="T6">;</text:span></text:p>
        <text:p text:style-name="P23"><text:span text:style-name="T6"><text:s text:c="12"/>}</text:span></text:p>
        <text:p text:style-name="P23"><text:span text:style-name="T6"><text:s text:c="8"/>}</text:span></text:p>
        <text:p text:style-name="P23"><text:span text:style-name="T6"><text:s text:c="8"/></text:span><text:span text:style-name="T19">if</text:span><text:span text:style-name="T6">(neg_cycle){</text:span></text:p>
        <text:p text:style-name="P23"><text:span text:style-name="T6"><text:s text:c="12"/>cout &lt;&lt; </text:span><text:span text:style-name="T22">"Graph contains a Negative weight Cycle"</text:span><text:span text:style-name="T6"> &lt;&lt; endl;</text:span></text:p>
        <text:p text:style-name="P23"><text:span text:style-name="T6"><text:s text:c="12"/></text:span><text:span text:style-name="T19">break</text:span><text:span text:style-name="T6">;</text:span></text:p>
        <text:p text:style-name="P23"><text:span text:style-name="T6"><text:s text:c="8"/>}</text:span></text:p>
        <text:p text:style-name="P23"><text:span text:style-name="T6"><text:s text:c="4"/>}</text:span></text:p>
        <text:p text:style-name="P23"><text:span text:style-name="T6">}</text:span></text:p>
        <text:p text:style-name="P20"/>
        <text:p text:style-name="P23"><text:span text:style-name="T6">MINIMUM SPANNING TREE KRUSKAL WITH DSU</text:span></text:p>
        <text:p text:style-name="P23"><text:span text:style-name="T19">#define pii pair </text:span><text:span text:style-name="T6">&lt;</text:span><text:span text:style-name="T19"> int, int </text:span><text:span text:style-name="T6">&gt;</text:span></text:p>
        <text:p text:style-name="P23"><text:span text:style-name="T19">#define MAXN </text:span><text:span text:style-name="T24">200005</text:span></text:p>
        <text:p text:style-name="P23"><text:span text:style-name="T6">vector &lt; pair &lt; </text:span><text:span text:style-name="T19">int</text:span><text:span text:style-name="T6">, </text:span><text:span text:style-name="T19">int</text:span><text:span text:style-name="T6"> &gt; &gt; MST[MAXN];</text:span></text:p>
        <text:p text:style-name="P23"><text:span text:style-name="T6">vector &lt; pair &lt; pii, pii &gt; &gt; edges;</text:span></text:p>
        <text:p text:style-name="P23"><text:span text:style-name="T6">vector &lt; </text:span><text:span text:style-name="T19">bool</text:span><text:span text:style-name="T6"> &gt; in_MST(MAXN);</text:span></text:p>
        <text:p text:style-name="P23"><text:span text:style-name="T19">#define weight first.first</text:span></text:p>
        <text:p text:style-name="P23"><text:span text:style-name="T19">#define idx first.second</text:span></text:p>
        <text:p text:style-name="P23"><text:span text:style-name="T19">#define x second.first</text:span></text:p>
        <text:p text:style-name="P23"><text:span text:style-name="T19">#define y second.second</text:span></text:p>
        <text:p text:style-name="P23"><text:span text:style-name="T6">vector &lt; </text:span><text:span text:style-name="T19">int</text:span><text:span text:style-name="T6"> &gt; par(MAXN);</text:span></text:p>
        <text:p text:style-name="P23"><text:span text:style-name="T19">long</text:span><text:span text:style-name="T6"> </text:span><text:span text:style-name="T19">long</text:span><text:span text:style-name="T6"> MST_Cost = </text:span><text:span text:style-name="T24">0</text:span><text:span text:style-name="T6">;</text:span></text:p>
        <text:p text:style-name="P23"><text:span text:style-name="T19">int</text:span><text:span text:style-name="T6"> root(</text:span><text:span text:style-name="T19">int</text:span><text:span text:style-name="T6"> v){</text:span></text:p>
        <text:p text:style-name="P23"><text:span text:style-name="T6"><text:s text:c="4"/></text:span><text:span text:style-name="T19">while</text:span><text:span text:style-name="T6">(par[v]!=v){</text:span></text:p>
        <text:p text:style-name="P23"><text:span text:style-name="T6"><text:s text:c="8"/>par[v] = par[par[v]];</text:span></text:p>
        <text:p text:style-name="P23"><text:span text:style-name="T6"><text:s text:c="8"/>v = par[v];</text:span></text:p>
        <text:p text:style-name="P23"><text:span text:style-name="T6"><text:s text:c="4"/>}</text:span></text:p>
        <text:p text:style-name="P23"><text:span text:style-name="T6"><text:s text:c="4"/></text:span><text:span text:style-name="T19">return</text:span><text:span text:style-name="T6"> v;</text:span></text:p>
        <text:p text:style-name="P23"><text:span text:style-name="T6">}</text:span></text:p>
        <text:p text:style-name="P23"><text:span text:style-name="T19">void</text:span><text:span text:style-name="T6"> MST_Kruskal(</text:span><text:span text:style-name="T19">int</text:span><text:span text:style-name="T6"> n, </text:span><text:span text:style-name="T19">int</text:span><text:span text:style-name="T6"> m){</text:span></text:p>
        <text:p text:style-name="P23"><text:span text:style-name="T6"><text:s text:c="4"/>MST_Cost = </text:span><text:span text:style-name="T24">0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<text:s text:c="8"/>par[i] = i;</text:span></text:p>
        <text:p text:style-name="P23"><text:span text:style-name="T6"><text:s text:c="4"/>sort(edges.begin(), edges.end()); </text:span><text:span text:style-name="T27">//edges is vector &lt; pair &lt; pii, pii &gt; &gt;</text:span></text:p>
        <text:p text:style-name="P23"><text:soft-page-break/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m; i++){</text:span></text:p>
        <text:p text:style-name="P23"><text:span text:style-name="T6"><text:s text:c="8"/></text:span><text:span text:style-name="T19">auto</text:span><text:span text:style-name="T6"> edge = edges[i];</text:span></text:p>
        <text:p text:style-name="P23"><text:span text:style-name="T6"><text:s text:c="8"/></text:span><text:span text:style-name="T19">if</text:span><text:span text:style-name="T6">(root(edge.x)!=root(edge.y)){</text:span></text:p>
        <text:p text:style-name="P23"><text:span text:style-name="T6"><text:s text:c="12"/>MST_Cost += edge.weight;</text:span></text:p>
        <text:p text:style-name="P23"><text:span text:style-name="T6"><text:s text:c="12"/>in_MST[edge.idx] = </text:span><text:span text:style-name="T19">true</text:span><text:span text:style-name="T6">;</text:span></text:p>
        <text:p text:style-name="P23"><text:span text:style-name="T6"><text:s text:c="12"/>par[root(edge.y)] = root(edge.x);</text:span></text:p>
        <text:p text:style-name="P23"><text:span text:style-name="T6"><text:s text:c="12"/>MST[edge.x].push_back(make_pair(edge.y, edge.weight));</text:span></text:p>
        <text:p text:style-name="P23"><text:span text:style-name="T6"><text:s text:c="12"/>MST[edge.y].push_back(make_pair(edge.x, edge.weight));</text:span></text:p>
        <text:p text:style-name="P23"><text:span text:style-name="T6"><text:s text:c="8"/>}</text:span></text:p>
        <text:p text:style-name="P23"><text:span text:style-name="T6"><text:s text:c="4"/>}</text:span></text:p>
        <text:p text:style-name="P23"><text:span text:style-name="T6">}</text:span></text:p>
        <text:p text:style-name="P20"/>
        <text:p text:style-name="P23"><text:span text:style-name="T6">LCA USING BINARY LIFTING</text:span></text:p>
        <text:p text:style-name="P23"><text:span text:style-name="T19">#define MAXN </text:span><text:span text:style-name="T24">100005</text:span></text:p>
        <text:p text:style-name="P23"><text:span text:style-name="T6">vector &lt; </text:span><text:span text:style-name="T19">int</text:span><text:span text:style-name="T6"> &gt; tree[MAXN];</text:span></text:p>
        <text:p text:style-name="P23"><text:span text:style-name="T19">int</text:span><text:span text:style-name="T6"> tim = </text:span><text:span text:style-name="T24">0</text:span><text:span text:style-name="T6">;</text:span></text:p>
        <text:p text:style-name="P23"><text:span text:style-name="T6">vector &lt; </text:span><text:span text:style-name="T19">int</text:span><text:span text:style-name="T6"> &gt; tim_in(MAXN), tim_out(MAXN);</text:span></text:p>
        <text:p text:style-name="P23"><text:span text:style-name="T6">vector &lt; </text:span><text:span text:style-name="T19">int</text:span><text:span text:style-name="T6"> &gt; ances[MAXN];</text:span></text:p>
        <text:p text:style-name="P23"><text:span text:style-name="T19">int</text:span><text:span text:style-name="T6"> l;</text:span></text:p>
        <text:p text:style-name="P23"><text:span text:style-name="T19">void</text:span><text:span text:style-name="T6"> __DFS_BL(</text:span><text:span text:style-name="T19">int</text:span><text:span text:style-name="T6"> v, vector &lt; </text:span><text:span text:style-name="T19">bool</text:span><text:span text:style-name="T6"> &gt; &amp;visited){</text:span></text:p>
        <text:p text:style-name="P23"><text:span text:style-name="T6"><text:s text:c="4"/>tim_in[v] = ++tim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l; i++)</text:span></text:p>
        <text:p text:style-name="P23"><text:span text:style-name="T6"><text:s text:c="8"/>ances[v][i] = ances[ances[v][i-</text:span><text:span text:style-name="T24">1</text:span><text:span text:style-name="T6">]][i-</text:span><text:span text:style-name="T24">1</text:span><text:span text:style-name="T6">];</text:span></text:p>
        <text:p text:style-name="P23"><text:span text:style-name="T6"><text:s text:c="4"/>visited[v] = </text:span><text:span text:style-name="T19">true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tree[v].size(); i++)</text:span></text:p>
        <text:p text:style-name="P23"><text:span text:style-name="T6"><text:s text:c="8"/></text:span><text:span text:style-name="T19">if</text:span><text:span text:style-name="T6">(!visited[tree[v][i]]){</text:span></text:p>
        <text:p text:style-name="P23"><text:span text:style-name="T6"><text:s text:c="12"/>ances[tree[v][i]][</text:span><text:span text:style-name="T24">0</text:span><text:span text:style-name="T6">] = v;</text:span></text:p>
        <text:p text:style-name="P23"><text:span text:style-name="T6"><text:s text:c="12"/>__DFS_BL(tree[v][i], visited);</text:span></text:p>
        <text:p text:style-name="P23"><text:span text:style-name="T6"><text:s text:c="8"/>}</text:span></text:p>
        <text:p text:style-name="P23"><text:span text:style-name="T6"><text:s text:c="4"/>tim_out[v] = ++tim;</text:span></text:p>
        <text:p text:style-name="P23"><text:span text:style-name="T6">}</text:span></text:p>
        <text:p text:style-name="P23"><text:span text:style-name="T19">void</text:span><text:span text:style-name="T6"> LCA_BL_Preprocessing(</text:span><text:span text:style-name="T19">int</text:span><text:span text:style-name="T6"> n){</text:span></text:p>
        <text:p text:style-name="P23"><text:span text:style-name="T6"><text:s text:c="4"/>vector &lt; </text:span><text:span text:style-name="T19">bool</text:span><text:span text:style-name="T6"> &gt; visited(n+</text:span><text:span text:style-name="T24">1</text:span><text:span text:style-name="T6">);</text:span></text:p>
        <text:p text:style-name="P23"><text:span text:style-name="T6"><text:s text:c="4"/>l = ceil(log2(n))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<text:s text:c="8"/>ances[i].resize(l+</text:span><text:span text:style-name="T24">1</text:span><text:span text:style-name="T6">);</text:span></text:p>
        <text:p text:style-name="P23"><text:span text:style-name="T6"><text:s text:c="4"/>ances[</text:span><text:span text:style-name="T24">1</text:span><text:span text:style-name="T6">][</text:span><text:span text:style-name="T24">0</text:span><text:span text:style-name="T6">] = </text:span><text:span text:style-name="T24">1</text:span><text:span text:style-name="T6">;</text:span></text:p>
        <text:p text:style-name="P23"><text:span text:style-name="T6"><text:s text:c="4"/>__DFS_BL(</text:span><text:span text:style-name="T24">1</text:span><text:span text:style-name="T6">, visited);</text:span></text:p>
        <text:p text:style-name="P23"><text:span text:style-name="T6">}</text:span></text:p>
        <text:p text:style-name="P23"><text:span text:style-name="T19">bool</text:span><text:span text:style-name="T6"> is_ances(</text:span><text:span text:style-name="T19">int</text:span><text:span text:style-name="T6"> u, </text:span><text:span text:style-name="T19">int</text:span><text:span text:style-name="T6"> v){</text:span></text:p>
        <text:p text:style-name="P23"><text:span text:style-name="T6"><text:s text:c="4"/></text:span><text:span text:style-name="T19">return</text:span><text:span text:style-name="T6"> (tim_in[u] &lt; tim_in[v] and tim_out[u] &gt; tim_out[v]);</text:span></text:p>
        <text:p text:style-name="P23"><text:span text:style-name="T6">}</text:span></text:p>
        <text:p text:style-name="P23"><text:span text:style-name="T19">int</text:span><text:span text:style-name="T6"> LCA_BL(</text:span><text:span text:style-name="T19">int</text:span><text:span text:style-name="T6"> u, </text:span><text:span text:style-name="T19">int</text:span><text:span text:style-name="T6"> v){</text:span></text:p>
        <text:p text:style-name="P23"><text:span text:style-name="T6"><text:s text:c="4"/></text:span><text:span text:style-name="T19">if</text:span><text:span text:style-name="T6">(is_ances(u, v))</text:span></text:p>
        <text:p text:style-name="P23"><text:span text:style-name="T6"><text:s text:c="8"/></text:span><text:span text:style-name="T19">return</text:span><text:span text:style-name="T6"> u;</text:span></text:p>
        <text:p text:style-name="P23"><text:span text:style-name="T6"><text:s text:c="4"/></text:span><text:span text:style-name="T19">if</text:span><text:span text:style-name="T6">(is_ances(v, u))</text:span></text:p>
        <text:p text:style-name="P23"><text:span text:style-name="T6"><text:s text:c="8"/></text:span><text:span text:style-name="T19">return</text:span><text:span text:style-name="T6"> v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l; i&gt;=</text:span><text:span text:style-name="T24">0</text:span><text:span text:style-name="T6">; i--)</text:span></text:p>
        <text:p text:style-name="P23"><text:span text:style-name="T6"><text:s text:c="8"/></text:span><text:span text:style-name="T19">if</text:span><text:span text:style-name="T6">(!is_ances(ances[u][i], v))</text:span></text:p>
        <text:p text:style-name="P23"><text:span text:style-name="T6"><text:s text:c="12"/>u = ances[u][i];</text:span></text:p>
        <text:p text:style-name="P23"><text:span text:style-name="T6"><text:s text:c="4"/></text:span><text:span text:style-name="T19">return</text:span><text:span text:style-name="T6"> ances[u][</text:span><text:span text:style-name="T24">0</text:span><text:span text:style-name="T6">];</text:span></text:p>
        <text:p text:style-name="P23"><text:span text:style-name="T6">}</text:span></text:p>
        <text:p text:style-name="P20"/>
        <text:p text:style-name="P23"><text:span text:style-name="T6">BIPARTITE GRAPH CHECK</text:span></text:p>
        <text:p text:style-name="P23"><text:span text:style-name="T19">#define MAXN </text:span><text:span text:style-name="T24">100005</text:span></text:p>
        <text:p text:style-name="P23"><text:span text:style-name="T6">vector &lt; </text:span><text:span text:style-name="T19">int</text:span><text:span text:style-name="T6"> &gt; adj[MAXN];</text:span></text:p>
        <text:p text:style-name="P23"><text:span text:style-name="T19">void</text:span><text:span text:style-name="T6"> __DFS_isBiparite(</text:span><text:span text:style-name="T19">int</text:span><text:span text:style-name="T6"> v, vector &lt;</text:span><text:span text:style-name="T19">bool</text:span><text:span text:style-name="T6">&gt; &amp;visited, vector &lt; </text:span><text:span text:style-name="T19">int</text:span><text:span text:style-name="T6"> &gt; &amp;color, </text:span><text:span text:style-name="T19">bool</text:span><text:span text:style-name="T6"> &amp;isBipartite){</text:span></text:p>
        <text:p text:style-name="P23"><text:span text:style-name="T6"><text:s text:c="4"/>visited[v] = </text:span><text:span text:style-name="T19">true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adj[v].size(); i++){ </text:span></text:p>
        <text:p text:style-name="P23"><text:span text:style-name="T6"><text:s text:c="4"/>    </text:span><text:span text:style-name="T19">if</text:span><text:span text:style-name="T6">(!isBipartite)</text:span></text:p>
        <text:p text:style-name="P23"><text:span text:style-name="T6"><text:s text:c="8"/>    </text:span><text:span text:style-name="T19">return</text:span><text:span text:style-name="T6">;</text:span></text:p>
        <text:p text:style-name="P23"><text:soft-page-break/><text:span text:style-name="T6"><text:s text:c="4"/>    </text:span><text:span text:style-name="T19">if</text:span><text:span text:style-name="T6">(color[v]==color[adj[v][i]]){</text:span></text:p>
        <text:p text:style-name="P23"><text:span text:style-name="T6"><text:s text:c="4"/>        isBipartite = </text:span><text:span text:style-name="T19">false</text:span><text:span text:style-name="T6">;</text:span></text:p>
        <text:p text:style-name="P23"><text:span text:style-name="T6"><text:s text:c="4"/>        </text:span><text:span text:style-name="T19">return</text:span><text:span text:style-name="T6">;</text:span></text:p>
        <text:p text:style-name="P23"><text:span text:style-name="T6"><text:s text:c="4"/>    }</text:span></text:p>
        <text:p text:style-name="P23"><text:span text:style-name="T6"><text:s text:c="8"/></text:span><text:span text:style-name="T19">if</text:span><text:span text:style-name="T6">(!visited[adj[v][i]]){</text:span></text:p>
        <text:p text:style-name="P23"><text:span text:style-name="T6"><text:s text:c="8"/>    color[adj[v][i]] = -color[v];</text:span></text:p>
        <text:p text:style-name="P23"><text:span text:style-name="T6"><text:s text:c="12"/>__DFS_isBiparite(adj[v][i], visited, color, isBipartite);</text:span></text:p>
        <text:p text:style-name="P23"><text:span text:style-name="T6"><text:s text:c="8"/>}</text:span></text:p>
        <text:p text:style-name="P23"><text:span text:style-name="T6"><text:s text:c="4"/>}</text:span></text:p>
        <text:p text:style-name="P23"><text:span text:style-name="T6">}</text:span></text:p>
        <text:p text:style-name="P23"><text:span text:style-name="T19">bool</text:span><text:span text:style-name="T6"> isBiparite(</text:span><text:span text:style-name="T19">int</text:span><text:span text:style-name="T6"> n){</text:span></text:p>
        <text:p text:style-name="P23"><text:span text:style-name="T6"><text:s text:c="4"/>vector &lt; </text:span><text:span text:style-name="T19">bool</text:span><text:span text:style-name="T6"> &gt; visited(n+</text:span><text:span text:style-name="T24">1</text:span><text:span text:style-name="T6">);</text:span></text:p>
        <text:p text:style-name="P23"><text:span text:style-name="T6"><text:s text:c="4"/>vector &lt; </text:span><text:span text:style-name="T19">int</text:span><text:span text:style-name="T6"> &gt; color(n+</text:span><text:span text:style-name="T24">1</text:span><text:span text:style-name="T6">);</text:span></text:p>
        <text:p text:style-name="P23"><text:span text:style-name="T6"><text:s text:c="4"/></text:span><text:span text:style-name="T19">bool</text:span><text:span text:style-name="T6"> is_Bipartite = </text:span><text:span text:style-name="T19">true</text:span><text:span text:style-name="T6">;</text:span></text:p>
        <text:p text:style-name="P23"><text:span text:style-name="T6"><text:s text:c="4"/>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<text:s text:c="8"/></text:span><text:span text:style-name="T19">if</text:span><text:span text:style-name="T6">(!visited[i]){</text:span></text:p>
        <text:p text:style-name="P23"><text:span text:style-name="T6"><text:s text:c="8"/>    color[i] = </text:span><text:span text:style-name="T24">1</text:span><text:span text:style-name="T6">;</text:span></text:p>
        <text:p text:style-name="P23"><text:span text:style-name="T6"><text:s text:c="12"/>__DFS_isBiparite(i, visited, color, is_Bipartite);</text:span></text:p>
        <text:p text:style-name="P23"><text:span text:style-name="T6"><text:s text:c="8"/>}</text:span></text:p>
        <text:p text:style-name="P23"><text:span text:style-name="T6"><text:s text:c="4"/></text:span><text:span text:style-name="T19">return</text:span><text:span text:style-name="T6"> is_Bipartite;</text:span></text:p>
        <text:p text:style-name="P23"><text:span text:style-name="T6">}</text:span></text:p>
        <text:p text:style-name="P20"/>
        <text:p text:style-name="P23"><text:span text:style-name="T6">DIAMETER OF A TREE</text:span></text:p>
        <text:p text:style-name="P23"><text:span text:style-name="T20">#define MAXN </text:span><text:span text:style-name="T25">100005</text:span></text:p>
        <text:p text:style-name="P23"><text:span text:style-name="T8">vector &lt; </text:span><text:span text:style-name="T20">int</text:span><text:span text:style-name="T8"> &gt; adj[MAXN];</text:span></text:p>
        <text:p text:style-name="P23"><text:span text:style-name="T20">int</text:span><text:span text:style-name="T8"> x = </text:span><text:span text:style-name="T25">1</text:span><text:span text:style-name="T8">;</text:span></text:p>
        <text:p text:style-name="P23"><text:span text:style-name="T20">void</text:span><text:span text:style-name="T8"> __DFS_Diameter(</text:span><text:span text:style-name="T20">int</text:span><text:span text:style-name="T8"> v, vector &lt;</text:span><text:span text:style-name="T20">bool</text:span><text:span text:style-name="T8">&gt; &amp;visited, </text:span><text:span text:style-name="T20">int</text:span><text:span text:style-name="T8"> hops, </text:span><text:span text:style-name="T20">int</text:span><text:span text:style-name="T8"> &amp;max_hops){</text:span></text:p>
        <text:p text:style-name="P23"><text:span text:style-name="T8"><text:s text:c="4"/>visited[v] = </text:span><text:span text:style-name="T20">true</text:span><text:span text:style-name="T8">;</text:span></text:p>
        <text:p text:style-name="P23"><text:span text:style-name="T8"><text:s text:c="4"/>hops++;</text:span></text:p>
        <text:p text:style-name="P23"><text:span text:style-name="T8">    </text:span><text:span text:style-name="T20">if</text:span><text:span text:style-name="T8">(hops &gt; max_hops){</text:span></text:p>
        <text:p text:style-name="P23"><text:span text:style-name="T8">        max_hops = hops;</text:span></text:p>
        <text:p text:style-name="P23"><text:span text:style-name="T8">        x = v;</text:span></text:p>
        <text:p text:style-name="P23"><text:span text:style-name="T8">    }</text:span></text:p>
        <text:p text:style-name="P23"><text:span text:style-name="T8"><text:s text:c="4"/></text:span><text:span text:style-name="T20">for</text:span><text:span text:style-name="T8">(</text:span><text:span text:style-name="T20">int</text:span><text:span text:style-name="T8"> i=</text:span><text:span text:style-name="T25">0</text:span><text:span text:style-name="T8">; i&lt;adj[v].size(); i++)</text:span></text:p>
        <text:p text:style-name="P23"><text:span text:style-name="T8"><text:s text:c="8"/></text:span><text:span text:style-name="T20">if</text:span><text:span text:style-name="T8">(!visited[adj[v][i]])</text:span></text:p>
        <text:p text:style-name="P23"><text:span text:style-name="T8"><text:s text:c="12"/>__DFS_Diameter(adj[v][i], visited, hops, max_hops);</text:span></text:p>
        <text:p text:style-name="P23"><text:span text:style-name="T8">}</text:span></text:p>
        <text:p text:style-name="P23"><text:span text:style-name="T20">int</text:span><text:span text:style-name="T8"> Diameter(</text:span><text:span text:style-name="T20">int</text:span><text:span text:style-name="T8"> n){</text:span></text:p>
        <text:p text:style-name="P23"><text:span text:style-name="T8">    </text:span><text:span text:style-name="T20">int</text:span><text:span text:style-name="T8"> max_hops = INT_MIN;</text:span></text:p>
        <text:p text:style-name="P23"><text:span text:style-name="T8"><text:s text:c="4"/>vector &lt; </text:span><text:span text:style-name="T20">bool</text:span><text:span text:style-name="T8"> &gt; visited(n+</text:span><text:span text:style-name="T25">1</text:span><text:span text:style-name="T8">);</text:span></text:p>
        <text:p text:style-name="P23"><text:span text:style-name="T8"><text:s text:c="4"/></text:span><text:span text:style-name="T20">int</text:span><text:span text:style-name="T8"> hops = </text:span><text:span text:style-name="T25">0</text:span><text:span text:style-name="T8">;</text:span></text:p>
        <text:p text:style-name="P23"><text:span text:style-name="T8"><text:s text:c="4"/>__DFS_Diameter(</text:span><text:span text:style-name="T25">1</text:span><text:span text:style-name="T8">, visited, hops, max_hops);</text:span></text:p>
        <text:p text:style-name="P23"><text:span text:style-name="T8"><text:s text:c="4"/>vector &lt; </text:span><text:span text:style-name="T20">bool</text:span><text:span text:style-name="T8"> &gt; visited_x(n+</text:span><text:span text:style-name="T25">1</text:span><text:span text:style-name="T8">);</text:span></text:p>
        <text:p text:style-name="P23"><text:span text:style-name="T8"><text:s text:c="4"/></text:span><text:span text:style-name="T20">int</text:span><text:span text:style-name="T8"> hops_x = </text:span><text:span text:style-name="T25">0</text:span><text:span text:style-name="T8">;</text:span></text:p>
        <text:p text:style-name="P23"><text:span text:style-name="T8"><text:s text:c="4"/>__DFS_Diameter(x, visited_x, hops_x, max_hops);</text:span></text:p>
        <text:p text:style-name="P23"><text:span text:style-name="T8"><text:s text:c="4"/></text:span><text:span text:style-name="T20">return</text:span><text:span text:style-name="T8"> max_hops-</text:span><text:span text:style-name="T25">1</text:span><text:span text:style-name="T8">;</text:span></text:p>
        <text:p text:style-name="P23"><text:span text:style-name="T8">}</text:span></text:p>
        <text:p text:style-name="P21"/>
        <text:p text:style-name="P23"><text:span text:style-name="T8">BRIDGE TREE OR A GRAPH</text:span></text:p>
        <text:p text:style-name="P23"><text:span text:style-name="T19">#define MAXN </text:span><text:span text:style-name="T24">300005</text:span></text:p>
        <text:p text:style-name="P23"><text:span text:style-name="T6">vector &lt; </text:span><text:span text:style-name="T19">int</text:span><text:span text:style-name="T6"> &gt; adj[MAXN];</text:span></text:p>
        <text:p text:style-name="P23"><text:span text:style-name="T6">vector &lt; </text:span><text:span text:style-name="T19">bool</text:span><text:span text:style-name="T6"> &gt; isBridge[MAXN];</text:span><text:span text:style-name="T27">// Initialise along with the adj list as false</text:span></text:p>
        <text:p text:style-name="P23"><text:span text:style-name="T19">void</text:span><text:span text:style-name="T6"> __DFS_FindBridges(</text:span><text:span text:style-name="T19">int</text:span><text:span text:style-name="T6"> u, vector &lt; </text:span><text:span text:style-name="T19">bool</text:span><text:span text:style-name="T6"> &gt; &amp;visited, vector &lt; </text:span><text:span text:style-name="T19">int</text:span><text:span text:style-name="T6"> &gt; &amp;disc,vector &lt; </text:span><text:span text:style-name="T19">int</text:span><text:span text:style-name="T6"> &gt; &amp;low, vector &lt; </text:span><text:span text:style-name="T19">int</text:span><text:span text:style-name="T6"> &gt; &amp;parent, </text:span><text:span text:style-name="T19">int</text:span><text:span text:style-name="T6"> &amp;time){</text:span></text:p>
        <text:p text:style-name="P23"><text:span text:style-name="T6">    visited[u] = </text:span><text:span text:style-name="T19">true</text:span><text:span text:style-name="T6">;</text:span></text:p>
        <text:p text:style-name="P23"><text:span text:style-name="T6">    disc[u] = low[u] = ++time;</text:span></text:p>
        <text:p text:style-name="P23"><text:span text:style-name="T6">    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adj[u].size(); i++){</text:span></text:p>
        <text:p text:style-name="P23"><text:span text:style-name="T6">        </text:span><text:span text:style-name="T19">int</text:span><text:span text:style-name="T6"> v = adj[u][i];</text:span></text:p>
        <text:p text:style-name="P23"><text:span text:style-name="T6">        </text:span><text:span text:style-name="T19">if</text:span><text:span text:style-name="T6">(!visited[v]){</text:span></text:p>
        <text:p text:style-name="P23"><text:span text:style-name="T6">            parent[v] = u;</text:span></text:p>
        <text:p text:style-name="P23"><text:soft-page-break/><text:span text:style-name="T6">            __DFS_FindBridges(v, visited, disc, low, parent, time);</text:span></text:p>
        <text:p text:style-name="P23"><text:span text:style-name="T6">            low[u] = min(low[u], low[v]);</text:span></text:p>
        <text:p text:style-name="P23"><text:span text:style-name="T6">            </text:span><text:span text:style-name="T19">if</text:span><text:span text:style-name="T6"> (low[v] &gt; disc[u]) </text:span></text:p>
        <text:p text:style-name="P23"><text:span text:style-name="T6">                isBridge[u][i] = </text:span><text:span text:style-name="T19">true</text:span><text:span text:style-name="T6">;</text:span></text:p>
        <text:p text:style-name="P23"><text:span text:style-name="T6">        }</text:span></text:p>
        <text:p text:style-name="P23"><text:span text:style-name="T6">        </text:span><text:span text:style-name="T19">else</text:span><text:span text:style-name="T6"> </text:span><text:span text:style-name="T19">if</text:span><text:span text:style-name="T6">(v != parent[u])</text:span></text:p>
        <text:p text:style-name="P23"><text:span text:style-name="T6">            low[u] = min(low[u], disc[v]);</text:span></text:p>
        <text:p text:style-name="P23"><text:span text:style-name="T6">    }</text:span></text:p>
        <text:p text:style-name="P23"><text:span text:style-name="T6">}</text:span></text:p>
        <text:p text:style-name="P23"><text:span text:style-name="T19">void</text:span><text:span text:style-name="T6"> DFS_FindBridges(</text:span><text:span text:style-name="T19">int</text:span><text:span text:style-name="T6"> n){</text:span></text:p>
        <text:p text:style-name="P23"><text:span text:style-name="T6">    vector &lt; </text:span><text:span text:style-name="T19">bool</text:span><text:span text:style-name="T6"> &gt; visited(n+</text:span><text:span text:style-name="T24">1</text:span><text:span text:style-name="T6">);</text:span></text:p>
        <text:p text:style-name="P23"><text:span text:style-name="T6">    vector &lt; </text:span><text:span text:style-name="T19">int</text:span><text:span text:style-name="T6"> &gt; disc(n+</text:span><text:span text:style-name="T24">1</text:span><text:span text:style-name="T6">), low(n+</text:span><text:span text:style-name="T24">1</text:span><text:span text:style-name="T6">), parent(n+</text:span><text:span text:style-name="T24">1</text:span><text:span text:style-name="T6">);</text:span></text:p>
        <text:p text:style-name="P23"><text:span text:style-name="T6">    </text:span><text:span text:style-name="T19">int</text:span><text:span text:style-name="T6"> time = </text:span><text:span text:style-name="T24">0</text:span><text:span text:style-name="T6">;</text:span></text:p>
        <text:p text:style-name="P23"><text:span text:style-name="T6">    </text:span><text:span text:style-name="T19">for</text:span><text:span text:style-name="T6">(</text:span><text:span text:style-name="T19">int</text:span><text:span text:style-name="T6"> i=</text:span><text:span text:style-name="T24">1</text:span><text:span text:style-name="T6">; i&lt;=n; i++)</text:span></text:p>
        <text:p text:style-name="P23"><text:span text:style-name="T6">        </text:span><text:span text:style-name="T19">if</text:span><text:span text:style-name="T6">(!visited[i])</text:span></text:p>
        <text:p text:style-name="P23"><text:span text:style-name="T6">            __DFS_FindBridges(i, visited, disc, low, parent, time);</text:span></text:p>
        <text:p text:style-name="P23"><text:span text:style-name="T6">}</text:span></text:p>
        <text:p text:style-name="P23"><text:span text:style-name="T6">vector &lt; </text:span><text:span text:style-name="T19">int</text:span><text:span text:style-name="T6"> &gt; b_tree[MAXN];</text:span></text:p>
        <text:p text:style-name="P23"><text:span text:style-name="T19">int</text:span><text:span text:style-name="T6"> node_cnt = </text:span><text:span text:style-name="T24">1</text:span><text:span text:style-name="T6">;</text:span></text:p>
        <text:p text:style-name="P23"><text:span text:style-name="T19">void</text:span><text:span text:style-name="T6"> __DFS_BridgeTree(</text:span><text:span text:style-name="T19">int</text:span><text:span text:style-name="T6"> v, vector &lt; </text:span><text:span text:style-name="T19">bool</text:span><text:span text:style-name="T6"> &gt; &amp;visited, </text:span><text:span text:style-name="T19">int</text:span><text:span text:style-name="T6"> curr_node){</text:span></text:p>
        <text:p text:style-name="P23"><text:span text:style-name="T6">    visited[v] = </text:span><text:span text:style-name="T19">true</text:span><text:span text:style-name="T6">;</text:span></text:p>
        <text:p text:style-name="P23"><text:span text:style-name="T6">    </text:span><text:span text:style-name="T19">for</text:span><text:span text:style-name="T6">(</text:span><text:span text:style-name="T19">int</text:span><text:span text:style-name="T6"> i=</text:span><text:span text:style-name="T24">0</text:span><text:span text:style-name="T6">; i&lt;adj[v].size(); i++)</text:span></text:p>
        <text:p text:style-name="P23"><text:span text:style-name="T6">        </text:span><text:span text:style-name="T19">if</text:span><text:span text:style-name="T6">(!visited[adj[v][i]]){</text:span></text:p>
        <text:p text:style-name="P23"><text:span text:style-name="T6">            </text:span><text:span text:style-name="T19">if</text:span><text:span text:style-name="T6">(isBridge[v][i]){</text:span></text:p>
        <text:p text:style-name="P23"><text:span text:style-name="T6">                node_cnt++;</text:span></text:p>
        <text:p text:style-name="P23"><text:span text:style-name="T6">                b_tree[curr_node].push_back(node_cnt);</text:span></text:p>
        <text:p text:style-name="P23"><text:span text:style-name="T6">                b_tree[node_cnt].push_back(curr_node);</text:span></text:p>
        <text:p text:style-name="P23"><text:span text:style-name="T6">                cout &lt;&lt; curr_node &lt;&lt; </text:span><text:span text:style-name="T22">" "</text:span><text:span text:style-name="T6"> &lt;&lt; node_cnt &lt;&lt; endl; </text:span><text:span text:style-name="T27">// Print the Results</text:span></text:p>
        <text:p text:style-name="P23"><text:span text:style-name="T6">                __DFS_BridgeTree(adj[v][i], visited, node_cnt);</text:span></text:p>
        <text:p text:style-name="P23"><text:span text:style-name="T6">            }</text:span></text:p>
        <text:p text:style-name="P23"><text:span text:style-name="T6">            </text:span><text:span text:style-name="T19">else</text:span></text:p>
        <text:p text:style-name="P23"><text:span text:style-name="T6">                __DFS_BridgeTree(adj[v][i], visited, curr_node);</text:span></text:p>
        <text:p text:style-name="P23"><text:span text:style-name="T6">        }</text:span></text:p>
        <text:p text:style-name="P23"><text:span text:style-name="T6">}</text:span></text:p>
        <text:p text:style-name="P23"><text:span text:style-name="T19">void</text:span><text:span text:style-name="T6"> BridgeTree(</text:span><text:span text:style-name="T19">int</text:span><text:span text:style-name="T6"> n){</text:span></text:p>
        <text:p text:style-name="P23"><text:span text:style-name="T6">    vector &lt; </text:span><text:span text:style-name="T19">bool</text:span><text:span text:style-name="T6"> &gt; visited(n+</text:span><text:span text:style-name="T24">1</text:span><text:span text:style-name="T6">);</text:span></text:p>
        <text:p text:style-name="P23"><text:span text:style-name="T6">    __DFS_BridgeTree(</text:span><text:span text:style-name="T24">1</text:span><text:span text:style-name="T6">, visited, </text:span><text:span text:style-name="T24">1</text:span><text:span text:style-name="T6">);</text:span></text:p>
        <text:p text:style-name="P23"><text:span text:style-name="T6">}</text:span></text:p>
        <text:p text:style-name="P20"/>
        <text:p text:style-name="P23"><text:span text:style-name="T6">TOPOLOGICAL SORT:</text:span></text:p>
        <text:p text:style-name="P23"><text:span text:style-name="T17">#define MAXN </text:span><text:span text:style-name="T23">100005</text:span></text:p>
        <text:p text:style-name="P23"><text:span text:style-name="T13">vector &lt; </text:span><text:span text:style-name="T17">int</text:span><text:span text:style-name="T13"> &gt; adj[MAXN];</text:span></text:p>
        <text:p text:style-name="P23"><text:span text:style-name="T13">vector &lt; </text:span><text:span text:style-name="T17">int</text:span><text:span text:style-name="T13"> &gt; t_sort;</text:span></text:p>
        <text:p text:style-name="P23"><text:span text:style-name="T17">void</text:span><text:span text:style-name="T13"> __DFS(</text:span><text:span text:style-name="T17">int</text:span><text:span text:style-name="T13"> v, vector &lt; </text:span><text:span text:style-name="T17">bool</text:span><text:span text:style-name="T13"> &gt; &amp;visited){</text:span></text:p>
        <text:p text:style-name="P23"><text:span text:style-name="T13"><text:s text:c="4"/>visited[v] = </text:span><text:span text:style-name="T17">true</text:span><text:span text:style-name="T13">;</text:span></text:p>
        <text:p text:style-name="P23"><text:span text:style-name="T13"><text:s text:c="4"/></text:span><text:span text:style-name="T17">for</text:span><text:span text:style-name="T13">(</text:span><text:span text:style-name="T17">int</text:span><text:span text:style-name="T13"> u: adj[v])</text:span></text:p>
        <text:p text:style-name="P23"><text:span text:style-name="T13"><text:s text:c="8"/></text:span><text:span text:style-name="T17">if</text:span><text:span text:style-name="T13">(!visited[u])</text:span></text:p>
        <text:p text:style-name="P23"><text:span text:style-name="T13"><text:s text:c="12"/>__DFS(u, visited);</text:span></text:p>
        <text:p text:style-name="P23"><text:span text:style-name="T13"><text:s text:c="4"/>t_sort.push_back(v);</text:span></text:p>
        <text:p text:style-name="P23"><text:span text:style-name="T13">}</text:span></text:p>
        <text:p text:style-name="P23"><text:span text:style-name="T17">void</text:span><text:span text:style-name="T13"> TopologicalSort(</text:span><text:span text:style-name="T17">int</text:span><text:span text:style-name="T13"> n){</text:span></text:p>
        <text:p text:style-name="P23"><text:span text:style-name="T13"><text:s text:c="4"/>vector &lt; </text:span><text:span text:style-name="T17">bool</text:span><text:span text:style-name="T13"> &gt; visited(n+</text:span><text:span text:style-name="T23">1</text:span><text:span text:style-name="T13">);</text:span></text:p>
        <text:p text:style-name="P23"><text:span text:style-name="T13"><text:s text:c="4"/></text:span><text:span text:style-name="T17">for</text:span><text:span text:style-name="T13">(</text:span><text:span text:style-name="T17">int</text:span><text:span text:style-name="T13"> i=</text:span><text:span text:style-name="T23">1</text:span><text:span text:style-name="T13">; i&lt;=n; i++)</text:span></text:p>
        <text:p text:style-name="P23"><text:span text:style-name="T13"><text:s text:c="8"/></text:span><text:span text:style-name="T17">if</text:span><text:span text:style-name="T13">(!visited[i])</text:span></text:p>
        <text:p text:style-name="P23"><text:span text:style-name="T13"><text:s text:c="12"/>__DFS(i, visited);</text:span></text:p>
        <text:p text:style-name="P23"><text:span text:style-name="T13"><text:s text:c="4"/>reverse(t_sort.begin(), t_sort.end());</text:span></text:p>
        <text:p text:style-name="P23"><text:span text:style-name="T13">}</text:span></text:p>
        <text:p text:style-name="P23"><text:span text:style-name="T6"><text:line-break/></text:span></text:p>
        <text:p text:style-name="P27"><text:span text:style-name="T6">EDMOND’S ALGORITHM</text:span></text:p>
        <text:p text:style-name="P23"><text:span text:style-name="T6">#include &lt;bits/stdc++.h&gt;</text:span></text:p>
        <text:p text:style-name="P23"><text:span text:style-name="T6">using namespace std;</text:span></text:p>
        <text:p text:style-name="P23"><text:span text:style-name="T6">const int INF = 1000000;</text:span></text:p>
        <text:p text:style-name="P23"><text:span text:style-name="T6">struct Edge {</text:span></text:p>
        <text:p text:style-name="P23"><text:span text:style-name="T6"><text:s text:c="4"/>int u, v, w;</text:span></text:p>
        <text:p text:style-name="P23"><text:span text:style-name="T6"><text:s text:c="4"/>Edge(int u, int v, int w) : u(u), v(v), w(w) {}</text:span></text:p>
        <text:p text:style-name="P23"><text:span text:style-name="T6"><text:s text:c="4"/>// order edges by weight</text:span></text:p>
        <text:p text:style-name="P23"><text:span text:style-name="T6"><text:s text:c="4"/>bool operator &lt;(const Edge&amp; x) const {</text:span></text:p>
        <text:p text:style-name="P23"><text:span text:style-name="T6"><text:s text:c="8"/>return w &lt; x.w;</text:span></text:p>
        <text:p text:style-name="P23"><text:span text:style-name="T6"><text:s text:c="4"/>}</text:span></text:p>
        <text:p text:style-name="P23"><text:span text:style-name="T6">};</text:span></text:p>
        <text:p text:style-name="P23"><text:span text:style-name="T6">int edmonds(vector&lt;Edge&gt;&amp; edgeList, int V, int R) { </text:span></text:p>
        <text:p text:style-name="P23"><text:span text:style-name="T6"><text:s text:c="4"/>// determine min cost of edge entering each vertex</text:span></text:p>
        <text:p text:style-name="P23"><text:span text:style-name="T6"><text:s text:c="4"/>vector&lt;Edge&gt; minInEdge(V, Edge(-1, -1, INF));</text:span></text:p>
        <text:p text:style-name="P23"><text:span text:style-name="T6"><text:s text:c="4"/>for (Edge e : edgeList) {</text:span></text:p>
        <text:p text:style-name="P23"><text:span text:style-name="T6"><text:s text:c="8"/>minInEdge[e.v] = min(minInEdge[e.v], e);</text:span></text:p>
        <text:p text:style-name="P23"><text:span text:style-name="T6"><text:s text:c="4"/>} minInEdge[R] = Edge(-1, R, 0);</text:span></text:p>
        <text:p text:style-name="P23"><text:span text:style-name="T6"><text:s text:c="4"/>// assign vertices to their cyclic group</text:span></text:p>
        <text:p text:style-name="P23"><text:span text:style-name="T6"><text:s text:c="4"/>vector&lt;int&gt; group(V, 0);</text:span></text:p>
        <text:p text:style-name="P23"><text:span text:style-name="T6"><text:s text:c="4"/>vector&lt;bool&gt; visited(V, false), isCycleGroup(V, false);</text:span></text:p>
        <text:p text:style-name="P23"><text:span text:style-name="T6"><text:s text:c="4"/>int cnt = 0;</text:span></text:p>
        <text:p text:style-name="P23"><text:span text:style-name="T6"><text:s text:c="4"/>for (int i = 0; i &lt; V; i++) {</text:span></text:p>
        <text:p text:style-name="P23"><text:span text:style-name="T6"><text:s text:c="8"/>if (visited[i])</text:span></text:p>
        <text:p text:style-name="P23"><text:span text:style-name="T6"><text:s text:c="12"/>continue;</text:span></text:p>
        <text:p text:style-name="P23"><text:span text:style-name="T6"><text:s text:c="8"/>int node = i; vector&lt;int&gt; path;</text:span></text:p>
        <text:p text:style-name="P23"><text:span text:style-name="T6"><text:s text:c="8"/>while (node != -1 &amp;&amp; !visited[node]) {</text:span></text:p>
        <text:p text:style-name="P23"><text:span text:style-name="T6"><text:s text:c="12"/>visited[node] = true;</text:span></text:p>
        <text:p text:style-name="P23"><text:span text:style-name="T6"><text:s text:c="12"/>path.push_back(node);</text:span></text:p>
        <text:p text:style-name="P23"><text:span text:style-name="T6"><text:s text:c="12"/>node = minInEdge[node].u;</text:span></text:p>
        <text:p text:style-name="P23"><text:span text:style-name="T6"><text:s text:c="8"/>}</text:span></text:p>
        <text:p text:style-name="P20"/>
        <text:p text:style-name="P23"><text:span text:style-name="T6"><text:s text:c="8"/>bool isCycle = false;</text:span></text:p>
        <text:p text:style-name="P23"><text:span text:style-name="T6"><text:s text:c="8"/>for (int v : path) {</text:span></text:p>
        <text:p text:style-name="P23"><text:span text:style-name="T6"><text:s text:c="12"/>group[v] = cnt;</text:span></text:p>
        <text:p text:style-name="P23"><text:span text:style-name="T6"><text:s text:c="12"/>if (v == node)</text:span></text:p>
        <text:p text:style-name="P23"><text:span text:style-name="T6"><text:s text:c="16"/>isCycleGroup[cnt] = isCycle = true;</text:span></text:p>
        <text:p text:style-name="P23"><text:span text:style-name="T6"><text:s text:c="12"/>if (!isCycle)</text:span></text:p>
        <text:p text:style-name="P23"><text:span text:style-name="T6"><text:s text:c="16"/>cnt++;</text:span></text:p>
        <text:p text:style-name="P23"><text:span text:style-name="T6"><text:s text:c="8"/>}</text:span></text:p>
        <text:p text:style-name="P23"><text:span text:style-name="T6"><text:s text:c="8"/>if (isCycle)</text:span></text:p>
        <text:p text:style-name="P23"><text:span text:style-name="T6"><text:s text:c="12"/>cnt++;</text:span></text:p>
        <text:p text:style-name="P23"><text:span text:style-name="T6"><text:s text:c="4"/>}</text:span></text:p>
        <text:p text:style-name="P23"><text:span text:style-name="T6"><text:s text:c="4"/>// when there are no cycles</text:span></text:p>
        <text:p text:style-name="P23"><text:span text:style-name="T6"><text:s text:c="4"/>if (cnt == V) {</text:span></text:p>
        <text:p text:style-name="P23"><text:span text:style-name="T6"><text:s text:c="8"/>int result = 0;</text:span></text:p>
        <text:p text:style-name="P23"><text:span text:style-name="T6"><text:s text:c="8"/>for (Edge e : minInEdge)</text:span></text:p>
        <text:p text:style-name="P23"><text:span text:style-name="T6"><text:s text:c="12"/>result += e.w;</text:span></text:p>
        <text:p text:style-name="P23"><text:span text:style-name="T6"><text:s text:c="8"/>return result;</text:span></text:p>
        <text:p text:style-name="P23"><text:span text:style-name="T6"><text:s text:c="4"/>}</text:span></text:p>
        <text:p text:style-name="P23"><text:span text:style-name="T6"><text:s text:c="4"/>int result = 0;</text:span></text:p>
        <text:p text:style-name="P23"><text:span text:style-name="T6"><text:s text:c="4"/>for (Edge e : minInEdge)</text:span></text:p>
        <text:p text:style-name="P23"><text:span text:style-name="T6"><text:s text:c="8"/>if (isCycleGroup[group[e.v]])</text:span></text:p>
        <text:p text:style-name="P23"><text:span text:style-name="T6"><text:s text:c="12"/>result += e.w;</text:span></text:p>
        <text:p text:style-name="P23"><text:span text:style-name="T6"><text:s text:c="4"/>// form new graph with groups</text:span></text:p>
        <text:p text:style-name="P23"><text:span text:style-name="T6"><text:s text:c="4"/>vector&lt;Edge&gt; n_edgeList;</text:span></text:p>
        <text:p text:style-name="P23"><text:span text:style-name="T6"><text:s text:c="4"/>for (Edge e : edgeList) {</text:span></text:p>
        <text:p text:style-name="P23"><text:span text:style-name="T6"><text:s text:c="8"/>int u = group[e.u], v = group[e.v], w = e.w;</text:span></text:p>
        <text:p text:style-name="P23"><text:span text:style-name="T6"><text:s text:c="8"/>if (u == v)</text:span></text:p>
        <text:p text:style-name="P23"><text:span text:style-name="T6"><text:s text:c="12"/>continue;</text:span></text:p>
        <text:p text:style-name="P23"><text:span text:style-name="T6"><text:s text:c="8"/>else if (isCycleGroup[v])</text:span></text:p>
        <text:p text:style-name="P23"><text:span text:style-name="T6"><text:s text:c="12"/>n_edgeList.push_back(Edge(u, v, w - minInEdge[e.v].w));</text:span></text:p>
        <text:p text:style-name="P23"><text:soft-page-break/><text:span text:style-name="T6"><text:s text:c="8"/>else</text:span></text:p>
        <text:p text:style-name="P23"><text:span text:style-name="T6"><text:s text:c="12"/>n_edgeList.push_back(Edge(u, v, w));</text:span></text:p>
        <text:p text:style-name="P23"><text:span text:style-name="T6"><text:s text:c="4"/>}</text:span></text:p>
        <text:p text:style-name="P23"><text:span text:style-name="T6"><text:s text:c="4"/>return result + edmonds(n_edgeList, cnt, group[R]);</text:span></text:p>
        <text:p text:style-name="P23"><text:span text:style-name="T6">}</text:span></text:p>
        <text:p text:style-name="P23"><text:span text:style-name="T6">int main() {</text:span></text:p>
        <text:p text:style-name="P23"><text:span text:style-name="T6"><text:s text:c="4"/>int V, E, R; vector&lt;Edge&gt; edgeList;</text:span></text:p>
        <text:p text:style-name="P23"><text:span text:style-name="T6"><text:s text:c="4"/>scanf("%d%d%d", &amp;V, &amp;E, &amp;R);</text:span></text:p>
        <text:p text:style-name="P23"><text:span text:style-name="T6"><text:s text:c="4"/>for (int i = 0, u, v, w; i &lt; E; i++) {</text:span></text:p>
        <text:p text:style-name="P23"><text:span text:style-name="T6"><text:s text:c="8"/>scanf("%d%d%d", &amp;u, &amp;v, &amp;w);</text:span></text:p>
        <text:p text:style-name="P23"><text:span text:style-name="T6"><text:s text:c="8"/>edgeList.push_back(Edge(u, v, w));</text:span></text:p>
        <text:p text:style-name="P23"><text:span text:style-name="T6"><text:s text:c="4"/>}</text:span></text:p>
        <text:p text:style-name="P23"><text:span text:style-name="T6"><text:s text:c="4"/>int result = edmonds(edgeList, V, R);</text:span></text:p>
        <text:p text:style-name="P23"><text:span text:style-name="T6"><text:s text:c="4"/>printf("%d\n", result);</text:span></text:p>
        <text:p text:style-name="P23"><text:span text:style-name="T6"><text:s text:c="4"/>return 0;</text:span></text:p>
        <text:p text:style-name="P23"><text:span text:style-name="T6">}</text:span></text:p>
        <text:p text:style-name="P4"/>
        <text:p text:style-name="P27"><text:span text:style-name="T6">STRING ALGORITHMS:</text:span></text:p>
        <text:p text:style-name="P20"/>
        <text:p text:style-name="P23"><text:span text:style-name="T6">KMP ALGORITHM:</text:span></text:p>
        <text:p text:style-name="P23"><text:span text:style-name="T20">void</text:span><text:span text:style-name="T8"> computeLPSArray(string&amp; pat, vector &lt; </text:span><text:span text:style-name="T20">int</text:span><text:span text:style-name="T8"> &gt; &amp;lps) { </text:span></text:p>
        <text:p text:style-name="P23"><text:span text:style-name="T8"><text:s text:c="4"/></text:span><text:span text:style-name="T20">int</text:span><text:span text:style-name="T8"> i = </text:span><text:span text:style-name="T25">1</text:span><text:span text:style-name="T8">, len = </text:span><text:span text:style-name="T25">0</text:span><text:span text:style-name="T8">, M = pat.size(); </text:span></text:p>
        <text:p text:style-name="P23"><text:span text:style-name="T8"><text:s text:c="4"/></text:span><text:span text:style-name="T20">while</text:span><text:span text:style-name="T8"> (i &lt; M) { </text:span></text:p>
        <text:p text:style-name="P23"><text:span text:style-name="T8"><text:s text:c="8"/></text:span><text:span text:style-name="T20">if</text:span><text:span text:style-name="T8"> (pat[i] == pat[len]) { </text:span></text:p>
        <text:p text:style-name="P23"><text:span text:style-name="T8"><text:s text:c="12"/>len++; </text:span></text:p>
        <text:p text:style-name="P23"><text:span text:style-name="T8"><text:s text:c="12"/>lps[i] = len; </text:span></text:p>
        <text:p text:style-name="P23"><text:span text:style-name="T8"><text:s text:c="12"/>i++; </text:span></text:p>
        <text:p text:style-name="P23"><text:span text:style-name="T8"><text:s text:c="8"/>} </text:span></text:p>
        <text:p text:style-name="P23"><text:span text:style-name="T8"><text:s text:c="8"/></text:span><text:span text:style-name="T20">else</text:span><text:span text:style-name="T8"> </text:span></text:p>
        <text:p text:style-name="P23"><text:span text:style-name="T8"><text:s text:c="12"/></text:span><text:span text:style-name="T20">if</text:span><text:span text:style-name="T8"> (len != </text:span><text:span text:style-name="T25">0</text:span><text:span text:style-name="T8">)</text:span></text:p>
        <text:p text:style-name="P23"><text:span text:style-name="T8"><text:s text:c="16"/>len = lps[len - </text:span><text:span text:style-name="T25">1</text:span><text:span text:style-name="T8">]; </text:span></text:p>
        <text:p text:style-name="P23"><text:span text:style-name="T8"><text:s text:c="12"/></text:span><text:span text:style-name="T20">else</text:span><text:span text:style-name="T8">{ </text:span></text:p>
        <text:p text:style-name="P23"><text:span text:style-name="T8"><text:s text:c="16"/>lps[i] = </text:span><text:span text:style-name="T25">0</text:span><text:span text:style-name="T8">; </text:span></text:p>
        <text:p text:style-name="P23"><text:span text:style-name="T8"><text:s text:c="16"/>i++; </text:span></text:p>
        <text:p text:style-name="P23"><text:span text:style-name="T8"><text:s text:c="12"/>} </text:span></text:p>
        <text:p text:style-name="P23"><text:span text:style-name="T8"><text:s text:c="4"/>} </text:span></text:p>
        <text:p text:style-name="P23"><text:span text:style-name="T8">} </text:span></text:p>
        <text:p text:style-name="P23"><text:span text:style-name="T20">int</text:span><text:span text:style-name="T8"> KMPSearch(string&amp; pat, string&amp; txt) { </text:span></text:p>
        <text:p text:style-name="P23"><text:span text:style-name="T8"><text:s text:c="4"/></text:span><text:span text:style-name="T20">int</text:span><text:span text:style-name="T8"> N = txt.size();</text:span></text:p>
        <text:p text:style-name="P23"><text:span text:style-name="T8"><text:s text:c="4"/></text:span><text:span text:style-name="T20">int</text:span><text:span text:style-name="T8"> M = pat.size(); <text:s/></text:span></text:p>
        <text:p text:style-name="P23"><text:span text:style-name="T8"><text:s text:c="4"/>vector &lt; </text:span><text:span text:style-name="T20">int</text:span><text:span text:style-name="T8"> &gt; lps(M); </text:span></text:p>
        <text:p text:style-name="P23"><text:span text:style-name="T8"><text:s text:c="4"/>computeLPSArray(pat, lps); </text:span></text:p>
        <text:p text:style-name="P23"><text:span text:style-name="T8"><text:s text:c="4"/></text:span><text:span text:style-name="T20">int</text:span><text:span text:style-name="T8"> cnt = </text:span><text:span text:style-name="T25">0</text:span><text:span text:style-name="T8">;</text:span></text:p>
        <text:p text:style-name="P23"><text:span text:style-name="T8"><text:s text:c="4"/></text:span><text:span text:style-name="T20">int</text:span><text:span text:style-name="T8"> i = </text:span><text:span text:style-name="T25">0</text:span><text:span text:style-name="T8">;</text:span></text:p>
        <text:p text:style-name="P23"><text:span text:style-name="T8"><text:s text:c="4"/></text:span><text:span text:style-name="T20">int</text:span><text:span text:style-name="T8"> j = </text:span><text:span text:style-name="T25">0</text:span><text:span text:style-name="T8">; </text:span></text:p>
        <text:p text:style-name="P23"><text:span text:style-name="T8"><text:s text:c="4"/></text:span><text:span text:style-name="T20">while</text:span><text:span text:style-name="T8"> (i &lt; N) { </text:span></text:p>
        <text:p text:style-name="P23"><text:span text:style-name="T8"><text:s text:c="8"/></text:span><text:span text:style-name="T20">if</text:span><text:span text:style-name="T8"> (pat[j] == txt[i]) { </text:span></text:p>
        <text:p text:style-name="P23"><text:span text:style-name="T8"><text:s text:c="12"/>j++; </text:span></text:p>
        <text:p text:style-name="P23"><text:span text:style-name="T8"><text:s text:c="12"/>i++; </text:span></text:p>
        <text:p text:style-name="P23"><text:span text:style-name="T8"><text:s text:c="8"/>}</text:span></text:p>
        <text:p text:style-name="P23"><text:span text:style-name="T8"><text:s text:c="8"/></text:span><text:span text:style-name="T20">else</text:span></text:p>
        <text:p text:style-name="P23"><text:span text:style-name="T8"><text:s text:c="12"/></text:span><text:span text:style-name="T20">if</text:span><text:span text:style-name="T8"> (j != </text:span><text:span text:style-name="T25">0</text:span><text:span text:style-name="T8">) </text:span></text:p>
        <text:p text:style-name="P23"><text:span text:style-name="T8"><text:s text:c="16"/>j = lps[j - </text:span><text:span text:style-name="T25">1</text:span><text:span text:style-name="T8">]; </text:span></text:p>
        <text:p text:style-name="P23"><text:span text:style-name="T8"><text:s text:c="12"/></text:span><text:span text:style-name="T20">else</text:span></text:p>
        <text:p text:style-name="P23"><text:span text:style-name="T8"><text:s text:c="16"/>i++;</text:span></text:p>
        <text:p text:style-name="P23"><text:span text:style-name="T8"><text:s text:c="8"/></text:span><text:span text:style-name="T20">if</text:span><text:span text:style-name="T8"> (j == M) { </text:span></text:p>
        <text:p text:style-name="P23"><text:span text:style-name="T8"><text:s text:c="12"/>cnt++;</text:span></text:p>
        <text:p text:style-name="P23"><text:span text:style-name="T8"><text:s text:c="12"/>j = lps[j - </text:span><text:span text:style-name="T25">1</text:span><text:span text:style-name="T8">]; </text:span></text:p>
        <text:p text:style-name="P23"><text:span text:style-name="T8"><text:s text:c="8"/>} </text:span></text:p>
        <text:p text:style-name="P23"><text:span text:style-name="T8"><text:s text:c="4"/>} </text:span></text:p>
        <text:p text:style-name="P23"><text:span text:style-name="T8"><text:s text:c="4"/></text:span><text:span text:style-name="T20">return</text:span><text:span text:style-name="T8"> cnt;</text:span></text:p>
        <text:p text:style-name="P23"><text:span text:style-name="T8">}</text:span></text:p>
        <text:p text:style-name="P21"/>
        <text:p text:style-name="P5"/>
        <text:p text:style-name="P27"><text:span text:style-name="T8">DYNAMIC PROGRAMMING</text:span></text:p>
        <text:p text:style-name="P21"/>
        <text:p text:style-name="P9"><text:span text:style-name="T8">LCS:<text:line-break/></text:span><text:span text:style-name="T6">string lcs(string X, string Y, </text:span><text:span text:style-name="T19">int</text:span><text:span text:style-name="T6"> m, </text:span><text:span text:style-name="T19">int</text:span><text:span text:style-name="T6"> n) { </text:span></text:p>
        <text:p text:style-name="P23"><text:span text:style-name="T6"><text:s text:c="3"/></text:span><text:span text:style-name="T19">int</text:span><text:span text:style-name="T6"> L[m+</text:span><text:span text:style-name="T24">1</text:span><text:span text:style-name="T6">][n+</text:span><text:span text:style-name="T24">1</text:span><text:span text:style-name="T6">]; </text:span></text:p>
        <text:p text:style-name="P23"><text:span text:style-name="T6"><text:s text:c="3"/></text:span><text:span text:style-name="T19">for</text:span><text:span text:style-name="T6"> (</text:span><text:span text:style-name="T19">int</text:span><text:span text:style-name="T6"> i=</text:span><text:span text:style-name="T24">0</text:span><text:span text:style-name="T6">; i&lt;=m; i++) { </text:span></text:p>
        <text:p text:style-name="P23"><text:span text:style-name="T6"><text:s text:c="5"/></text:span><text:span text:style-name="T19">for</text:span><text:span text:style-name="T6"> (</text:span><text:span text:style-name="T19">int</text:span><text:span text:style-name="T6"> j=</text:span><text:span text:style-name="T24">0</text:span><text:span text:style-name="T6">; j&lt;=n; j++) { </text:span></text:p>
        <text:p text:style-name="P23"><text:span text:style-name="T6"><text:s text:c="7"/></text:span><text:span text:style-name="T19">if</text:span><text:span text:style-name="T6"> (i == </text:span><text:span text:style-name="T24">0</text:span><text:span text:style-name="T6"> || j == </text:span><text:span text:style-name="T24">0</text:span><text:span text:style-name="T6">) </text:span></text:p>
        <text:p text:style-name="P23"><text:span text:style-name="T6"><text:s text:c="9"/>L[i][j] = </text:span><text:span text:style-name="T24">0</text:span><text:span text:style-name="T6">; </text:span></text:p>
        <text:p text:style-name="P23"><text:span text:style-name="T6"><text:s text:c="7"/></text:span><text:span text:style-name="T19">else</text:span><text:span text:style-name="T6"> </text:span><text:span text:style-name="T19">if</text:span><text:span text:style-name="T6"> (X[i-</text:span><text:span text:style-name="T24">1</text:span><text:span text:style-name="T6">] == Y[j-</text:span><text:span text:style-name="T24">1</text:span><text:span text:style-name="T6">]) </text:span></text:p>
        <text:p text:style-name="P23"><text:span text:style-name="T6"><text:s text:c="9"/>L[i][j] = L[i-</text:span><text:span text:style-name="T24">1</text:span><text:span text:style-name="T6">][j-</text:span><text:span text:style-name="T24">1</text:span><text:span text:style-name="T6">] + </text:span><text:span text:style-name="T24">1</text:span><text:span text:style-name="T6">; </text:span></text:p>
        <text:p text:style-name="P23"><text:span text:style-name="T6"><text:s text:c="7"/></text:span><text:span text:style-name="T19">else</text:span></text:p>
        <text:p text:style-name="P23"><text:span text:style-name="T6"><text:s text:c="9"/>L[i][j] = max(L[i-</text:span><text:span text:style-name="T24">1</text:span><text:span text:style-name="T6">][j], L[i][j-</text:span><text:span text:style-name="T24">1</text:span><text:span text:style-name="T6">]); </text:span></text:p>
        <text:p text:style-name="P23"><text:span text:style-name="T6"><text:s text:c="5"/>} </text:span></text:p>
        <text:p text:style-name="P23"><text:span text:style-name="T6"><text:s text:c="3"/>} </text:span></text:p>
        <text:p text:style-name="P23"><text:span text:style-name="T6"><text:s text:c="3"/></text:span><text:span text:style-name="T27">//Size of LCS = L[m][n]</text:span></text:p>
        <text:p text:style-name="P23"><text:span text:style-name="T6"><text:s text:c="3"/></text:span><text:span text:style-name="T19">int</text:span><text:span text:style-name="T6"> index = L[m][n]; </text:span></text:p>
        <text:p text:style-name="P23"><text:span text:style-name="T6"><text:s text:c="3"/>string lcs(index, </text:span><text:span text:style-name="T22">'a'</text:span><text:span text:style-name="T6">);</text:span></text:p>
        <text:p text:style-name="P23"><text:span text:style-name="T6"><text:s text:c="3"/></text:span><text:span text:style-name="T19">int</text:span><text:span text:style-name="T6"> i = m, j = n; </text:span></text:p>
        <text:p text:style-name="P23"><text:span text:style-name="T6"><text:s text:c="3"/></text:span><text:span text:style-name="T19">while</text:span><text:span text:style-name="T6"> (i &gt; </text:span><text:span text:style-name="T24">0</text:span><text:span text:style-name="T6"> &amp;&amp; j &gt; </text:span><text:span text:style-name="T24">0</text:span><text:span text:style-name="T6">) { </text:span></text:p>
        <text:p text:style-name="P23"><text:span text:style-name="T6"><text:s text:c="6"/></text:span><text:span text:style-name="T19">if</text:span><text:span text:style-name="T6"> (X[i-</text:span><text:span text:style-name="T24">1</text:span><text:span text:style-name="T6">] == Y[j-</text:span><text:span text:style-name="T24">1</text:span><text:span text:style-name="T6">]) { </text:span></text:p>
        <text:p text:style-name="P23"><text:span text:style-name="T6"><text:s text:c="10"/>lcs[index-</text:span><text:span text:style-name="T24">1</text:span><text:span text:style-name="T6">] = X[i-</text:span><text:span text:style-name="T24">1</text:span><text:span text:style-name="T6">]; </text:span></text:p>
        <text:p text:style-name="P23"><text:span text:style-name="T6"><text:s text:c="10"/>i--; j--; index--; <text:s/></text:span></text:p>
        <text:p text:style-name="P23"><text:span text:style-name="T6"><text:s text:c="6"/>} </text:span></text:p>
        <text:p text:style-name="P23"><text:span text:style-name="T6"><text:s text:c="6"/></text:span><text:span text:style-name="T19">else</text:span><text:span text:style-name="T6"> </text:span><text:span text:style-name="T19">if</text:span><text:span text:style-name="T6"> (L[i-</text:span><text:span text:style-name="T24">1</text:span><text:span text:style-name="T6">][j] &gt; L[i][j-</text:span><text:span text:style-name="T24">1</text:span><text:span text:style-name="T6">]) </text:span></text:p>
        <text:p text:style-name="P23"><text:span text:style-name="T6"><text:s text:c="9"/>i--; </text:span></text:p>
        <text:p text:style-name="P23"><text:span text:style-name="T6"><text:s text:c="6"/></text:span><text:span text:style-name="T19">else</text:span></text:p>
        <text:p text:style-name="P23"><text:span text:style-name="T6"><text:s text:c="9"/>j--; </text:span></text:p>
        <text:p text:style-name="P23"><text:span text:style-name="T6"><text:s text:c="3"/>} </text:span></text:p>
        <text:p text:style-name="P23"><text:span text:style-name="T6"><text:s text:c="3"/></text:span><text:span text:style-name="T19">return</text:span><text:span text:style-name="T6"> lcs;</text:span></text:p>
        <text:p text:style-name="P23"><text:span text:style-name="T6">} </text:span></text:p>
        <text:p text:style-name="P23"><text:span text:style-name="T8">KADANE’S ALGORITHM:</text:span></text:p>
        <text:p text:style-name="P23"><text:span text:style-name="T20">int</text:span><text:span text:style-name="T8"> maxSubArraySum(vector &lt; </text:span><text:span text:style-name="T20">int</text:span><text:span text:style-name="T8"> &gt; &amp;a) { </text:span></text:p>
        <text:p text:style-name="P23"><text:span text:style-name="T8"><text:s text:c="4"/></text:span><text:span text:style-name="T20">int</text:span><text:span text:style-name="T8"> size = a.size();</text:span></text:p>
        <text:p text:style-name="P23"><text:span text:style-name="T8"><text:s text:c="4"/></text:span><text:span text:style-name="T20">int</text:span><text:span text:style-name="T8"> max_so_far = INT_MIN, max_ending_here = </text:span><text:span text:style-name="T25">0</text:span><text:span text:style-name="T8">; </text:span></text:p>
        <text:p text:style-name="P23"><text:span text:style-name="T8"><text:s text:c="4"/></text:span><text:span text:style-name="T20">for</text:span><text:span text:style-name="T8"> (</text:span><text:span text:style-name="T20">int</text:span><text:span text:style-name="T8"> i = </text:span><text:span text:style-name="T25">0</text:span><text:span text:style-name="T8">; i &lt; size; i++) { </text:span></text:p>
        <text:p text:style-name="P23"><text:span text:style-name="T8"><text:s text:c="8"/>max_ending_here = max_ending_here + a[i]; </text:span></text:p>
        <text:p text:style-name="P23"><text:span text:style-name="T8"><text:s text:c="8"/></text:span><text:span text:style-name="T20">if</text:span><text:span text:style-name="T8"> (max_so_far &lt; max_ending_here) </text:span></text:p>
        <text:p text:style-name="P23"><text:span text:style-name="T8"><text:s text:c="12"/>max_so_far = max_ending_here; </text:span></text:p>
        <text:p text:style-name="P23"><text:span text:style-name="T8"><text:s text:c="8"/></text:span><text:span text:style-name="T20">if</text:span><text:span text:style-name="T8"> (max_ending_here &lt; </text:span><text:span text:style-name="T25">0</text:span><text:span text:style-name="T8">) </text:span></text:p>
        <text:p text:style-name="P23"><text:span text:style-name="T8"><text:s text:c="12"/>max_ending_here = </text:span><text:span text:style-name="T25">0</text:span><text:span text:style-name="T8">; </text:span></text:p>
        <text:p text:style-name="P23"><text:span text:style-name="T8"><text:s text:c="4"/>} </text:span></text:p>
        <text:p text:style-name="P23"><text:span text:style-name="T8"><text:s text:c="4"/></text:span><text:span text:style-name="T20">return</text:span><text:span text:style-name="T8"> max_so_far; </text:span></text:p>
        <text:p text:style-name="P23"><text:span text:style-name="T8">} </text:span></text:p>
        <text:p text:style-name="P21"/>
        <text:p text:style-name="P21"/>
        <text:p text:style-name="P2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Gungsuh" svg:font-family="Gungsuh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ungsuh1" svg:font-family="Gungsuh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line-height="100%" fo:keep-together="always" fo:keep-with-next="always"/>
      <style:text-properties fo:color="#434343" style:font-name="Times New Roman" fo:font-family="'Times New Roman'" style:font-family-generic="roman" style:font-pitch="variable" fo:font-size="14pt" fo:language="en" fo:country="none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3_20_Char" style:display-name="Heading 3 Char" style:family="text" style:parent-style-name="Default_20_Paragraph_20_Font">
      <style:text-properties fo:color="#434343" style:font-name="Times New Roman" fo:font-family="'Times New Roman'" style:font-family-generic="roman" style:font-pitch="variable" fo:font-size="14pt" fo:language="en" fo:country="none" style:font-name-asian="Times New Roman1" style:font-family-asian="'Times New Roman'" style:font-family-generic-asian="system" style:font-pitch-asian="variable" style:font-size-asian="14pt" style:language-asian="en" style:country-asian="IN" style:font-name-complex="Times New Roman1" style:font-family-complex="'Times New Roman'" style:font-family-generic-complex="system" style:font-pitch-complex="variable" style:font-size-complex="14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janeya Praharaj</meta:initial-creator>
    <meta:editing-cycles>4</meta:editing-cycles>
    <meta:creation-date>2018-12-25T01:49:00</meta:creation-date>
    <dc:date>2018-12-26T20:29:55.723635755</dc:date>
    <meta:editing-duration>PT21H57M11S</meta:editing-duration>
    <meta:generator>LibreOffice/6.0.7.3$Linux_X86_64 LibreOffice_project/00m0$Build-3</meta:generator>
    <meta:document-statistic meta:table-count="0" meta:image-count="2" meta:object-count="0" meta:page-count="22" meta:paragraph-count="1050" meta:word-count="4478" meta:character-count="30402" meta:non-whitespace-character-count="2190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